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ＭＳ Ｐゴシック" svg:font-family="&quot;ＭＳ Ｐゴシック&quot;"/>
    <style:font-face style:name="Times New Roman" svg:font-family="&quot;Times New Roman&quot;"/>
    <style:font-face style:name="Times New Roman1" svg:font-family="&quot;Times New Roman1&quot;"/>
    <style:font-face style:name="Times Roman" svg:font-family="&quot;Times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Times New Roman" style:font-name-asian="Times New Roman" style:font-name-complex="Times New Roman" fo:font-size="10pt" style:font-size-asian="10pt" style:font-size-complex="10pt" fo:font-style="italic" style:font-style-asian="italic" style:font-style-complex="italic" fo:font-weight="bold" style:font-weight-asian="bold" style:font-weight-complex="bold" style:font-family-generic="roman"/>
    </style:style>
    <style:style style:name="ce7" style:family="table-cell" style:parent-style-name="Default" style:data-style-name="N0">
      <style:table-cell-properties fo:border="thin solid #000000" style:vertical-align="middle" fo:wrap-option="wrap" style:repeat-content="false"/>
      <style:paragraph-properties fo:text-align="start" fo:margin-left="0cm"/>
    </style:style>
    <style:style style:name="ce8" style:family="table-cell" style:parent-style-name="Default" style:data-style-name="N0">
      <style:table-cell-properties fo:border="thin solid #000000" style:vertical-align="middle" fo:wrap-option="wrap" fo:background-color="#00CC33" style:repeat-content="false"/>
      <style:paragraph-properties fo:text-align="center"/>
      <style:text-properties fo:color="#FFFFFF" style:font-name="Times New Roman1" style:font-name-asian="Times New Roman1" style:font-name-complex="Times New Roman1" fo:font-size="11pt" style:font-size-asian="11pt" style:font-size-complex="11pt"/>
    </style:style>
    <style:style style:name="ce9" style:family="table-cell" style:parent-style-name="Default" style:data-style-name="N0">
      <style:table-cell-properties fo:border="thin solid #000000" style:vertical-align="middle" fo:wrap-option="wrap" fo:background-color="#FF3333" style:repeat-content="false"/>
      <style:paragraph-properties fo:text-align="center"/>
      <style:text-properties fo:color="#FFFFFF" style:font-name="Times New Roman1" style:font-name-asian="Times New Roman1" style:font-name-complex="Times New Roman1" fo:font-size="11pt" style:font-size-asian="11pt" style:font-size-complex="11pt"/>
    </style:style>
    <style:style style:name="ce10" style:family="table-cell" style:parent-style-name="Default" style:data-style-name="N0">
      <style:table-cell-properties fo:border="thin solid #000000" style:vertical-align="middle" fo:wrap-option="wrap" fo:background-color="#FFCC00" style:repeat-content="false"/>
      <style:paragraph-properties fo:text-align="center"/>
      <style:text-properties fo:color="#FFFFFF" style:font-name="Times New Roman1" style:font-name-asian="Times New Roman1" style:font-name-complex="Times New Roman1" fo:font-size="11pt" style:font-size-asian="11pt" style:font-size-complex="11pt"/>
    </style:style>
    <style:style style:name="ce11" style:family="table-cell" style:parent-style-name="Default" style:data-style-name="N0">
      <style:table-cell-properties fo:border="thin solid #000000" style:vertical-align="middle" fo:wrap-option="wrap" fo:background-color="#000000" style:repeat-content="false"/>
      <style:paragraph-properties fo:text-align="center"/>
      <style:text-properties style:font-name="Times New Roman1" style:font-name-asian="Times New Roman1" style:font-name-complex="Times New Roman1" fo:font-size="11pt" style:font-size-asian="11pt" style:font-size-complex="11pt"/>
    </style:style>
    <style:style style:name="ce12" style:family="table-cell" style:parent-style-name="Default" style:data-style-name="N36">
      <style:table-cell-properties fo:border="thin solid #000000" style:vertical-align="middle" fo:wrap-option="wrap" fo:background-color="#FFFFFF" style:repeat-content="false"/>
      <style:paragraph-properties fo:text-align="start" fo:margin-left="0cm"/>
      <style:text-properties fo:color="#000000" style:font-name="Times New Roman" style:font-name-asian="Times New Roman" style:font-name-complex="Times New Roman" fo:font-size="10pt" style:font-size-asian="10pt" style:font-size-complex="10pt" fo:font-style="italic" style:font-style-asian="italic" style:font-style-complex="italic" fo:font-weight="bold" style:font-weight-asian="bold" style:font-weight-complex="bold" style:font-family-generic="roman"/>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Times New Roman" style:font-name-asian="Times New Roman" style:font-name-complex="Times New Roman" fo:font-size="10pt" style:font-size-asian="10pt" style:font-size-complex="10pt" fo:font-style="italic" style:font-style-asian="italic" style:font-style-complex="italic"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hin solid #000000" style:vertical-align="middle" fo:wrap-option="wrap" fo:background-color="#009933" style:repeat-content="false"/>
      <style:paragraph-properties fo:text-align="center"/>
      <style:text-properties fo:color="#FFFFFF" style:font-name="Times New Roman" style:font-name-asian="Times New Roman" style:font-name-complex="Times New Roman" fo:font-size="14pt" style:font-size-asian="14pt" style:font-size-complex="14pt" style:font-family-generic="roman"/>
    </style:style>
    <style:style style:name="ce1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18" style:family="table-cell" style:parent-style-name="Normal_32_3_32_2" style:data-style-name="N0">
      <style:table-cell-properties fo:border="thin solid #000000" style:vertical-align="middle" fo:wrap-option="wrap" fo:background-color="#FFFFFF" style:cell-protect="protected"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19" style:family="table-cell" style:parent-style-name="Normal_32_3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2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21"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2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Times Roman" style:font-name-asian="Times Roman" style:font-name-complex="Times Roman" fo:font-size="14pt" style:font-size-asian="14pt" style:font-size-complex="14pt"/>
    </style:style>
    <style:style style:name="ce2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Times New Roman1" style:font-name-asian="Times New Roman1" style:font-name-complex="Times New Roman1" fo:font-size="11pt" style:font-size-asian="11pt" style:font-size-complex="11pt"/>
    </style:style>
    <style:style style:name="ce2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New Roman1" style:font-name-asian="Times New Roman1" style:font-name-complex="Times New Roman1" fo:font-size="11pt" style:font-size-asian="11pt" style:font-size-complex="11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Times Roman" style:font-name-asian="Times Roman" style:font-name-complex="Times Roman" fo:font-size="11pt" style:font-size-asian="11pt" style:font-size-complex="11pt"/>
    </style:style>
    <style:style style:name="ce26" style:family="table-cell" style:parent-style-name="Normal_32_3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2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28"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29"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30"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31" style:family="table-cell" style:parent-style-name="Default" style:data-style-name="N0">
      <style:table-cell-properties fo:border="thin solid #000000" style:vertical-align="middle" fo:wrap-option="wrap" fo:background-color="#FFFFFF"/>
      <style:text-properties style:font-name="Times Roman" style:font-name-asian="Times Roman" style:font-name-complex="Times Roman" fo:font-size="11pt" style:font-size-asian="11pt" style:font-size-complex="11pt"/>
    </style:style>
    <style:style style:name="ce32" style:family="table-cell" style:parent-style-name="Default" style:data-style-name="N0">
      <style:table-cell-properties fo:border="thin solid #000000" style:vertical-align="automatic" fo:wrap-option="wrap" fo:background-color="#FFFFFF"/>
      <style:text-properties style:font-name="Times Roman" style:font-name-asian="Times Roman" style:font-name-complex="Times Roman" fo:font-size="11pt" style:font-size-asian="11pt" style:font-size-complex="11pt"/>
    </style:style>
    <style:style style:name="ce33" style:family="table-cell" style:parent-style-name="Default" style:data-style-name="N0">
      <style:table-cell-properties fo:border="thin solid #000000" style:vertical-align="top" fo:wrap-option="wrap" fo:background-color="#FFFFFF"/>
      <style:text-properties style:font-name="Times Roman" style:font-name-asian="Times Roman" style:font-name-complex="Times Roman" fo:font-size="11pt" style:font-size-asian="11pt" style:font-size-complex="11pt"/>
    </style:style>
    <style:style style:name="ce34" style:family="table-cell" style:parent-style-name="Normal_32_3_32_2" style:data-style-name="N0">
      <style:table-cell-properties fo:border="thin solid #000000" style:vertical-align="top" fo:wrap-option="wrap" fo:background-color="#FFFFFF" style:cell-protect="protected"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35"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Times New Roman" style:font-name-asian="Times New Roman" style:font-name-complex="Times New Roman" fo:font-size="10pt" style:font-size-asian="10pt" style:font-size-complex="10pt" fo:font-style="italic" style:font-style-asian="italic" style:font-style-complex="italic" fo:font-weight="bold" style:font-weight-asian="bold" style:font-weight-complex="bold" style:font-family-generic="roman"/>
    </style:style>
    <style:style style:name="ce37" style:family="table-cell" style:parent-style-name="Default" style:data-style-name="N0">
      <style:table-cell-properties fo:border="thin solid #000000" fo:background-color="#FFFFFF"/>
    </style:style>
    <style:style style:name="ce38" style:family="table-cell" style:parent-style-name="Default" style:data-style-name="N0">
      <style:table-cell-properties fo:border="thin solid #000000" fo:background-color="transparent"/>
    </style:style>
    <style:style style:name="ce39" style:family="table-cell" style:parent-style-name="Normal_Sheet1" style:data-style-name="N0">
      <style:table-cell-properties fo:border="thin solid #000000" style:vertical-align="middle" fo:wrap-option="wrap" fo:background-color="#FFFF00" style:cell-protect="protected" style:repeat-content="false"/>
      <style:paragraph-properties fo:text-align="center"/>
      <style:text-properties style:font-name="Times Roman" style:font-name-asian="Times Roman" style:font-name-complex="Times Roman" fo:font-size="14pt" style:font-size-asian="14pt" style:font-size-complex="14pt" fo:font-weight="bold" style:font-weight-asian="bold" style:font-weight-complex="bold"/>
    </style:style>
    <style:style style:name="ce40" style:family="table-cell" style:parent-style-name="Default" style:data-style-name="N0">
      <style:table-cell-properties fo:border="thin solid #000000" style:vertical-align="middle" fo:wrap-option="wrap" fo:background-color="#FFFF00" style:repeat-content="false"/>
      <style:paragraph-properties fo:text-align="center"/>
      <style:text-properties style:font-name="Times Roman" style:font-name-asian="Times Roman" style:font-name-complex="Times Roman" fo:font-size="14pt" style:font-size-asian="14pt" style:font-size-complex="14pt" fo:font-weight="bold" style:font-weight-asian="bold" style:font-weight-complex="bold"/>
    </style:style>
    <style:style style:name="ce4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42" style:family="table-cell" style:parent-style-name="Normal_32_3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43" style:family="table-cell" style:parent-style-name="Default" style:data-style-name="N0">
      <style:table-cell-properties fo:border="thin solid #000000" style:vertical-align="automatic" fo:background-color="#FFFF00" style:repeat-content="false"/>
      <style:paragraph-properties fo:text-align="center"/>
      <style:text-properties style:font-name="Times Roman" style:font-name-asian="Times Roman" style:font-name-complex="Times Roman" fo:font-size="14pt" style:font-size-asian="14pt" style:font-size-complex="14pt" fo:font-weight="bold" style:font-weight-asian="bold" style:font-weight-complex="bold"/>
    </style:style>
    <style:style style:name="ce44" style:family="table-cell" style:parent-style-name="Normal_Sheet1" style:data-style-name="N0">
      <style:table-cell-properties fo:border-top="thin solid #000000" fo:border-bottom="thin solid #000000" fo:border-left="thin solid #000000" fo:border-right="none" style:vertical-align="top" fo:wrap-option="wrap" fo:background-color="#FFFF00" style:cell-protect="protected" style:repeat-content="false"/>
      <style:paragraph-properties fo:text-align="center"/>
      <style:text-properties style:font-name="Times Roman" style:font-name-asian="Times Roman" style:font-name-complex="Times Roman" fo:font-size="14pt" style:font-size-asian="14pt" style:font-size-complex="14pt" fo:font-weight="bold" style:font-weight-asian="bold" style:font-weight-complex="bold"/>
    </style:style>
    <style:style style:name="ce45" style:family="table-cell" style:parent-style-name="Default" style:data-style-name="N0">
      <style:table-cell-properties fo:border="thin solid #000000" style:vertical-align="middle" fo:wrap-option="wrap" fo:background-color="#FFFFFF"/>
      <style:text-properties style:font-name="Times Roman" style:font-name-asian="Times Roman" style:font-name-complex="Times Roman" fo:font-size="11pt" style:font-size-asian="11pt" style:font-size-complex="11pt"/>
    </style:style>
    <style:style style:name="ce46" style:family="table-cell" style:parent-style-name="Normal_Sheet1" style:data-style-name="N0">
      <style:table-cell-properties fo:border="thin solid #000000" style:vertical-align="top" fo:wrap-option="wrap" fo:background-color="#FFFF00" style:cell-protect="protected" style:repeat-content="false"/>
      <style:paragraph-properties fo:text-align="center"/>
      <style:text-properties style:font-name="Times Roman" style:font-name-asian="Times Roman" style:font-name-complex="Times Roman" fo:font-size="14pt" style:font-size-asian="14pt" style:font-size-complex="14pt" fo:font-weight="bold" style:font-weight-asian="bold" style:font-weight-complex="bold"/>
    </style:style>
    <style:style style:name="ce47"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Times New Roman1" style:font-name-asian="Times New Roman1" style:font-name-complex="Times New Roman1" fo:font-size="11pt" style:font-size-asian="11pt" style:font-size-complex="11pt"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Times New Roman1" style:font-name-asian="Times New Roman1" style:font-name-complex="Times New Roman1" fo:font-size="11pt" style:font-size-asian="11pt" style:font-size-complex="11pt" fo:font-weight="bold" style:font-weight-asian="bold" style:font-weight-complex="bold"/>
    </style:style>
    <style:style style:name="ce4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New Roman1" style:font-name-asian="Times New Roman1" style:font-name-complex="Times New Roman1" fo:font-size="11pt" style:font-size-asian="11pt" style:font-size-complex="11pt" fo:font-weight="bold" style:font-weight-asian="bold" style:font-weight-complex="bold"/>
    </style:style>
    <style:style style:name="ce50" style:family="table-cell" style:parent-style-name="Default" style:data-style-name="N0">
      <style:table-cell-properties fo:border="thin solid #000000" style:vertical-align="middle" fo:wrap-option="wrap"/>
      <style:text-properties style:font-name="Times New Roman1" style:font-name-asian="Times New Roman1" style:font-name-complex="Times New Roman1" fo:font-size="11pt" style:font-size-asian="11pt" style:font-size-complex="11pt"/>
    </style:style>
    <style:style style:name="ce51" style:family="table-cell" style:parent-style-name="Default" style:data-style-name="N0">
      <style:table-cell-properties style:vertical-align="middle"/>
    </style:style>
    <style:style style:name="ce5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Times New Roman1" style:font-name-asian="Times New Roman1" style:font-name-complex="Times New Roman1" fo:font-size="11pt" style:font-size-asian="11pt" style:font-size-complex="11pt" fo:font-style="italic" style:font-style-asian="italic" style:font-style-complex="italic" fo:font-weight="bold" style:font-weight-asian="bold" style:font-weight-complex="bold"/>
    </style:style>
    <style:style style:name="ce53" style:family="table-cell" style:parent-style-name="Default" style:data-style-name="N36">
      <style:table-cell-properties fo:border="thin solid #000000" style:vertical-align="middle" fo:wrap-option="wrap" fo:background-color="#FFFFFF" style:repeat-content="false"/>
      <style:paragraph-properties fo:text-align="start" fo:margin-left="0cm"/>
      <style:text-properties fo:color="#000000" style:font-name="Times New Roman1" style:font-name-asian="Times New Roman1" style:font-name-complex="Times New Roman1" fo:font-size="11pt" style:font-size-asian="11pt" style:font-size-complex="11pt" fo:font-style="italic" style:font-style-asian="italic" style:font-style-complex="italic" fo:font-weight="bold" style:font-weight-asian="bold" style:font-weight-complex="bold"/>
    </style:style>
    <style:style style:name="ce54" style:family="table-cell" style:parent-style-name="Default" style:data-style-name="N0">
      <style:table-cell-properties fo:border="thin solid #000000" style:vertical-align="middle" fo:wrap-option="wrap" fo:background-color="#33CCCC" style:repeat-content="false"/>
      <style:paragraph-properties fo:text-align="center"/>
      <style:text-properties fo:color="#FFFFFF" style:font-name="Times New Roman1" style:font-name-asian="Times New Roman1" style:font-name-complex="Times New Roman1" fo:font-size="14pt" style:font-size-asian="14pt" style:font-size-complex="14pt"/>
    </style:style>
    <style:style style:name="ce55" style:family="table-cell" style:parent-style-name="Normal_32_3_32_2" style:data-style-name="N0">
      <style:table-cell-properties fo:border="thin solid #000000" style:vertical-align="middle" fo:wrap-option="wrap" fo:background-color="#FFFFFF" style:cell-protect="protected" style:repeat-content="false"/>
      <style:paragraph-properties fo:text-align="start" fo:margin-left="0cm"/>
      <style:text-properties style:font-name="Times New Roman1" style:font-name-asian="Times New Roman1" style:font-name-complex="Times New Roman1" fo:font-size="11pt" style:font-size-asian="11pt" style:font-size-complex="11pt"/>
    </style:style>
    <style:style style:name="ce56" style:family="table-cell" style:parent-style-name="Default" style:data-style-name="N0">
      <style:table-cell-properties fo:border="thin solid #000000" style:vertical-align="middle" fo:wrap-option="wrap" fo:background-color="#FFFFFF"/>
      <style:text-properties style:font-name="Times New Roman1" style:font-name-asian="Times New Roman1" style:font-name-complex="Times New Roman1" fo:font-size="11pt" style:font-size-asian="11pt" style:font-size-complex="11pt"/>
    </style:style>
    <style:style style:name="ce57" style:family="table-cell" style:parent-style-name="Normal_32_3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Times New Roman1" style:font-name-asian="Times New Roman1" style:font-name-complex="Times New Roman1" fo:font-size="11pt" style:font-size-asian="11pt" style:font-size-complex="11pt"/>
    </style:style>
    <style:style style:name="ce58" style:family="table-cell" style:parent-style-name="Default" style:data-style-name="N0">
      <style:table-cell-properties fo:border="thin solid #000000" style:vertical-align="middle" fo:wrap-option="wrap" style:repeat-content="false"/>
      <style:paragraph-properties fo:text-align="justify"/>
      <style:text-properties style:font-name="Times New Roman1" style:font-name-asian="Times New Roman1" style:font-name-complex="Times New Roman1" fo:font-size="11pt" style:font-size-asian="11pt" style:font-size-complex="11pt"/>
    </style:style>
    <style:style style:name="ce59" style:family="table-cell" style:parent-style-name="Default" style:data-style-name="N0">
      <style:table-cell-properties fo:border="thin solid #00000A" style:vertical-align="middle" fo:wrap-option="wrap" style:repeat-content="false"/>
      <style:paragraph-properties fo:text-align="justify"/>
      <style:text-properties style:font-name="Times New Roman1" style:font-name-asian="Times New Roman1" style:font-name-complex="Times New Roman1" fo:font-size="11pt" style:font-size-asian="11pt" style:font-size-complex="11pt"/>
    </style:style>
    <style:style style:name="ce60" style:family="table-cell" style:parent-style-name="Default" style:data-style-name="N0">
      <style:table-cell-properties fo:border="thin solid #000000" style:vertical-align="middle" fo:wrap-option="wrap" fo:background-color="#FFFFFF"/>
      <style:text-properties style:font-name="Times New Roman1" style:font-name-asian="Times New Roman1" style:font-name-complex="Times New Roman1" fo:font-size="14pt" style:font-size-asian="14pt" style:font-size-complex="14pt"/>
    </style:style>
    <style:style style:name="ce61"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Times New Roman1" style:font-name-asian="Times New Roman1" style:font-name-complex="Times New Roman1" fo:font-size="11pt" style:font-size-asian="11pt" style:font-size-complex="11pt"/>
    </style:style>
    <style:style style:name="ce62" style:family="table-cell" style:parent-style-name="Default" style:data-style-name="N0">
      <style:table-cell-properties style:vertical-align="middle" fo:wrap-option="wrap" style:repeat-content="false"/>
      <style:paragraph-properties fo:text-align="justify"/>
      <style:text-properties style:font-name="Times New Roman1" style:font-name-asian="Times New Roman1" style:font-name-complex="Times New Roman1" fo:font-size="11pt" style:font-size-asian="11pt" style:font-size-complex="11pt"/>
    </style:style>
    <style:style style:name="ce63" style:family="table-cell" style:parent-style-name="Default" style:data-style-name="N0">
      <style:table-cell-properties fo:border="thin solid #000000" style:vertical-align="middle" fo:wrap-option="wrap"/>
      <style:text-properties style:font-name="Times Roman" style:font-name-asian="Times Roman" style:font-name-complex="Times Roman" fo:font-size="11pt" style:font-size-asian="11pt" style:font-size-complex="11pt"/>
    </style:style>
    <style:style style:name="ce64"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Times Roman" style:font-name-asian="Times Roman" style:font-name-complex="Times Roman" fo:font-size="11pt" style:font-size-asian="11pt" style:font-size-complex="11pt"/>
    </style:style>
    <style:style style:name="ce65"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66" style:family="table-cell" style:parent-style-name="Default" style:data-style-name="N0">
      <style:table-cell-properties fo:border="thin solid #000000" style:vertical-align="middle"/>
      <style:text-properties style:font-name="Times Roman" style:font-name-asian="Times Roman" style:font-name-complex="Times Roman" fo:font-size="11pt" style:font-size-asian="11pt" style:font-size-complex="11pt"/>
    </style:style>
    <style:style style:name="ce67" style:family="table-cell" style:parent-style-name="Normal_32_2_32_3" style:data-style-name="N0">
      <style:table-cell-properties fo:border="thin solid #000000" style:vertical-align="middle" fo:wrap-option="wrap" fo:background-color="#FFFFFF" style:cell-protect="protected" style:repeat-content="false"/>
      <style:paragraph-properties fo:text-align="start" fo:margin-left="0cm"/>
      <style:text-properties style:font-name="Times Roman" style:font-name-asian="Times Roman" style:font-name-complex="Times Roman" fo:font-size="10pt" style:font-size-asian="10pt" style:font-size-complex="10pt"/>
    </style:style>
    <style:style style:name="ce68" style:family="table-cell" style:parent-style-name="Normal_32_2_32_3" style:data-style-name="N0">
      <style:table-cell-properties style:vertical-align="middle" fo:wrap-option="wrap" fo:background-color="#FFFFFF" style:cell-protect="protected" style:repeat-content="false"/>
      <style:paragraph-properties fo:text-align="start" fo:margin-left="0cm"/>
      <style:text-properties style:font-name="Times Roman" style:font-name-asian="Times Roman" style:font-name-complex="Times Roman" fo:font-size="10pt" style:font-size-asian="10pt" style:font-size-complex="10pt"/>
    </style:style>
    <style:style style:name="ce69" style:family="table-cell" style:parent-style-name="Normal_32_2_32_3" style:data-style-name="N0">
      <style:table-cell-properties fo:border="thin solid #000000" style:vertical-align="middle" fo:wrap-option="wrap" fo:background-color="#FFFFFF" style:cell-protect="protected"/>
      <style:text-properties style:font-name="Times Roman" style:font-name-asian="Times Roman" style:font-name-complex="Times Roman" fo:font-size="10pt" style:font-size-asian="10pt" style:font-size-complex="10pt"/>
    </style:style>
    <style:style style:name="ce7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Times New Roman1" style:font-name-asian="Times New Roman1" style:font-name-complex="Times New Roman1" fo:font-size="11pt" style:font-size-asian="11pt" style:font-size-complex="11pt"/>
    </style:style>
    <style:style style:name="ce71" style:family="table-cell" style:parent-style-name="Default" style:data-style-name="N0">
      <style:table-cell-properties fo:border="thin solid #000000" style:vertical-align="middle" fo:wrap-option="wrap" style:repeat-content="false"/>
      <style:paragraph-properties fo:text-align="center"/>
      <style:text-properties style:font-name="Times New Roman1" style:font-name-asian="Times New Roman1" style:font-name-complex="Times New Roman1" fo:font-size="11pt" style:font-size-asian="11pt" style:font-size-complex="11pt"/>
    </style:style>
    <style:style style:name="ce72" style:family="table-cell" style:parent-style-name="Normal_Sheet1" style:data-style-name="N0">
      <style:table-cell-properties fo:border="thin solid #000000" style:vertical-align="middle" fo:wrap-option="wrap" fo:background-color="#FFFF00" style:cell-protect="protected" style:repeat-content="false"/>
      <style:paragraph-properties fo:text-align="center"/>
      <style:text-properties style:font-name="Times New Roman1" style:font-name-asian="Times New Roman1" style:font-name-complex="Times New Roman1" fo:font-size="14pt" style:font-size-asian="14pt" style:font-size-complex="14pt" fo:font-weight="bold" style:font-weight-asian="bold" style:font-weight-complex="bold"/>
    </style:style>
    <style:style style:name="ce73" style:family="table-cell" style:parent-style-name="Default" style:data-style-name="N0">
      <style:table-cell-properties fo:border="thin solid #000000" style:vertical-align="middle" fo:wrap-option="wrap" fo:background-color="#FFFF00" style:repeat-content="false"/>
      <style:paragraph-properties fo:text-align="center"/>
      <style:text-properties style:font-name="Times New Roman1" style:font-name-asian="Times New Roman1" style:font-name-complex="Times New Roman1" fo:font-size="14pt" style:font-size-asian="14pt" style:font-size-complex="14pt" fo:font-weight="bold" style:font-weight-asian="bold" style:font-weight-complex="bold"/>
    </style:style>
    <style:style style:name="ce74" style:family="table-cell" style:parent-style-name="Default" style:data-style-name="N0">
      <style:table-cell-properties fo:border="thin solid #000000" style:vertical-align="middle" fo:wrap-option="wrap" fo:background-color="#99CCFF" style:repeat-content="false"/>
      <style:paragraph-properties fo:text-align="center"/>
      <style:text-properties style:font-name="Times New Roman1" style:font-name-asian="Times New Roman1" style:font-name-complex="Times New Roman1" fo:font-size="14pt" style:font-size-asian="14pt" style:font-size-complex="14pt" fo:font-weight="bold" style:font-weight-asian="bold" style:font-weight-complex="bold"/>
    </style:style>
    <style:style style:name="ce7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Times New Roman1" style:font-name-asian="Times New Roman1" style:font-name-complex="Times New Roman1" fo:font-size="11pt" style:font-size-asian="11pt" style:font-size-complex="11pt"/>
    </style:style>
    <style:style style:name="ce76" style:family="table-cell" style:parent-style-name="Default" style:data-style-name="N0">
      <style:table-cell-properties fo:border="thin solid #000000" style:vertical-align="middle" fo:wrap-option="wrap" fo:background-color="#83CAFF" style:repeat-content="false"/>
      <style:paragraph-properties fo:text-align="center"/>
      <style:text-properties style:font-name="Times New Roman1" style:font-name-asian="Times New Roman1" style:font-name-complex="Times New Roman1" fo:font-size="14pt" style:font-size-asian="14pt" style:font-size-complex="14pt" fo:font-weight="bold" style:font-weight-asian="bold" style:font-weight-complex="bold"/>
    </style:style>
    <style:style style:name="ce7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78" style:family="table-cell" style:parent-style-name="Default" style:data-style-name="N0">
      <style:table-cell-properties fo:border="thin solid #000000" style:vertical-align="middle" fo:background-color="#99CCFF" style:repeat-content="false"/>
      <style:paragraph-properties fo:text-align="center"/>
      <style:text-properties style:font-name="Times New Roman1" style:font-name-asian="Times New Roman1" style:font-name-complex="Times New Roman1" fo:font-size="14pt" style:font-size-asian="14pt" style:font-size-complex="14pt" fo:font-weight="bold" style:font-weight-asian="bold" style:font-weight-complex="bold"/>
    </style:style>
    <style:style style:name="ce79" style:family="table-cell" style:parent-style-name="Default" style:data-style-name="N0">
      <style:table-cell-properties fo:border="thin solid #000000" style:vertical-align="middle" fo:wrap-option="wrap" fo:background-color="#83CAFF" style:repeat-content="false"/>
      <style:paragraph-properties fo:text-align="center"/>
      <style:text-properties style:font-name="Times New Roman1" style:font-name-asian="Times New Roman1" style:font-name-complex="Times New Roman1" fo:font-size="11pt" style:font-size-asian="11pt" style:font-size-complex="11pt"/>
    </style:style>
    <style:style style:name="ce80"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Times Roman" style:font-name-asian="Times Roman" style:font-name-complex="Times Roman" fo:font-size="11pt" style:font-size-asian="11pt" style:font-size-complex="11pt"/>
    </style:style>
    <style:style style:name="ce81" style:family="table-cell" style:parent-style-name="Default" style:data-style-name="N0">
      <style:table-cell-properties fo:border="thin solid #000000" style:vertical-align="middle" fo:background-color="#FFFF00" style:repeat-content="false"/>
      <style:paragraph-properties fo:text-align="center"/>
      <style:text-properties style:font-name="Times Roman" style:font-name-asian="Times Roman" style:font-name-complex="Times Roman" fo:font-size="14pt" style:font-size-asian="14pt" style:font-size-complex="14pt"/>
    </style:style>
    <style:style style:name="ce8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Times Roman" style:font-name-asian="Times Roman" style:font-name-complex="Times Roman" fo:font-size="11pt" style:font-size-asian="11pt" style:font-size-complex="11pt"/>
    </style:style>
    <style:style style:name="ce83" style:family="table-cell" style:parent-style-name="Default" style:data-style-name="N0">
      <style:table-cell-properties fo:border-top="thin solid #000000" fo:border-bottom="thin solid #000000" fo:border-left="thin solid #000000" fo:border-right="none" style:vertical-align="middle" fo:wrap-option="wrap" fo:background-color="#FFFF00" style:repeat-content="false"/>
      <style:paragraph-properties fo:text-align="center"/>
      <style:text-properties style:font-name="Times New Roman1" style:font-name-asian="Times New Roman1" style:font-name-complex="Times New Roman1" fo:font-size="14pt" style:font-size-asian="14pt" style:font-size-complex="14pt" fo:font-weight="bold" style:font-weight-asian="bold" style:font-weight-complex="bold"/>
    </style:style>
    <style:style style:name="ce84" style:family="table-cell" style:parent-style-name="Default" style:data-style-name="N0">
      <style:table-cell-properties fo:border-top="thin solid #000000" fo:border-bottom="thin solid #000000" fo:border-left="none" fo:border-right="none" style:vertical-align="middle" fo:wrap-option="wrap" fo:background-color="#FFFF00" style:repeat-content="false"/>
      <style:paragraph-properties fo:text-align="center"/>
      <style:text-properties style:font-name="Times New Roman1" style:font-name-asian="Times New Roman1" style:font-name-complex="Times New Roman1" fo:font-size="14pt" style:font-size-asian="14pt" style:font-size-complex="14pt"/>
    </style:style>
    <style:style style:name="ce85" style:family="table-cell" style:parent-style-name="Default" style:data-style-name="N0">
      <style:table-cell-properties fo:border-top="thin solid #000000" fo:border-bottom="thin solid #000000" fo:border-left="none" fo:border-right="thin solid #000000" style:vertical-align="middle" fo:wrap-option="wrap" fo:background-color="#FFFF00" style:repeat-content="false"/>
      <style:paragraph-properties fo:text-align="center"/>
      <style:text-properties style:font-name="Times New Roman1" style:font-name-asian="Times New Roman1" style:font-name-complex="Times New Roman1" fo:font-size="14pt" style:font-size-asian="14pt" style:font-size-complex="14pt"/>
    </style:style>
    <style:style style:name="ce86" style:family="table-cell" style:parent-style-name="Default" style:data-style-name="N0">
      <style:table-cell-properties fo:border="thin solid #000000" style:vertical-align="middle" fo:wrap-option="wrap" fo:background-color="#FF0000" style:repeat-content="false"/>
      <style:paragraph-properties fo:text-align="center"/>
      <style:text-properties fo:color="#FFFFFF" style:font-name="Times New Roman1" style:font-name-asian="Times New Roman1" style:font-name-complex="Times New Roman1" fo:font-size="11pt" style:font-size-asian="11pt" style:font-size-complex="11pt"/>
    </style:style>
    <style:style style:name="ce87" style:family="table-cell" style:parent-style-name="Default" style:data-style-name="N0">
      <style:table-cell-properties fo:border="thin solid #000000" style:vertical-align="middle" fo:wrap-option="wrap"/>
      <style:text-properties style:font-name="Times New Roman" style:font-name-asian="Times New Roman" style:font-name-complex="Times New Roman" fo:font-size="11pt" style:font-size-asian="11pt" style:font-size-complex="11pt" style:font-family-generic="roman"/>
    </style:style>
    <style:style style:name="ce88" style:family="table-cell" style:parent-style-name="Default" style:data-style-name="N0">
      <style:table-cell-properties fo:border="thin solid #000000" style:vertical-align="middle" fo:wrap-option="wrap" fo:background-color="#FF0000" style:repeat-content="false"/>
      <style:paragraph-properties fo:text-align="center"/>
      <style:text-properties fo:color="#FFFFFF" style:font-name="Times New Roman1" style:font-name-asian="Times New Roman1" style:font-name-complex="Times New Roman1" fo:font-size="11pt" style:font-size-asian="11pt" style:font-size-complex="11pt"/>
    </style:style>
    <style:style style:name="ce89" style:family="table-cell" style:parent-style-name="Default" style:data-style-name="N0">
      <style:table-cell-properties fo:border="thin solid #000000" style:vertical-align="middle" fo:wrap-option="wrap" fo:background-color="#FFFF00" style:repeat-content="false"/>
      <style:paragraph-properties fo:text-align="center"/>
      <style:text-properties style:font-name="Times New Roman1" style:font-name-asian="Times New Roman1" style:font-name-complex="Times New Roman1" fo:font-size="14pt" style:font-size-asian="14pt" style:font-size-complex="14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3" style:family="text" style:parent-style-name="Default">
      <style:text-properties fo:color="#000000" style:text-line-through-style="none" style:font-name="Times New Roman1" style:font-name-asian="Times New Roman1" style:font-name-complex="Times New Roman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imes New Roman1" style:font-name-asian="Times New Roman1" style:font-name-complex="Times New Roman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imes Roman" style:font-name-asian="Times Roman" style:font-name-complex="Times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imes Roman" style:font-name-asian="Times Roman" style:font-name-complex="Times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Times Roman" style:font-name-asian="Times Roman" style:font-name-complex="Times Roman"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3"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2.27541666666667cm"/>
    </style:style>
    <style:style style:name="co2" style:family="table-column">
      <style:table-column-properties fo:break-before="auto" style:column-width="4.47145833333333cm"/>
    </style:style>
    <style:style style:name="co3" style:family="table-column">
      <style:table-column-properties fo:break-before="auto" style:column-width="4.57729166666667cm"/>
    </style:style>
    <style:style style:name="co4" style:family="table-column">
      <style:table-column-properties fo:break-before="auto" style:column-width="3.43958333333333cm"/>
    </style:style>
    <style:style style:name="co5" style:family="table-column">
      <style:table-column-properties fo:break-before="auto" style:column-width="5.74145833333333cm"/>
    </style:style>
    <style:style style:name="co6" style:family="table-column">
      <style:table-column-properties fo:break-before="auto" style:column-width="3.095625cm"/>
    </style:style>
    <style:style style:name="co7" style:family="table-column">
      <style:table-column-properties fo:break-before="auto" style:column-width="2.35479166666667cm"/>
    </style:style>
    <style:style style:name="co8" style:family="table-column">
      <style:table-column-properties fo:break-before="auto" style:column-width="2.48708333333333cm"/>
    </style:style>
    <style:style style:name="co9" style:family="table-column">
      <style:table-column-properties fo:break-before="auto" style:column-width="1.984375cm"/>
    </style:style>
    <style:style style:name="co10" style:family="table-column">
      <style:table-column-properties fo:break-before="auto" style:column-width="5.42395833333333cm"/>
    </style:style>
    <style:style style:name="co11" style:family="table-column">
      <style:table-column-properties fo:break-before="auto" style:column-width="3.67770833333333cm"/>
    </style:style>
    <style:style style:name="co12" style:family="table-column">
      <style:table-column-properties fo:break-before="auto" style:column-width="9.15458333333333cm"/>
    </style:style>
    <style:style style:name="ro1" style:family="table-row">
      <style:table-row-properties style:row-height="16pt" style:use-optimal-row-height="true" fo:break-before="auto"/>
    </style:style>
    <style:style style:name="ro2" style:family="table-row">
      <style:table-row-properties style:row-height="19pt" style:use-optimal-row-height="true" fo:break-before="auto"/>
    </style:style>
    <style:style style:name="ro3" style:family="table-row">
      <style:table-row-properties style:row-height="288pt" style:use-optimal-row-height="true" fo:break-before="auto"/>
    </style:style>
    <style:style style:name="ro4" style:family="table-row">
      <style:table-row-properties style:row-height="144pt" style:use-optimal-row-height="true" fo:break-before="auto"/>
    </style:style>
    <style:style style:name="ro5" style:family="table-row">
      <style:table-row-properties style:row-height="64pt" style:use-optimal-row-height="true" fo:break-before="auto"/>
    </style:style>
    <style:style style:name="ro6" style:family="table-row">
      <style:table-row-properties style:row-height="224pt" style:use-optimal-row-height="true" fo:break-before="auto"/>
    </style:style>
    <style:style style:name="ro7" style:family="table-row">
      <style:table-row-properties style:row-height="32pt" style:use-optimal-row-height="true" fo:break-before="auto"/>
    </style:style>
    <style:style style:name="ro8" style:family="table-row">
      <style:table-row-properties style:row-height="80pt" style:use-optimal-row-height="true" fo:break-before="auto"/>
    </style:style>
    <style:style style:name="ro9" style:family="table-row">
      <style:table-row-properties style:row-height="96pt" style:use-optimal-row-height="true" fo:break-before="auto"/>
    </style:style>
    <style:style style:name="ro10" style:family="table-row">
      <style:table-row-properties style:row-height="272pt" style:use-optimal-row-height="true" fo:break-before="auto"/>
    </style:style>
    <style:style style:name="ro11" style:family="table-row">
      <style:table-row-properties style:row-height="48pt" style:use-optimal-row-height="true" fo:break-before="auto"/>
    </style:style>
    <style:style style:name="ro12" style:family="table-row">
      <style:table-row-properties style:row-height="25.5pt" style:use-optimal-row-height="true" fo:break-before="auto"/>
    </style:style>
    <style:style style:name="ro13" style:family="table-row">
      <style:table-row-properties style:row-height="20pt" style:use-optimal-row-height="true" fo:break-before="auto"/>
    </style:style>
    <style:style style:name="ro14" style:family="table-row">
      <style:table-row-properties style:row-height="409.6pt" style:use-optimal-row-height="true" fo:break-before="auto"/>
    </style:style>
    <style:style style:name="ro15" style:family="table-row">
      <style:table-row-properties style:row-height="145pt" style:use-optimal-row-height="true" fo:break-before="auto"/>
    </style:style>
    <style:style style:name="ro16" style:family="table-row">
      <style:table-row-properties style:row-height="128pt" style:use-optimal-row-height="true" fo:break-before="auto"/>
    </style:style>
    <style:style style:name="ro17" style:family="table-row">
      <style:table-row-properties style:row-height="112pt" style:use-optimal-row-height="true" fo:break-before="auto"/>
    </style:style>
    <style:style style:name="ro18" style:family="table-row">
      <style:table-row-properties style:row-height="136pt" style:use-optimal-row-height="true" fo:break-before="auto"/>
    </style:style>
    <style:style style:name="ro19" style:family="table-row">
      <style:table-row-properties style:row-height="220pt" style:use-optimal-row-height="true" fo:break-before="auto"/>
    </style:style>
    <style:style style:name="ro20" style:family="table-row">
      <style:table-row-properties style:row-height="160pt" style:use-optimal-row-height="true" fo:break-before="auto"/>
    </style:style>
    <style:style style:name="ro21" style:family="table-row">
      <style:table-row-properties style:row-height="127pt" style:use-optimal-row-height="true" fo:break-before="auto"/>
    </style:style>
    <style:style style:name="ro22" style:family="table-row">
      <style:table-row-properties style:row-height="107pt" style:use-optimal-row-height="true" fo:break-before="auto"/>
    </style:style>
    <style:style style:name="ro23" style:family="table-row">
      <style:table-row-properties style:row-height="137pt" style:use-optimal-row-height="true" fo:break-before="auto"/>
    </style:style>
    <style:style style:name="ro24" style:family="table-row">
      <style:table-row-properties style:row-height="242pt" style:use-optimal-row-height="true" fo:break-before="auto"/>
    </style:style>
    <style:style style:name="ro25" style:family="table-row">
      <style:table-row-properties style:row-height="240pt" style:use-optimal-row-height="true" fo:break-before="auto"/>
    </style:style>
    <style:style style:name="ro26" style:family="table-row">
      <style:table-row-properties style:row-height="176pt" style:use-optimal-row-height="true" fo:break-before="auto"/>
    </style:style>
    <style:style style:name="ro27" style:family="table-row">
      <style:table-row-properties style:row-height="180pt" style:use-optimal-row-height="true" fo:break-before="auto"/>
    </style:style>
    <style:style style:name="ro28" style:family="table-row">
      <style:table-row-properties style:row-height="165pt" style:use-optimal-row-height="true" fo:break-before="auto"/>
    </style:style>
    <style:style style:name="ro29" style:family="table-row">
      <style:table-row-properties style:row-height="90pt" style:use-optimal-row-height="true" fo:break-before="auto"/>
    </style:style>
    <style:style style:name="ro30" style:family="table-row">
      <style:table-row-properties style:row-height="75pt" style:use-optimal-row-height="true" fo:break-before="auto"/>
    </style:style>
    <style:style style:name="ro31" style:family="table-row">
      <style:table-row-properties style:row-height="120pt" style:use-optimal-row-height="true" fo:break-before="auto"/>
    </style:style>
    <style:style style:name="ro32" style:family="table-row">
      <style:table-row-properties style:row-height="45pt" style:use-optimal-row-height="true" fo:break-before="auto"/>
    </style:style>
    <style:style style:name="ro33" style:family="table-row">
      <style:table-row-properties style:row-height="105pt" style:use-optimal-row-height="true" fo:break-before="auto"/>
    </style:style>
    <style:style style:name="ro34"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Danh_sách_THTT"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1" table:number-columns-repeated="1015" table:default-cell-style-name="ce4"/>
        <table:table-column table:style-name="co9" table:number-columns-repeated="15361" table:default-cell-style-name="ce1"/>
        <table:table-row table:style-name="ro1">
          <table:table-cell office:value-type="string" table:number-columns-spanned="6" table:number-rows-spanned="1" table:style-name="ce35">
            <text:p>INTEGRATION TEST CASE</text:p>
          </table:table-cell>
          <table:covered-table-cell table:number-columns-repeated="5"/>
          <table:table-cell table:number-columns-repeated="3" table:style-name="ce2"/>
          <table:table-cell table:number-columns-repeated="2" table:style-name="ce3"/>
          <table:table-cell table:number-columns-repeated="42" table:style-name="ce2"/>
          <table:table-cell table:number-columns-repeated="16331"/>
        </table:table-row>
        <table:table-row table:style-name="ro1">
          <table:table-cell office:value-type="string" table:style-name="ce5">
            <text:p>Screen Name</text:p>
          </table:table-cell>
          <table:table-cell office:value-type="string" table:number-columns-spanned="3" table:number-rows-spanned="1" table:style-name="ce36">
            <text:p>Bảng THTT – Danh sách BTHTT</text:p>
          </table:table-cell>
          <table:covered-table-cell table:number-columns-repeated="2"/>
          <table:table-cell office:value-type="string" table:style-name="ce5">
            <text:p>Creater</text:p>
          </table:table-cell>
          <table:table-cell office:value-type="string" table:style-name="ce6">
            <text:p>longth</text:p>
          </table:table-cell>
          <table:table-cell table:number-columns-repeated="2" table:style-name="ce7"/>
          <table:table-cell office:value-type="string" table:style-name="ce8">
            <text:p>PASSED</text:p>
          </table:table-cell>
          <table:table-cell office:value-type="string" table:style-name="ce9">
            <text:p>FAILED</text:p>
          </table:table-cell>
          <table:table-cell office:value-type="string" table:style-name="ce10">
            <text:p>PENDING</text:p>
          </table:table-cell>
          <table:table-cell office:value-type="string" table:style-name="ce11">
            <text:p>N/A</text:p>
          </table:table-cell>
          <table:table-cell table:number-columns-repeated="41" table:style-name="ce2"/>
          <table:table-cell table:number-columns-repeated="16331"/>
        </table:table-row>
        <table:table-row table:style-name="ro1">
          <table:table-cell office:value-type="string" table:style-name="ce5">
            <text:p>Screen Code</text:p>
          </table:table-cell>
          <table:table-cell office:value-type="string" table:number-columns-spanned="3" table:number-rows-spanned="1" table:style-name="ce36">
            <text:p>Bảng THTT- Danh sách BTHTT</text:p>
          </table:table-cell>
          <table:covered-table-cell table:number-columns-repeated="2"/>
          <table:table-cell office:value-type="string" table:style-name="ce5">
            <text:p>Create Date</text:p>
          </table:table-cell>
          <table:table-cell office:value-type="date" office:date-value="2020-03-16T00:00:00" table:style-name="ce12">
            <text:p>03/16/20</text:p>
          </table:table-cell>
          <table:table-cell table:number-columns-repeated="2" table:style-name="ce7"/>
          <table:table-cell table:style-name="ce13"/>
          <table:table-cell table:number-columns-repeated="2" table:style-name="ce3"/>
          <table:table-cell table:number-columns-repeated="42" table:style-name="ce2"/>
          <table:table-cell table:number-columns-repeated="16331"/>
        </table:table-row>
        <table:table-row table:style-name="ro1">
          <table:table-cell office:value-type="string" table:style-name="ce5">
            <text:p>Test requirement</text:p>
          </table:table-cell>
          <table:table-cell table:number-columns-spanned="3" table:number-rows-spanned="1" table:style-name="ce37"/>
          <table:covered-table-cell table:number-columns-repeated="2"/>
          <table:table-cell office:value-type="string" table:style-name="ce5">
            <text:p>Updater</text:p>
          </table:table-cell>
          <table:table-cell table:style-name="ce6"/>
          <table:table-cell table:number-columns-repeated="2" table:style-name="ce7"/>
          <table:table-cell table:style-name="ce13"/>
          <table:table-cell table:number-columns-repeated="2" table:style-name="ce3"/>
          <table:table-cell table:number-columns-repeated="42" table:style-name="ce2"/>
          <table:table-cell table:number-columns-repeated="16331"/>
        </table:table-row>
        <table:table-row table:style-name="ro1">
          <table:table-cell office:value-type="string" table:style-name="ce5">
            <text:p>Version</text:p>
          </table:table-cell>
          <table:table-cell office:value-type="float" office:value="1" table:number-columns-spanned="3" table:number-rows-spanned="1" table:style-name="ce36">
            <text:p>1</text:p>
          </table:table-cell>
          <table:covered-table-cell table:number-columns-repeated="2"/>
          <table:table-cell office:value-type="string" table:style-name="ce5">
            <text:p>Update Date</text:p>
          </table:table-cell>
          <table:table-cell table:style-name="ce6"/>
          <table:table-cell table:number-columns-repeated="2" table:style-name="ce7"/>
          <table:table-cell table:style-name="ce13"/>
          <table:table-cell table:number-columns-repeated="2" table:style-name="ce3"/>
          <table:table-cell table:number-columns-repeated="42" table:style-name="ce2"/>
          <table:table-cell table:number-columns-repeated="16331"/>
        </table:table-row>
        <table:table-row table:style-name="ro1">
          <table:table-cell office:value-type="string" table:style-name="ce5">
            <text:p>Tester</text:p>
          </table:table-cell>
          <table:table-cell office:value-type="string" table:number-columns-spanned="3" table:number-rows-spanned="1" table:style-name="ce36">
            <text:p>longth</text:p>
          </table:table-cell>
          <table:covered-table-cell table:number-columns-repeated="2"/>
          <table:table-cell table:style-name="ce6"/>
          <table:table-cell table:style-name="ce14"/>
          <table:table-cell table:number-columns-repeated="3" table:style-name="ce13"/>
          <table:table-cell table:number-columns-repeated="2" table:style-name="ce3"/>
          <table:table-cell table:number-columns-repeated="42" table:style-name="ce2"/>
          <table:table-cell table:number-columns-repeated="16331"/>
        </table:table-row>
        <table:table-row table:style-name="ro1">
          <table:table-cell office:value-type="string" table:style-name="ce5">
            <text:p>Pass</text:p>
          </table:table-cell>
          <table:table-cell office:value-type="string" table:style-name="ce5">
            <text:p>Fail</text:p>
          </table:table-cell>
          <table:table-cell office:value-type="string" table:style-name="ce5">
            <text:p>Pending</text:p>
          </table:table-cell>
          <table:table-cell table:style-name="ce14"/>
          <table:table-cell office:value-type="string" table:style-name="ce5">
            <text:p>N/A</text:p>
          </table:table-cell>
          <table:table-cell office:value-type="string" table:style-name="ce5">
            <text:p>Number of Test cases</text:p>
          </table:table-cell>
          <table:table-cell table:number-columns-repeated="2" table:style-name="ce7"/>
          <table:table-cell table:style-name="ce2"/>
          <table:table-cell table:number-columns-repeated="2" table:style-name="ce3"/>
          <table:table-cell table:number-columns-repeated="42" table:style-name="ce2"/>
          <table:table-cell table:number-columns-repeated="16331"/>
        </table:table-row>
        <table:table-row table:style-name="ro1">
          <table:table-cell office:value-type="float" office:value="51" table:style-name="ce2">
            <text:p>51</text:p>
          </table:table-cell>
          <table:table-cell office:value-type="float" office:value="0" table:style-name="ce2">
            <text:p>0</text:p>
          </table:table-cell>
          <table:table-cell office:value-type="float" office:value="3" table:style-name="ce15">
            <text:p>3</text:p>
          </table:table-cell>
          <table:table-cell table:style-name="ce15"/>
          <table:table-cell office:value-type="float" office:value="1" table:style-name="ce2">
            <text:p>1</text:p>
          </table:table-cell>
          <table:table-cell office:value-type="float" office:value="55" table:style-name="ce15">
            <text:p>55</text:p>
          </table:table-cell>
          <table:table-cell table:number-columns-repeated="3" table:style-name="ce2"/>
          <table:table-cell table:number-columns-repeated="2" table:style-name="ce3"/>
          <table:table-cell table:number-columns-repeated="42" table:style-name="ce2"/>
          <table:table-cell table:number-columns-repeated="16331"/>
        </table:table-row>
        <table:table-row table:style-name="ro1">
          <table:table-cell table:style-name="ce3"/>
          <table:table-cell table:number-columns-spanned="3" table:number-rows-spanned="1" table:style-name="ce38"/>
          <table:covered-table-cell table:number-columns-repeated="2"/>
          <table:table-cell table:number-columns-spanned="2" table:number-rows-spanned="1" table:style-name="ce38"/>
          <table:covered-table-cell/>
          <table:table-cell table:number-columns-repeated="5" table:style-name="ce3"/>
          <table:table-cell table:number-columns-repeated="42" table:style-name="ce2"/>
          <table:table-cell table:number-columns-repeated="16331"/>
        </table:table-row>
        <table:table-row table:style-name="ro2">
          <table:table-cell office:value-type="string" table:style-name="ce16">
            <text:p>ID</text:p>
          </table:table-cell>
          <table:table-cell office:value-type="string" table:style-name="ce16">
            <text:p>Test Case Title</text:p>
          </table:table-cell>
          <table:table-cell office:value-type="string" table:style-name="ce16">
            <text:p>Test Case Description</text:p>
          </table:table-cell>
          <table:table-cell office:value-type="string" table:style-name="ce16">
            <text:p>Input</text:p>
          </table:table-cell>
          <table:table-cell office:value-type="string" table:style-name="ce16">
            <text:p>Expect Result</text:p>
          </table:table-cell>
          <table:table-cell office:value-type="string" table:style-name="ce16">
            <text:p>Result</text:p>
          </table:table-cell>
          <table:table-cell office:value-type="string" table:style-name="ce16">
            <text:p>Test date</text:p>
          </table:table-cell>
          <table:table-cell office:value-type="string" table:style-name="ce16">
            <text:p>Note</text:p>
          </table:table-cell>
          <table:table-cell table:number-columns-spanned="3" table:number-rows-spanned="1" table:style-name="ce37"/>
          <table:covered-table-cell table:number-columns-repeated="2"/>
          <table:table-cell table:number-columns-repeated="42" table:style-name="ce2"/>
          <table:table-cell table:number-columns-repeated="16331"/>
        </table:table-row>
        <table:table-row table:style-name="ro2">
          <table:table-cell office:value-type="string" table:number-columns-spanned="8" table:number-rows-spanned="1" table:style-name="ce39">
            <text:p>Kiểm tra giao diện chung</text:p>
          </table:table-cell>
          <table:covered-table-cell table:number-columns-repeated="7"/>
          <table:table-cell table:number-columns-repeated="45" table:style-name="ce2"/>
          <table:table-cell table:number-columns-repeated="16331"/>
        </table:table-row>
        <table:table-row table:style-name="ro3">
          <table:table-cell table:style-name="ce2"/>
          <table:table-cell office:value-type="string" table:style-name="ce17">
            <text:p>Kiểm tra giao diện danh sách BTHTT</text:p>
          </table:table-cell>
          <table:table-cell office:value-type="string" table:style-name="ce17">
            <text:p>1. Truy cập app PMTc</text:p>
            <text:p>2. Tại màn hình Home &gt; click BTHTT</text:p>
          </table:table-cell>
          <table:table-cell office:value-type="string" table:style-name="ce17">
            <text:p>- cài đặt app</text:p>
            <text:p>- click vào biểu tượng BTHTT</text:p>
          </table:table-cell>
          <table:table-cell office:value-type="string" table:style-name="ce17">
            <text:p/>
            <text:p>Hiển thị màn hình danh sách BTHTT gồm các trường:</text:p>
            <text:p>- button back quay trở về màn hình home</text:p>
            <text:p>- tilter của giao diện: danh sách BTHTT, in đậm, màu trắng, nền xanh, kích thước phù hợp, căn trái.</text:p>
            <text:p>- Danh sách BTHTT đã tạo trước đó bao gồm các thông tin như :</text:p>
            <text:p>+ Số hoá đơn: text</text:p>
            <text:p>+ Tên hàng hoá/ dịch vụ : Text</text:p>
            <text:p>+ Số tiền : Number</text:p>
            <text:p>+ Trạng thái BTHTT</text:p>
            <text:p>+ Group các BTHTT <text:s/>trong tháng và hiển thị</text:p>
            <text:p>- Button tìm kiếm</text:p>
            <text:p>- Button thêm</text:p>
            <text:p/>
          </table:table-cell>
          <table:table-cell office:value-type="string" table:style-name="ce8">
            <text:p>PASSED</text:p>
          </table:table-cell>
          <table:table-cell table:number-columns-repeated="47" table:style-name="ce2"/>
          <table:table-cell table:number-columns-repeated="16331"/>
        </table:table-row>
        <table:table-row table:style-name="ro4">
          <table:table-cell table:style-name="ce2"/>
          <table:table-cell office:value-type="string" table:style-name="ce18">
            <text:p>Kiểm tra bố cục, font chữ, chính tả</text:p>
          </table:table-cell>
          <table:table-cell office:value-type="string" table:style-name="ce18">
            <text:p>1. Kiểm tra về bố cục, font chữ, chính tả, màu chữ</text:p>
            <text:p/>
          </table:table-cell>
          <table:table-cell office:value-type="string" table:style-name="ce17">
            <text:p>- có BTHTT</text:p>
          </table:table-cell>
          <table:table-cell office:value-type="string" table:style-name="ce18">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text:p>
            <text:p>- Kiểm tra tất cả lỗi về chính tả, cấu trúc câu, ngữ pháp trên màn hình</text:p>
            <text:p>- Form được bố trí hợp lý và dễ sử dụng</text:p>
          </table:table-cell>
          <table:table-cell office:value-type="string" table:style-name="ce8">
            <text:p>PASSED</text:p>
          </table:table-cell>
          <table:table-cell table:number-columns-repeated="2" table:style-name="ce2"/>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5">
          <table:table-cell table:style-name="ce2"/>
          <table:table-cell office:value-type="string" table:style-name="ce18">
            <text:p>kiểm tra button tìm kiếm</text:p>
          </table:table-cell>
          <table:table-cell office:value-type="string" table:style-name="ce18">
            <text:p>ND click vào button tìm kiếm</text:p>
          </table:table-cell>
          <table:table-cell table:style-name="ce17"/>
          <table:table-cell office:value-type="string" table:style-name="ce18">
            <text:p>- hiển thị textsearch</text:p>
            <text:p>- hiển thị hypertext tìm kiếm theo tên đối tượng, mã số thuế, cmt...</text:p>
            <text:p>- icon tìm kiếm</text:p>
          </table:table-cell>
          <table:table-cell office:value-type="string" table:style-name="ce8">
            <text:p>PASSED</text:p>
          </table:table-cell>
          <table:table-cell table:number-columns-repeated="2" table:style-name="ce2"/>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1">
          <table:table-cell table:style-name="ce2"/>
          <table:table-cell office:value-type="string" table:style-name="ce19">
            <text:p>kiểm tra button back</text:p>
          </table:table-cell>
          <table:table-cell office:value-type="string" table:style-name="ce19">
            <text:p>click vào button back</text:p>
          </table:table-cell>
          <table:table-cell table:style-name="ce17"/>
          <table:table-cell office:value-type="string" table:style-name="ce19">
            <text:p>Quay trở lại màn hình Dashboard</text:p>
          </table:table-cell>
          <table:table-cell office:value-type="string" table:style-name="ce8">
            <text:p>PASSED</text:p>
          </table:table-cell>
          <table:table-cell table:number-columns-repeated="2" table:style-name="ce2"/>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1">
          <table:table-cell table:style-name="ce2"/>
          <table:table-cell office:value-type="string" table:style-name="ce19">
            <text:p>Kiểm tra button thêm mới</text:p>
          </table:table-cell>
          <table:table-cell office:value-type="string" table:style-name="ce19">
            <text:p>click vào button thêm mới</text:p>
          </table:table-cell>
          <table:table-cell table:style-name="ce17"/>
          <table:table-cell office:value-type="string" table:style-name="ce19">
            <text:p>Màn hình hiển thị thêm mới tờ trình.</text:p>
          </table:table-cell>
          <table:table-cell office:value-type="string" table:style-name="ce8">
            <text:p>PASSED</text:p>
          </table:table-cell>
          <table:table-cell table:number-columns-repeated="2" table:style-name="ce2"/>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6">
          <table:table-cell table:style-name="ce2"/>
          <table:table-cell office:value-type="string" table:style-name="ce19">
            <text:p>Kiểm tra căn lề các thông tin hiển thị</text:p>
          </table:table-cell>
          <table:table-cell office:value-type="string" table:style-name="ce19">
            <text:p>Kiểm tra căn lề</text:p>
          </table:table-cell>
          <table:table-cell table:style-name="ce17"/>
          <table:table-cell office:value-type="string" table:style-name="ce19">
            <text:p/>
            <text:p>'-Text: căn lề trái</text:p>
            <text:p>-HeaderName căn trái và bôi đậm</text:p>
            <text:p>-Ngày tháng năm: Tm/dd hiển thị cột dọc</text:p>
            <text:p>-Title tờ trình: hiển thị đầy đủ thông tin</text:p>
            <text:p>-content: hiển thị một dòng, nếu độ dài nhiều hơn 1 dòng thì hiển thị dấu ba chấm. chữ đậm.</text:p>
            <text:p>-Trạng thái: hiển thị màu theo trạng thái của tờ trình</text:p>
            <text:p>-Số tiền: Màu cam , <text:s/>kiểu dữ liệu xxx.xxx.xxx</text:p>
            <text:p/>
            <text:p/>
          </table:table-cell>
          <table:table-cell office:value-type="string" table:style-name="ce8">
            <text:p>PASSED</text:p>
          </table:table-cell>
          <table:table-cell table:number-columns-repeated="2" table:style-name="ce2"/>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2">
          <table:table-cell office:value-type="string" table:number-columns-spanned="8" table:number-rows-spanned="1" table:style-name="ce40">
            <text:p>Kiểm tra tính đúng đắn của các trường dữ liệu</text:p>
          </table:table-cell>
          <table:covered-table-cell table:number-columns-repeated="7"/>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5">
          <table:table-cell table:style-name="ce2"/>
          <table:table-cell office:value-type="string" table:number-columns-spanned="1" table:number-rows-spanned="2" table:style-name="ce41">
            <text:p>kiểm tra tổng số BTHTT sẽ hiển thị trong danh sách</text:p>
          </table:table-cell>
          <table:table-cell office:value-type="string" table:style-name="ce20">
            <text:p>Kiểm tra số BTHTT sẽ hiển thị</text:p>
          </table:table-cell>
          <table:table-cell table:style-name="ce17"/>
          <table:table-cell office:value-type="string" table:style-name="ce21">
            <text:p>+ Mặc định hiển thị tất cả các BTHTT</text:p>
            <text:p>+ Hiển thị BTHTT mới nhất đầu tiên và sắp xếp cho đến hết</text:p>
            <text:p/>
          </table:table-cell>
          <table:table-cell office:value-type="string" table:style-name="ce8">
            <text:p>PASSED</text:p>
          </table:table-cell>
          <table:table-cell table:number-columns-repeated="2" table:style-name="ce2"/>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7">
          <table:table-cell table:style-name="ce2"/>
          <table:covered-table-cell/>
          <table:table-cell office:value-type="string" table:style-name="ce20">
            <text:p>Kiểm tra tổng số BTHTT sẽ hiển thị</text:p>
          </table:table-cell>
          <table:table-cell table:style-name="ce17"/>
          <table:table-cell table:style-name="ce21"/>
          <table:table-cell office:value-type="string" table:style-name="ce8">
            <text:p>PASSED</text:p>
          </table:table-cell>
          <table:table-cell table:number-columns-repeated="2" table:style-name="ce2"/>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8">
          <table:table-cell table:style-name="ce22"/>
          <table:table-cell office:value-type="string" table:number-columns-spanned="1" table:number-rows-spanned="2" table:style-name="ce41">
            <text:p>kiểm tra tổng số BTHTT trong một tháng</text:p>
          </table:table-cell>
          <table:table-cell office:value-type="string" table:style-name="ce20">
            <text:p>Kiểm tra số BTHTT sẽ hiển thị</text:p>
          </table:table-cell>
          <table:table-cell table:style-name="ce17"/>
          <table:table-cell office:value-type="string" table:style-name="ce21">
            <text:p>+ Mặc định hiển thị tất cả các BTHTT</text:p>
            <text:p>+ Hiển thị BTHTT theo danh sách nhóm sắp xếp theo tuần tự mới - cũ</text:p>
            <text:p>+ BTHTT trong một nhóm được hiển thị theo mới - cũ</text:p>
          </table:table-cell>
          <table:table-cell office:value-type="string" table:style-name="ce8">
            <text:p>PASSED</text:p>
          </table:table-cell>
          <table:table-cell table:number-columns-repeated="2" table:style-name="ce2"/>
          <table:table-cell table:number-columns-repeated="16" table:style-name="ce4"/>
          <table:table-cell table:style-name="ce2"/>
          <table:table-cell table:style-name="ce4"/>
          <table:table-cell table:number-columns-repeated="27" table:style-name="ce2"/>
          <table:table-cell table:number-columns-repeated="16331"/>
        </table:table-row>
        <table:table-row table:style-name="ro7">
          <table:table-cell table:style-name="ce2"/>
          <table:covered-table-cell/>
          <table:table-cell office:value-type="string" table:style-name="ce20">
            <text:p>Kiểm tra tổng số BTHTT sẽ hiển thị</text:p>
          </table:table-cell>
          <table:table-cell table:style-name="ce17"/>
          <table:table-cell table:style-name="ce21"/>
          <table:table-cell office:value-type="string" table:style-name="ce8">
            <text:p>PASSED</text:p>
          </table:table-cell>
          <table:table-cell table:number-columns-repeated="47" table:style-name="ce2"/>
          <table:table-cell table:number-columns-repeated="16331"/>
        </table:table-row>
        <table:table-row table:style-name="ro5">
          <table:table-cell table:style-name="ce2"/>
          <table:table-cell office:value-type="string" table:number-columns-spanned="1" table:number-rows-spanned="4" table:style-name="ce41">
            <text:p>kiểm tra dữ liệu một BTHTT tại màn hình danh sách BTHTT</text:p>
          </table:table-cell>
          <table:table-cell office:value-type="string" table:style-name="ce17">
            <text:p>Kiểm tra trường số chứng từ</text:p>
          </table:table-cell>
          <table:table-cell table:style-name="ce17"/>
          <table:table-cell office:value-type="string" table:style-name="ce17">
            <text:p>+Hiển thị dưới dạng text</text:p>
            <text:p>Dữ liệu ở cột ngày tháng hiệu được get từ trường Invoice_No <text:s/>bảng AP_INVOICE</text:p>
            <text:p>'+ Không quá 20 ký tự</text:p>
          </table:table-cell>
          <table:table-cell office:value-type="string" table:style-name="ce8">
            <text:p>PASSED</text:p>
          </table:table-cell>
          <table:table-cell table:number-columns-repeated="47" table:style-name="ce2"/>
          <table:table-cell table:number-columns-repeated="16331"/>
        </table:table-row>
        <table:table-row table:style-name="ro5">
          <table:table-cell table:style-name="ce2"/>
          <table:covered-table-cell/>
          <table:table-cell office:value-type="string" table:style-name="ce17">
            <text:p>Kiểm tra trường tên hàng hoá/ dịch vụ</text:p>
          </table:table-cell>
          <table:table-cell table:style-name="ce17"/>
          <table:table-cell office:value-type="string" table:style-name="ce17">
            <text:p>+Hiển thị dưới dạng text</text:p>
            <text:p>Dữ liệu ở cột ngày tháng hiệu được get từ trường Description <text:s/>bảng AP_INVOICE</text:p>
            <text:p>'+ Không quá 250 ký tự</text:p>
          </table:table-cell>
          <table:table-cell office:value-type="string" table:style-name="ce8">
            <text:p>PASSED</text:p>
          </table:table-cell>
          <table:table-cell table:number-columns-repeated="47" table:style-name="ce2"/>
          <table:table-cell table:number-columns-repeated="16331"/>
        </table:table-row>
        <table:table-row table:style-name="ro9">
          <table:table-cell table:style-name="ce2"/>
          <table:covered-table-cell/>
          <table:table-cell office:value-type="string" table:style-name="ce17">
            <text:p>Kiểm tra trường số tiền</text:p>
          </table:table-cell>
          <table:table-cell table:style-name="ce17"/>
          <table:table-cell office:value-type="string" table:style-name="ce17">
            <text:p>+Hiển thị dưới dạng number<text:s text:c="2"/></text:p>
            <text:p>Dữ liệu ở cột ngày tháng hiệu được get từ trường REQUEST_AMOUNT <text:s/>bảng AP_INVOICE</text:p>
            <text:p>'+ Không quá 20 ký tự</text:p>
            <text:p>+ số tiền = tổng tiền đề nghị</text:p>
          </table:table-cell>
          <table:table-cell office:value-type="string" table:style-name="ce8">
            <text:p>PASSED</text:p>
          </table:table-cell>
          <table:table-cell table:number-columns-repeated="47" table:style-name="ce2"/>
          <table:table-cell table:number-columns-repeated="16331"/>
        </table:table-row>
        <table:table-row table:style-name="ro10">
          <table:table-cell table:style-name="ce2"/>
          <table:covered-table-cell/>
          <table:table-cell office:value-type="string" table:style-name="ce17">
            <text:p>Kiểm tra trạng thái BTHTT</text:p>
          </table:table-cell>
          <table:table-cell table:style-name="ce17"/>
          <table:table-cell office:value-type="string" table:style-name="ce23">
            <text:p><text:span text:style-name="T4">+ Hiể thị dưới dạng text</text:span><text:span text:style-name="T4"/></text:p>
            <text:p><text:span text:style-name="T4">+ Hiển thị trạng thái theo thứ tự<text:s/></text:span><text:span text:style-name="T4">thỏa mãn điều kiện:</text:span><text:span text:style-name="T4"/></text:p>
            <text:p><text:span text:style-name="T4">Trạng thái tài liệu<text:s/></text:span><text:span text:style-name="T4">[DOCSTATUS] + Ngày cập<text:s/></text:span><text:span text:style-name="T4">nhật:</text:span><text:span text:style-name="T4"/></text:p>
            <text:p><text:span text:style-name="T4">- Khi tạo mới hoặc sau khi CO<text:s/></text:span><text:span text:style-name="T4">chứng từ</text:span><text:span text:style-name="T4"/></text:p>
            <text:p><text:span text:style-name="T4">- Trạng thái duyệt<text:s/></text:span><text:span text:style-name="T4">[APPROVE_STATUS] + Ngày<text:s/></text:span><text:span text:style-name="T4">cập nhật:</text:span><text:span text:style-name="T4"/></text:p>
            <text:p><text:span text:style-name="T4">- Trạng thái tài liệu = “Hoàn<text:s/></text:span><text:span text:style-name="T4">thành”</text:span><text:span text:style-name="T4"/></text:p>
            <text:p><text:span text:style-name="T4">- Trạng thái duyệt = “Đã duyệt”<text:s/></text:span><text:span text:style-name="T4">hoặc “Từ chối”</text:span><text:span text:style-name="T4"/></text:p>
            <text:p><text:span text:style-name="T4">- Trạng thái ký[SignerStatus] + -<text:s/></text:span><text:span text:style-name="T4">Ngày duyệt VOffice:</text:span><text:span text:style-name="T4"/></text:p>
            <text:p><text:span text:style-name="T4">- Trạng thái tài liệu = “Đã duyệt”</text:span><text:span text:style-name="T4"/></text:p>
            <text:p><text:span text:style-name="T4">- Trạng thái ký khác “Chưa ký”</text:span><text:span text:style-name="T4"/></text:p>
            <text:p/>
          </table:table-cell>
          <table:table-cell office:value-type="string" table:style-name="ce8">
            <text:p>PASSED</text:p>
          </table:table-cell>
          <table:table-cell table:number-columns-repeated="47" table:style-name="ce2"/>
          <table:table-cell table:number-columns-repeated="16331"/>
        </table:table-row>
        <table:table-row table:style-name="ro7">
          <table:table-cell table:style-name="ce2"/>
          <table:table-cell office:value-type="string" table:number-columns-spanned="1" table:number-rows-spanned="5" table:style-name="ce41">
            <text:p>Kiểm tra tùy chọn tại một BTHTT</text:p>
          </table:table-cell>
          <table:table-cell office:value-type="string" table:style-name="ce17">
            <text:p>kiểm tra khi vuốt sang bên phải tại một BTHTT</text:p>
          </table:table-cell>
          <table:table-cell table:style-name="ce17"/>
          <table:table-cell office:value-type="string" table:style-name="ce17">
            <text:p>không hiển thị gì cả, bản khi không có sự dịch chuyển</text:p>
          </table:table-cell>
          <table:table-cell office:value-type="string" table:style-name="ce8">
            <text:p>PASSED</text:p>
          </table:table-cell>
          <table:table-cell table:number-columns-repeated="47" table:style-name="ce2"/>
          <table:table-cell table:number-columns-repeated="16331"/>
        </table:table-row>
        <table:table-row table:style-name="ro9">
          <table:table-cell table:style-name="ce2"/>
          <table:covered-table-cell/>
          <table:table-cell office:value-type="string" table:style-name="ce17">
            <text:p>Kiểm tra khi vuốt sang bên trái tại BTHTT</text:p>
          </table:table-cell>
          <table:table-cell table:style-name="ce17"/>
          <table:table-cell office:value-type="string" table:style-name="ce17">
            <text:p>màn hình hiển thị danh sách các tùy chọn bao gồm :</text:p>
            <text:p>+Icon xóa/ chức năng xóa hoá đơn</text:p>
            <text:p>+ Icon sao chép/ chức năng sao chép hoá đơn</text:p>
            <text:p>+ Icon chỉnh sửa</text:p>
          </table:table-cell>
          <table:table-cell office:value-type="string" table:style-name="ce8">
            <text:p>PASSED</text:p>
          </table:table-cell>
          <table:table-cell table:number-columns-repeated="47" table:style-name="ce2"/>
          <table:table-cell table:number-columns-repeated="16331"/>
        </table:table-row>
        <table:table-row table:style-name="ro5">
          <table:table-cell table:style-name="ce2"/>
          <table:covered-table-cell/>
          <table:table-cell office:value-type="string" table:style-name="ce17">
            <text:p>Kiểm tra khi click vào button xóa</text:p>
          </table:table-cell>
          <table:table-cell table:style-name="ce17"/>
          <table:table-cell office:value-type="string" table:style-name="ce17">
            <text:p>+Màn hình hiển thị button xóa có màu đỏ.cho phép người dùng click vào button</text:p>
            <text:p>+ cho phép người dùng thực hiện chức năng xóa</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5">
          <table:table-cell table:style-name="ce2"/>
          <table:covered-table-cell/>
          <table:table-cell office:value-type="string" table:style-name="ce17">
            <text:p>Kiểm tra khi click vào button sao chép</text:p>
          </table:table-cell>
          <table:table-cell table:style-name="ce17"/>
          <table:table-cell office:value-type="string" table:style-name="ce17">
            <text:p>+ Màn hình hiển thị button sao chép, cho phép người dùng click vào button.</text:p>
            <text:p>'+cho phép người dùng thực hiện chức năng sao chép</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7">
          <table:table-cell table:style-name="ce2"/>
          <table:covered-table-cell/>
          <table:table-cell office:value-type="string" table:style-name="ce4">
            <text:p>Kiểm tra khi click vào button chỉnh sửa</text:p>
          </table:table-cell>
          <table:table-cell table:style-name="ce4"/>
          <table:table-cell office:value-type="string" table:style-name="ce24">
            <text:p>Chuyển sang màn hình chi tiết Bảng THTT để xem và chỉnh sửa thông tin</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2">
          <table:table-cell office:value-type="string" table:number-columns-spanned="7" table:number-rows-spanned="1" table:style-name="ce40">
            <text:p>Kiểm tra chức năng Tìm kiếm thông thường</text:p>
          </table:table-cell>
          <table:covered-table-cell table:number-columns-repeated="6"/>
          <table:table-cell table:number-columns-repeated="2" table:style-name="ce2"/>
          <table:table-cell table:style-name="ce4"/>
          <table:table-cell table:number-columns-repeated="43" table:style-name="ce2"/>
          <table:table-cell table:number-columns-repeated="16331"/>
        </table:table-row>
        <table:table-row table:style-name="ro7">
          <table:table-cell table:style-name="ce2"/>
          <table:table-cell office:value-type="string" table:number-columns-spanned="1" table:number-rows-spanned="12" table:style-name="ce41">
            <text:p>Kiểm tra input khi nhập tìm kiếm</text:p>
          </table:table-cell>
          <table:table-cell office:value-type="string" table:style-name="ce25">
            <text:p>Kiểm tra khi không nhập nội dung tìm kiếm</text:p>
          </table:table-cell>
          <table:table-cell table:style-name="ce17"/>
          <table:table-cell office:value-type="string" table:style-name="ce26">
            <text:p>- Hiển thị tất cả bản ghi</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1">
          <table:table-cell table:style-name="ce2"/>
          <table:covered-table-cell/>
          <table:table-cell office:value-type="string" table:style-name="ce25">
            <text:p>Kiểm tra khi nhập toàn ký tự Space</text:p>
          </table:table-cell>
          <table:table-cell table:style-name="ce17"/>
          <table:table-cell office:value-type="string" table:style-name="ce26">
            <text:p>- Hiển thị tất cả bản ghi</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5">
          <table:table-cell table:style-name="ce2"/>
          <table:covered-table-cell/>
          <table:table-cell office:value-type="string" table:style-name="ce25">
            <text:p>Tìm kiếm khi nhập:</text:p>
            <text:p>- Textbox là một chuỗi có ký tự Space ở đầu và cuối chuỗi</text:p>
          </table:table-cell>
          <table:table-cell table:style-name="ce17"/>
          <table:table-cell office:value-type="string" table:style-name="ce25">
            <text:p>-Không có lỗi</text:p>
            <text:p>-Hiển thị các kết quả tìm kiếm thỏa mãn điều kiện Textbox nhập vào đã được Trim Space ở đầu và cuối chuỗi</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5">
          <table:table-cell table:style-name="ce2"/>
          <table:covered-table-cell/>
          <table:table-cell office:value-type="string" table:style-name="ce20">
            <text:p>Tìm kiếm tương đối:</text:p>
            <text:p>- Nhập Textbox là một phần của xâu đã tồn tại</text:p>
          </table:table-cell>
          <table:table-cell table:style-name="ce17"/>
          <table:table-cell office:value-type="string" table:style-name="ce25">
            <text:p>-Hiển thị các kết quả tìm kiếm với Textbox chứa xâu đã nhập không phân biệt chữ hoa, chữ thường</text:p>
            <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7">
          <table:table-cell table:style-name="ce2"/>
          <table:covered-table-cell/>
          <table:table-cell office:value-type="string" table:style-name="ce20">
            <text:p>Tìm kiếm khi nhập Textbox là:</text:p>
            <text:p>- Tiếng việt có dấu</text:p>
          </table:table-cell>
          <table:table-cell table:style-name="ce17"/>
          <table:table-cell office:value-type="string" table:style-name="ce20">
            <text:p>Kết quả tìm kiếm chính xác</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11">
          <table:table-cell table:style-name="ce2"/>
          <table:covered-table-cell/>
          <table:table-cell office:value-type="string" table:style-name="ce25">
            <text:p>Tìm kiếm khi nhập:</text:p>
            <text:p>- Textbox là các ký tự đặc biệt</text:p>
          </table:table-cell>
          <table:table-cell table:style-name="ce17"/>
          <table:table-cell office:value-type="string" table:style-name="ce25">
            <text:p>- Hiển thị kết quả tìm kiếm thỏa mãn textbox chứa ký tự đã nhập</text:p>
            <text:p>-các ký tự không bị mã hoá</text:p>
          </table:table-cell>
          <table:table-cell office:value-type="string" table:style-name="ce8">
            <text:p>PASSED</text:p>
          </table:table-cell>
          <table:table-cell table:number-columns-repeated="2" table:style-name="ce2"/>
          <table:table-cell table:style-name="ce4"/>
          <table:table-cell table:style-name="ce2"/>
          <table:table-cell table:style-name="ce4"/>
          <table:table-cell table:number-columns-repeated="42" table:style-name="ce2"/>
          <table:table-cell table:number-columns-repeated="16331"/>
        </table:table-row>
        <table:table-row table:style-name="ro7">
          <table:table-cell table:style-name="ce2"/>
          <table:covered-table-cell/>
          <table:table-cell office:value-type="string" table:style-name="ce25">
            <text:p>Kiểm tra khi người dùng nhập giá trị maxlength</text:p>
          </table:table-cell>
          <table:table-cell table:style-name="ce17"/>
          <table:table-cell office:value-type="string" table:style-name="ce25">
            <text:p>Không hiển thị kết quả</text:p>
          </table:table-cell>
          <table:table-cell office:value-type="string" table:style-name="ce8">
            <text:p>PASSED</text:p>
          </table:table-cell>
          <table:table-cell table:number-columns-repeated="2" table:style-name="ce2"/>
          <table:table-cell table:style-name="ce4"/>
          <table:table-cell table:style-name="ce2"/>
          <table:table-cell table:style-name="ce4"/>
          <table:table-cell table:number-columns-repeated="42" table:style-name="ce2"/>
          <table:table-cell table:number-columns-repeated="16331"/>
        </table:table-row>
        <table:table-row table:style-name="ro7">
          <table:table-cell table:style-name="ce2"/>
          <table:covered-table-cell/>
          <table:table-cell office:value-type="string" table:style-name="ce25">
            <text:p>Tìm kiếm khi người dùng nhập số tiền nhỏ hơn 0</text:p>
          </table:table-cell>
          <table:table-cell table:style-name="ce17"/>
          <table:table-cell office:value-type="string" table:style-name="ce25">
            <text:p>Không hiển thị kết quả</text:p>
          </table:table-cell>
          <table:table-cell office:value-type="string" table:style-name="ce8">
            <text:p>PASSED</text:p>
          </table:table-cell>
          <table:table-cell table:number-columns-repeated="2" table:style-name="ce2"/>
          <table:table-cell table:number-columns-repeated="2" table:style-name="ce4"/>
          <table:table-cell table:style-name="ce2"/>
          <table:table-cell table:style-name="ce4"/>
          <table:table-cell table:number-columns-repeated="41" table:style-name="ce2"/>
          <table:table-cell table:number-columns-repeated="16331"/>
        </table:table-row>
        <table:table-row table:style-name="ro7">
          <table:table-cell table:style-name="ce2"/>
          <table:covered-table-cell/>
          <table:table-cell office:value-type="string" table:style-name="ce25">
            <text:p>Tìm kiếm khi người dùng nhập số tiền nhỏ hơn 0</text:p>
          </table:table-cell>
          <table:table-cell table:style-name="ce17"/>
          <table:table-cell office:value-type="string" table:style-name="ce25">
            <text:p>Không hiển thị kết quả</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7">
          <table:table-cell table:style-name="ce2"/>
          <table:covered-table-cell/>
          <table:table-cell office:value-type="string" table:style-name="ce25">
            <text:p>Kiểm tra khi nhập số tiền không tồn tại trong hoá đơn</text:p>
          </table:table-cell>
          <table:table-cell table:style-name="ce17"/>
          <table:table-cell office:value-type="string" table:style-name="ce25">
            <text:p>Không hiển thị kết quả</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7">
          <table:table-cell table:style-name="ce2"/>
          <table:covered-table-cell/>
          <table:table-cell office:value-type="string" table:style-name="ce25">
            <text:p>Tìm kiếm khi người dùng nhập số tiền tồn tại trong hệ thống</text:p>
          </table:table-cell>
          <table:table-cell table:style-name="ce17"/>
          <table:table-cell office:value-type="string" table:style-name="ce25">
            <text:p>Hiển thị kết quả tương tứng với số tiền đã nhập</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7">
          <table:table-cell table:style-name="ce2"/>
          <table:covered-table-cell/>
          <table:table-cell office:value-type="string" table:style-name="ce20">
            <text:p>Tìm kiếm không phân biệt hoa thường</text:p>
          </table:table-cell>
          <table:table-cell table:style-name="ce17"/>
          <table:table-cell office:value-type="string" table:style-name="ce20">
            <text:p>KQ tìm kiếm không phân biệt hoa thường</text:p>
            <text:p/>
          </table:table-cell>
          <table:table-cell office:value-type="string" table:style-name="ce8">
            <text:p>PASSED</text:p>
          </table:table-cell>
          <table:table-cell table:number-columns-repeated="3" table:style-name="ce2"/>
          <table:table-cell table:style-name="ce4"/>
          <table:table-cell table:number-columns-repeated="43" table:style-name="ce2"/>
          <table:table-cell table:number-columns-repeated="16331"/>
        </table:table-row>
        <table:table-row table:style-name="ro1">
          <table:table-cell table:style-name="ce27"/>
          <table:table-cell office:value-type="string" table:number-columns-spanned="1" table:number-rows-spanned="2" table:style-name="ce42">
            <text:p>Tìm kiếm khi nhập</text:p>
          </table:table-cell>
          <table:table-cell office:value-type="string" table:style-name="ce26">
            <text:p>Nhập giá trị có trong DB</text:p>
          </table:table-cell>
          <table:table-cell table:style-name="ce17"/>
          <table:table-cell office:value-type="string" table:style-name="ce17">
            <text:p>Câu lệnh truy vấn</text:p>
          </table:table-cell>
          <table:table-cell office:value-type="string" table:style-name="ce8">
            <text:p>PASSED</text:p>
          </table:table-cell>
          <table:table-cell table:number-columns-repeated="2" table:style-name="ce27"/>
          <table:table-cell table:number-columns-repeated="9" table:style-name="ce4"/>
          <table:table-cell table:style-name="ce2"/>
          <table:table-cell table:style-name="ce4"/>
          <table:table-cell table:number-columns-repeated="34" table:style-name="ce2"/>
          <table:table-cell table:number-columns-repeated="16331"/>
        </table:table-row>
        <table:table-row table:style-name="ro1">
          <table:table-cell table:style-name="ce27"/>
          <table:covered-table-cell/>
          <table:table-cell office:value-type="string" table:style-name="ce20">
            <text:p>Nhập giá trị không có trong DB</text:p>
          </table:table-cell>
          <table:table-cell table:style-name="ce17"/>
          <table:table-cell office:value-type="string" table:style-name="ce17">
            <text:p>không hiển thị bản ghi nào cả</text:p>
          </table:table-cell>
          <table:table-cell office:value-type="string" table:style-name="ce8">
            <text:p>PASSED</text:p>
          </table:table-cell>
          <table:table-cell table:number-columns-repeated="2" table:style-name="ce27"/>
          <table:table-cell table:number-columns-repeated="11" table:style-name="ce4"/>
          <table:table-cell table:style-name="ce2"/>
          <table:table-cell table:style-name="ce4"/>
          <table:table-cell table:number-columns-repeated="32" table:style-name="ce2"/>
          <table:table-cell table:number-columns-repeated="16331"/>
        </table:table-row>
        <table:table-row table:style-name="ro2">
          <table:table-cell office:value-type="string" table:number-columns-spanned="7" table:number-rows-spanned="1" table:style-name="ce40">
            <text:p>Kiểm tra chức năng sao chép BTHTT</text:p>
          </table:table-cell>
          <table:covered-table-cell table:number-columns-repeated="6"/>
          <table:table-cell table:style-name="ce27"/>
          <table:table-cell table:number-columns-repeated="45" table:style-name="ce2"/>
          <table:table-cell table:number-columns-repeated="16331"/>
        </table:table-row>
        <table:table-row table:style-name="ro5">
          <table:table-cell table:style-name="ce27"/>
          <table:table-cell office:value-type="string" table:number-columns-spanned="1" table:number-rows-spanned="2" table:style-name="ce42">
            <text:p>Sao chép BTHTT</text:p>
          </table:table-cell>
          <table:table-cell office:value-type="string" table:style-name="ce20">
            <text:p>1. click vào BTHTT muốn sao chép</text:p>
            <text:p>2. Vuốt qua bên tay trái</text:p>
            <text:p>3. chọn sao chép BTHTT</text:p>
          </table:table-cell>
          <table:table-cell table:style-name="ce17"/>
          <table:table-cell office:value-type="string" table:style-name="ce28">
            <text:p>Kiểm tra chức năng sao chép BTHTT</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1">
          <table:table-cell table:style-name="ce27"/>
          <table:covered-table-cell/>
          <table:table-cell office:value-type="string" table:style-name="ce20">
            <text:p>4. Back ra ngoài</text:p>
          </table:table-cell>
          <table:table-cell table:style-name="ce17"/>
          <table:table-cell office:value-type="string" table:style-name="ce17">
            <text:p>Huỷ thao tác vừa thực hiện</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2">
          <table:table-cell office:value-type="string" table:number-columns-spanned="7" table:number-rows-spanned="1" table:style-name="ce43">
            <text:p>Kiểm tra chức năng chỉnh sửa BTHTT</text:p>
          </table:table-cell>
          <table:covered-table-cell table:number-columns-repeated="6"/>
          <table:table-cell table:style-name="ce27"/>
          <table:table-cell table:number-columns-repeated="45" table:style-name="ce2"/>
          <table:table-cell table:number-columns-repeated="16331"/>
        </table:table-row>
        <table:table-row table:style-name="ro11">
          <table:table-cell table:style-name="ce27"/>
          <table:table-cell office:value-type="string" table:number-columns-spanned="1" table:number-rows-spanned="2" table:style-name="ce42">
            <text:p>chỉnh sửa BTHTT</text:p>
          </table:table-cell>
          <table:table-cell office:value-type="string" table:style-name="ce20">
            <text:p>1. click và BTHTT muốn chỉnh sửa</text:p>
            <text:p>2. Vuốt qua bên tay trái</text:p>
            <text:p>3. chọn chỉnh sửa BTHTT</text:p>
          </table:table-cell>
          <table:table-cell table:style-name="ce29"/>
          <table:table-cell office:value-type="string" table:style-name="ce30">
            <text:p>Khi người dùng click vào button chỉnh sửa, màn hình chuyển sang chi tiết BTHTT để xem và chỉnh sửa thông tin</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1">
          <table:table-cell table:style-name="ce27"/>
          <table:covered-table-cell/>
          <table:table-cell office:value-type="string" table:style-name="ce20">
            <text:p>4. Back</text:p>
          </table:table-cell>
          <table:table-cell table:style-name="ce29"/>
          <table:table-cell office:value-type="string" table:style-name="ce30">
            <text:p>Huỷ thao tác vừa thực hiện</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2">
          <table:table-cell office:value-type="string" table:number-columns-spanned="7" table:number-rows-spanned="1" table:style-name="ce46">
            <text:p>Kiểm tra chức năng xoá</text:p>
          </table:table-cell>
          <table:covered-table-cell table:number-columns-repeated="6"/>
          <table:table-cell table:style-name="ce27"/>
          <table:table-cell table:number-columns-repeated="45" table:style-name="ce2"/>
          <table:table-cell table:number-columns-repeated="16331"/>
        </table:table-row>
        <table:table-row table:style-name="ro5">
          <table:table-cell table:style-name="ce27"/>
          <table:table-cell office:value-type="string" table:number-columns-spanned="1" table:number-rows-spanned="5" table:style-name="ce41">
            <text:p>Kiểm tra tính đứng đắn khi click vào button xóa</text:p>
          </table:table-cell>
          <table:table-cell office:value-type="string" table:style-name="ce31">
            <text:p>kiểm tra xem khi người dùng click vào button Xóa</text:p>
          </table:table-cell>
          <table:table-cell office:value-type="string" table:number-columns-spanned="1" table:number-rows-spanned="5" table:style-name="ce45">
            <text:p>Tồn tại BTHTT</text:p>
          </table:table-cell>
          <table:table-cell office:value-type="string" table:style-name="ce31">
            <text:p>Màn hình hiển thị dialog thông báo :</text:p>
            <text:p>+ "Bạn có muốn xóa BTHTT này không?"</text:p>
            <text:p>+ Button hủy bỏ/ đồng ý</text:p>
            <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covered-table-cell/>
          <table:table-cell office:value-type="string" table:style-name="ce31">
            <text:p>Kiểm tra khi người dùng xóa hoá đơn</text:p>
          </table:table-cell>
          <table:covered-table-cell/>
          <table:table-cell office:value-type="string" table:style-name="ce31">
            <text:p>Câu lệnh truy vấn</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covered-table-cell/>
          <table:table-cell office:value-type="string" table:style-name="ce31">
            <text:p>Kiểm tra khi người dùng xóa hoá đơn xong</text:p>
          </table:table-cell>
          <table:covered-table-cell/>
          <table:table-cell office:value-type="string" table:style-name="ce31">
            <text:p>Hiển thị thông báo "Thông báo/ Xóa thành công hoá đơn abc"</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covered-table-cell/>
          <table:table-cell office:value-type="string" table:style-name="ce31">
            <text:p>Kiểm tra khi người dùng click vào button hủy bỏ</text:p>
          </table:table-cell>
          <table:covered-table-cell/>
          <table:table-cell office:value-type="string" table:style-name="ce31">
            <text:p>Hủy bỏ thao tác vừa nhập</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covered-table-cell/>
          <table:table-cell office:value-type="string" table:style-name="ce31">
            <text:p>Kiểm tra khi người dùng click ra ngoài khoảng trống</text:p>
          </table:table-cell>
          <table:covered-table-cell/>
          <table:table-cell office:value-type="string" table:style-name="ce31">
            <text:p>Tắt bỏ dialog tương ứng với thao tác hủy</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2">
          <table:table-cell office:value-type="string" table:number-columns-spanned="7" table:number-rows-spanned="1" table:style-name="ce46">
            <text:p>Kiểm tra các ảnh hưởng</text:p>
          </table:table-cell>
          <table:covered-table-cell table:number-columns-repeated="6"/>
          <table:table-cell table:style-name="ce27"/>
          <table:table-cell table:number-columns-repeated="45" table:style-name="ce2"/>
          <table:table-cell table:number-columns-repeated="16331"/>
        </table:table-row>
        <table:table-row table:style-name="ro1">
          <table:table-cell table:style-name="ce27"/>
          <table:table-cell office:value-type="string" table:style-name="ce17">
            <text:p>Khi mất mạng</text:p>
          </table:table-cell>
          <table:table-cell office:value-type="string" table:style-name="ce32">
            <text:p>ND thực hiện tắt mạng</text:p>
          </table:table-cell>
          <table:table-cell table:style-name="ce32"/>
          <table:table-cell office:value-type="string" table:style-name="ce33">
            <text:p>Hiển thị thông báo mất kết nối mạng</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1">
          <table:table-cell table:style-name="ce27"/>
          <table:table-cell office:value-type="string" table:style-name="ce17">
            <text:p>Khi mạng kém</text:p>
          </table:table-cell>
          <table:table-cell office:value-type="string" table:style-name="ce32">
            <text:p>Mở / tắt mạng chập trờn</text:p>
          </table:table-cell>
          <table:table-cell table:style-name="ce32"/>
          <table:table-cell office:value-type="string" table:style-name="ce33">
            <text:p>Hiển thị thông báo kết nối mạng kém</text:p>
          </table:table-cell>
          <table:table-cell office:value-type="string" table:style-name="ce11">
            <text:p>N/A</text:p>
          </table:table-cell>
          <table:table-cell table:number-columns-repeated="2" table:style-name="ce27"/>
          <table:table-cell table:number-columns-repeated="45" table:style-name="ce2"/>
          <table:table-cell table:number-columns-repeated="16331"/>
        </table:table-row>
        <table:table-row table:style-name="ro5">
          <table:table-cell table:style-name="ce27"/>
          <table:table-cell office:value-type="string" table:style-name="ce17">
            <text:p>Kill app</text:p>
          </table:table-cell>
          <table:table-cell office:value-type="string" table:style-name="ce32">
            <text:p>1. Vào app</text:p>
            <text:p>2. Vào màn hình tổng hợp</text:p>
            <text:p>3. Kill app</text:p>
            <text:p>4. Vào lại app</text:p>
          </table:table-cell>
          <table:table-cell table:style-name="ce32"/>
          <table:table-cell office:value-type="string" table:style-name="ce33">
            <text:p>Hiển thị màn hình dashboard</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table-cell office:value-type="string" table:style-name="ce17">
            <text:p>Thoát app</text:p>
          </table:table-cell>
          <table:table-cell office:value-type="string" table:style-name="ce32">
            <text:p>1. Vào app</text:p>
            <text:p>2. Vào lại app</text:p>
          </table:table-cell>
          <table:table-cell table:style-name="ce32"/>
          <table:table-cell office:value-type="string" table:style-name="ce33">
            <text:p>Hiển thị màn hình đang sử dụng</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11">
          <table:table-cell table:style-name="ce27"/>
          <table:table-cell office:value-type="string" table:style-name="ce17">
            <text:p>Khi có thông báo trong app</text:p>
          </table:table-cell>
          <table:table-cell office:value-type="string" table:style-name="ce32">
            <text:p>1. Đang sử dụng app</text:p>
            <text:p>2. click vào thông báo trong app</text:p>
          </table:table-cell>
          <table:table-cell table:style-name="ce32"/>
          <table:table-cell office:value-type="string" table:style-name="ce33">
            <text:p>-Hiển thị màn hình đang sử dụng</text:p>
            <text:p>- Tắt thông báo</text:p>
            <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table-cell office:value-type="string" table:style-name="ce17">
            <text:p>Khi click vào thông báo ngoài app</text:p>
          </table:table-cell>
          <table:table-cell office:value-type="string" table:style-name="ce32">
            <text:p>1. Đang sử dụng app</text:p>
            <text:p>2. click vào thông báo ngoài app</text:p>
          </table:table-cell>
          <table:table-cell table:style-name="ce32"/>
          <table:table-cell office:value-type="string" table:style-name="ce33">
            <text:p>- Thoát app</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8">
          <table:table-cell table:style-name="ce27"/>
          <table:table-cell office:value-type="string" table:style-name="ce18">
            <text:p>Kiểm tra khi vuốt xuống</text:p>
          </table:table-cell>
          <table:table-cell office:value-type="string" table:style-name="ce18">
            <text:p>kiểm tra giao diện khi người dùng vuốt xuống</text:p>
          </table:table-cell>
          <table:table-cell table:style-name="ce32"/>
          <table:table-cell office:value-type="string" table:style-name="ce34">
            <text:p>- Hiển thị danh sách hoá đơn cho đến khi hết</text:p>
            <text:p>- phân trang hiển thị 10 BTHTT</text:p>
            <text:p>-hiển thị biểu tượng loadmore khi vuốt xuống biểu diễn đang load dữ liệu</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11">
          <table:table-cell table:style-name="ce27"/>
          <table:table-cell office:value-type="string" table:style-name="ce18">
            <text:p>Kiểm tri khi người dùng vuốt lên</text:p>
          </table:table-cell>
          <table:table-cell office:value-type="string" table:style-name="ce18">
            <text:p>Vuốt lên</text:p>
          </table:table-cell>
          <table:table-cell table:style-name="ce32"/>
          <table:table-cell office:value-type="string" table:style-name="ce34">
            <text:p>- cập nhật bản khi hiện đang có</text:p>
            <text:p>- hiển thị iconloadmore khi người dừng vuốt lên</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table-cell office:value-type="string" table:style-name="ce18">
            <text:p>Kiểm tra khi người dùng nhẫn giữ vào một BTHTT</text:p>
          </table:table-cell>
          <table:table-cell office:value-type="string" table:style-name="ce18">
            <text:p>Vuốt xuống</text:p>
          </table:table-cell>
          <table:table-cell table:style-name="ce32"/>
          <table:table-cell office:value-type="string" table:style-name="ce34">
            <text:p>- hoá đơn không dịch chuyển, màu hoá đơn thay đổi</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table-cell office:value-type="string" table:style-name="ce18">
            <text:p>Kiểm tra khi người dùng vuốt bằng 2 ngón tay</text:p>
          </table:table-cell>
          <table:table-cell office:value-type="string" table:style-name="ce18">
            <text:p>Vuốt bằng 2 ngón tay</text:p>
          </table:table-cell>
          <table:table-cell table:style-name="ce32"/>
          <table:table-cell office:value-type="string" table:style-name="ce34">
            <text:p>- không cho phép hai BTHTT dịch chuyển</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table-cell office:value-type="string" table:style-name="ce18">
            <text:p>Kiểm tra khi người dùng vuốt mép trái màn hình</text:p>
          </table:table-cell>
          <table:table-cell office:value-type="string" table:style-name="ce18">
            <text:p>Vuốt mép trái màn hình</text:p>
          </table:table-cell>
          <table:table-cell table:style-name="ce32"/>
          <table:table-cell office:value-type="string" table:style-name="ce34">
            <text:p>- không back lại màn hình home</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11">
          <table:table-cell table:style-name="ce27"/>
          <table:table-cell office:value-type="string" table:style-name="ce18">
            <text:p>kiểm tra khi người dùng vuốt bằng 2 ngón tay về phía bên phải tại hai hoá đơn</text:p>
          </table:table-cell>
          <table:table-cell office:value-type="string" table:style-name="ce18">
            <text:p>hai ngón tay <text:s/>vuốt vào hai hoá đơn</text:p>
          </table:table-cell>
          <table:table-cell table:style-name="ce32"/>
          <table:table-cell office:value-type="string" table:style-name="ce34">
            <text:p>- <text:s/>không cho phép người dùng thực hiện</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style-name="ro7">
          <table:table-cell table:style-name="ce27"/>
          <table:table-cell office:value-type="string" table:style-name="ce18">
            <text:p>Kiểm tra khi người dùng vuốt mép phải</text:p>
          </table:table-cell>
          <table:table-cell office:value-type="string" table:style-name="ce18">
            <text:p>Vuốt mép phải màn hình</text:p>
          </table:table-cell>
          <table:table-cell table:style-name="ce32"/>
          <table:table-cell office:value-type="string" table:style-name="ce34">
            <text:p>- không hiển thị màn hình chi tiết một hoá đơn</text:p>
          </table:table-cell>
          <table:table-cell office:value-type="string" table:style-name="ce8">
            <text:p>PASSED</text:p>
          </table:table-cell>
          <table:table-cell table:number-columns-repeated="2" table:style-name="ce27"/>
          <table:table-cell table:number-columns-repeated="45" table:style-name="ce2"/>
          <table:table-cell table:number-columns-repeated="16331"/>
        </table:table-row>
        <table:table-row table:number-rows-repeated="27" table:style-name="ro1">
          <table:table-cell table:number-columns-repeated="8" table:style-name="ce27"/>
          <table:table-cell table:number-columns-repeated="45" table:style-name="ce2"/>
          <table:table-cell table:number-columns-repeated="16331"/>
        </table:table-row>
        <table:table-row table:number-rows-repeated="227" table:style-name="ro1">
          <table:table-cell table:number-columns-repeated="2" table:style-name="ce2"/>
          <table:table-cell table:number-columns-repeated="2" table:style-name="ce4"/>
          <table:table-cell table:style-name="ce2"/>
          <table:table-cell table:style-name="ce4"/>
          <table:table-cell table:number-columns-repeated="47" table:style-name="ce2"/>
          <table:table-cell table:number-columns-repeated="16331"/>
        </table:table-row>
        <table:table-row table:number-rows-repeated="1048250" table:style-name="ro12">
          <table:table-cell table:number-columns-repeated="16384"/>
        </table:table-row>
      </table:table>
      <table:table table:name="Thêm_mới_BTHTT" table:style-name="ta1">
        <table:table-column table:style-name="co1" table:default-cell-style-name="ce50"/>
        <table:table-column table:style-name="co10" table:default-cell-style-name="ce50"/>
        <table:table-column table:style-name="co11" table:default-cell-style-name="ce24"/>
        <table:table-column table:style-name="co4" table:default-cell-style-name="ce50"/>
        <table:table-column table:style-name="co12" table:default-cell-style-name="ce50"/>
        <table:table-column table:style-name="co1" table:number-columns-repeated="1018" table:default-cell-style-name="ce50"/>
        <table:table-column table:style-name="co1" table:default-cell-style-name="ce51"/>
        <table:table-column table:style-name="co9" table:number-columns-repeated="15360" table:default-cell-style-name="ce1"/>
        <table:table-row table:style-name="ro7">
          <table:table-cell office:value-type="string" table:style-name="ce47">
            <text:p>INTEGRATION TEST CASE</text:p>
          </table:table-cell>
          <table:table-cell table:style-name="ce48"/>
          <table:table-cell table:number-columns-repeated="4" table:style-name="ce49"/>
          <table:table-cell table:number-columns-repeated="4" table:style-name="ce50"/>
          <table:table-cell office:value-type="string" table:style-name="ce8">
            <text:p>PASSED</text:p>
          </table:table-cell>
          <table:table-cell office:value-type="string" table:style-name="ce9">
            <text:p>FAILED</text:p>
          </table:table-cell>
          <table:table-cell office:value-type="string" table:style-name="ce10">
            <text:p>PENDING</text:p>
          </table:table-cell>
          <table:table-cell office:value-type="string" table:style-name="ce11">
            <text:p>N/A</text:p>
          </table:table-cell>
          <table:table-cell table:number-columns-repeated="16370"/>
        </table:table-row>
        <table:table-row table:style-name="ro1">
          <table:table-cell office:value-type="string" table:style-name="ce48">
            <text:p>Screen Name</text:p>
          </table:table-cell>
          <table:table-cell office:value-type="string" table:style-name="ce52">
            <text:p>Bảng THTT – Thêm mới BTHTT</text:p>
          </table:table-cell>
          <table:table-cell table:number-columns-repeated="2" table:style-name="ce49"/>
          <table:table-cell office:value-type="string" table:style-name="ce48">
            <text:p>Creater</text:p>
          </table:table-cell>
          <table:table-cell office:value-type="string" table:style-name="ce52">
            <text:p>longth</text:p>
          </table:table-cell>
          <table:table-cell table:number-columns-repeated="1017" table:style-name="ce50"/>
          <table:table-cell table:number-columns-repeated="15361"/>
        </table:table-row>
        <table:table-row table:style-name="ro1">
          <table:table-cell office:value-type="string" table:style-name="ce48">
            <text:p>Screen Code</text:p>
          </table:table-cell>
          <table:table-cell office:value-type="string" table:style-name="ce52">
            <text:p>Bảng THTT - <text:s/>Thêm mới BTHTT</text:p>
          </table:table-cell>
          <table:table-cell table:number-columns-repeated="2" table:style-name="ce49"/>
          <table:table-cell office:value-type="string" table:style-name="ce48">
            <text:p>Create Date</text:p>
          </table:table-cell>
          <table:table-cell office:value-type="date" office:date-value="2020-03-16T00:00:00" table:style-name="ce53">
            <text:p>03/16/20</text:p>
          </table:table-cell>
          <table:table-cell table:number-columns-repeated="1017" table:style-name="ce50"/>
          <table:table-cell table:number-columns-repeated="15361"/>
        </table:table-row>
        <table:table-row table:style-name="ro7">
          <table:table-cell office:value-type="string" table:style-name="ce48">
            <text:p>Test requirement</text:p>
          </table:table-cell>
          <table:table-cell table:style-name="ce52"/>
          <table:table-cell table:number-columns-repeated="2" table:style-name="ce49"/>
          <table:table-cell office:value-type="string" table:style-name="ce48">
            <text:p>Updater</text:p>
          </table:table-cell>
          <table:table-cell table:style-name="ce52"/>
          <table:table-cell table:number-columns-repeated="1017" table:style-name="ce50"/>
          <table:table-cell table:number-columns-repeated="15361"/>
        </table:table-row>
        <table:table-row table:style-name="ro1">
          <table:table-cell office:value-type="string" table:style-name="ce48">
            <text:p>Version</text:p>
          </table:table-cell>
          <table:table-cell office:value-type="float" office:value="1" table:style-name="ce52">
            <text:p>1</text:p>
          </table:table-cell>
          <table:table-cell table:number-columns-repeated="2" table:style-name="ce49"/>
          <table:table-cell office:value-type="string" table:style-name="ce48">
            <text:p>Update Date</text:p>
          </table:table-cell>
          <table:table-cell table:style-name="ce52"/>
          <table:table-cell table:number-columns-repeated="1017" table:style-name="ce50"/>
          <table:table-cell table:number-columns-repeated="15361"/>
        </table:table-row>
        <table:table-row table:style-name="ro1">
          <table:table-cell office:value-type="string" table:style-name="ce48">
            <text:p>Tester</text:p>
          </table:table-cell>
          <table:table-cell office:value-type="string" table:style-name="ce52">
            <text:p>longth</text:p>
          </table:table-cell>
          <table:table-cell table:number-columns-repeated="2" table:style-name="ce49"/>
          <table:table-cell table:style-name="ce52"/>
          <table:table-cell table:style-name="ce49"/>
          <table:table-cell table:number-columns-repeated="1017" table:style-name="ce50"/>
          <table:table-cell table:number-columns-repeated="15361"/>
        </table:table-row>
        <table:table-row table:style-name="ro7">
          <table:table-cell office:value-type="string" table:style-name="ce48">
            <text:p>Pass</text:p>
          </table:table-cell>
          <table:table-cell office:value-type="string" table:style-name="ce48">
            <text:p>Fail</text:p>
          </table:table-cell>
          <table:table-cell office:value-type="string" table:style-name="ce48">
            <text:p>Pending</text:p>
          </table:table-cell>
          <table:table-cell table:style-name="ce49"/>
          <table:table-cell office:value-type="string" table:style-name="ce48">
            <text:p>N/A</text:p>
          </table:table-cell>
          <table:table-cell office:value-type="string" table:style-name="ce48">
            <text:p>Number of Test cases</text:p>
          </table:table-cell>
          <table:table-cell table:number-columns-repeated="1017" table:style-name="ce50"/>
          <table:table-cell table:number-columns-repeated="15361"/>
        </table:table-row>
        <table:table-row table:style-name="ro1">
          <table:table-cell table:number-columns-repeated="3" table:style-name="ce48"/>
          <table:table-cell table:style-name="ce49"/>
          <table:table-cell table:number-columns-repeated="2" table:style-name="ce48"/>
          <table:table-cell table:number-columns-repeated="1017" table:style-name="ce50"/>
          <table:table-cell table:number-columns-repeated="15361"/>
        </table:table-row>
        <table:table-row table:style-name="ro13">
          <table:table-cell office:value-type="string" table:style-name="ce54">
            <text:p>ID</text:p>
          </table:table-cell>
          <table:table-cell office:value-type="string" table:style-name="ce54">
            <text:p>Test Case Title</text:p>
          </table:table-cell>
          <table:table-cell office:value-type="string" table:style-name="ce54">
            <text:p>Test Case Description</text:p>
          </table:table-cell>
          <table:table-cell office:value-type="string" table:style-name="ce54">
            <text:p>Input</text:p>
          </table:table-cell>
          <table:table-cell office:value-type="string" table:style-name="ce54">
            <text:p>Expect Result</text:p>
          </table:table-cell>
          <table:table-cell office:value-type="string" table:style-name="ce54">
            <text:p>Result</text:p>
          </table:table-cell>
          <table:table-cell office:value-type="string" table:style-name="ce54">
            <text:p>Test date</text:p>
          </table:table-cell>
          <table:table-cell office:value-type="string" table:style-name="ce54">
            <text:p>Note</text:p>
          </table:table-cell>
          <table:table-cell table:number-columns-repeated="1015" table:style-name="ce50"/>
          <table:table-cell table:number-columns-repeated="15361"/>
        </table:table-row>
        <table:table-row table:style-name="ro2">
          <table:table-cell office:value-type="string" table:number-columns-spanned="8" table:number-rows-spanned="1" table:style-name="ce72">
            <text:p>Kiểm tra giao diện chung</text:p>
          </table:table-cell>
          <table:covered-table-cell table:number-columns-repeated="7"/>
          <table:table-cell table:number-columns-repeated="1015" table:style-name="ce50"/>
          <table:table-cell table:number-columns-repeated="15361"/>
        </table:table-row>
        <table:table-row table:style-name="ro14">
          <table:table-cell table:style-name="ce50"/>
          <table:table-cell office:value-type="string" table:style-name="ce50">
            <text:p>Kiểm tra màn hình thông tin chung</text:p>
          </table:table-cell>
          <table:table-cell office:value-type="string" table:style-name="ce24">
            <text:p>1. đăng nhập vào hệ thống.</text:p>
            <text:p>2. click vào BTHTT</text:p>
            <text:p>3. click vào button + (thêm mới tờ trình)</text:p>
          </table:table-cell>
          <table:table-cell office:value-type="string" table:style-name="ce50">
            <text:p>Đã cài đặt app</text:p>
          </table:table-cell>
          <table:table-cell office:value-type="string" table:style-name="ce50">
            <text:p>1. Màn hình hiển thị bao gồm các thông tin :</text:p>
            <text:p>- Thông tin chung<text:s text:c="2"/></text:p>
            <text:p>+ Title :Thông tin chung</text:p>
            <text:p>+ Dropdown: Loại bảng THTT</text:p>
            <text:p>+ Combobox: Ngày chứng từ</text:p>
            <text:p>+ Text: Nội dung</text:p>
            <text:p>+ Text: Email kế toán</text:p>
            <text:p>+ TextDrop : Người yêu cầu</text:p>
            <text:p>+ Search: Yếu tố chi phí</text:p>
            <text:p><text:s/>- Tờ trình :</text:p>
            <text:p>+ danh sách tờ trình</text:p>
            <text:p>+ button thêm mới</text:p>
            <text:p>- Thông tin số tiền:</text:p>
            <text:p>+ Dropdown: Tiền tệ</text:p>
            <text:p>+ text: Tỷ giá</text:p>
            <text:p>+ Text: Tổng tiền vật tư</text:p>
            <text:p>+ Text: Tổng tiền dề nghị</text:p>
            <text:p>+ Text: Tỏng tiền được duyệt</text:p>
            <text:p>- Thông tin Voffice:</text:p>
            <text:p>+ Text: Số hiệu văn bản</text:p>
            <text:p>+ Checkbox: Trạng thái ký</text:p>
            <text:p>+ Date: Ngày duyệt VO</text:p>
            <text:p>- Thông tin trạng thái:</text:p>
            <text:p>+ Text: Trạng thái duyệt</text:p>
            <text:p>+ Text: Trạng thái chi</text:p>
            <text:p>+ Checkbox: Trạng thái tài liệu</text:p>
            <text:p>-Scroll thu gọn</text:p>
            <text:p>- icon mắt: Thu gọn</text:p>
          </table:table-cell>
          <table:table-cell office:value-type="string" table:style-name="ce8">
            <text:p>PASSED</text:p>
          </table:table-cell>
          <table:table-cell table:number-columns-repeated="1017" table:style-name="ce50"/>
          <table:table-cell table:number-columns-repeated="15361"/>
        </table:table-row>
        <table:table-row table:style-name="ro15">
          <table:table-cell table:style-name="ce50"/>
          <table:table-cell office:value-type="string" table:style-name="ce50">
            <text:p>Kiểm tra màn hình thông tin Hóa đơn</text:p>
          </table:table-cell>
          <table:table-cell office:value-type="string" table:style-name="ce24">
            <text:p>1. đăng nhập vào hệ thống.</text:p>
            <text:p>2. click vào BTHTT</text:p>
            <text:p>3. click vào button + (thêm mới tờ trình)</text:p>
            <text:p>4. Click vào Thông tin hóa đơn</text:p>
          </table:table-cell>
          <table:table-cell office:value-type="string" table:style-name="ce50">
            <text:p>Đã cài đặt app</text:p>
          </table:table-cell>
          <table:table-cell office:value-type="string" table:style-name="ce50">
            <text:p>1. Màn hình hiển thị bao gồm các thông tin :</text:p>
            <text:p>- Danh sách Hóa đơn:</text:p>
            <text:p>+ Tên công ty</text:p>
            <text:p>+ Số chứng từ</text:p>
            <text:p>+ Số tiền</text:p>
            <text:p>+ Nội dung hóa đơn</text:p>
            <text:p>+ Ngày tháng hóa đơn</text:p>
            <text:p><text:span text:style-name="T5">+ Button : Xoá</text:span><text:span text:style-name="T5"/></text:p>
            <text:p>- Button Thêm hóa đơn</text:p>
          </table:table-cell>
          <table:table-cell office:value-type="string" table:style-name="ce8">
            <text:p>PASSED</text:p>
          </table:table-cell>
          <table:table-cell table:number-columns-repeated="1017" table:style-name="ce50"/>
          <table:table-cell table:number-columns-repeated="15361"/>
        </table:table-row>
        <table:table-row table:style-name="ro16">
          <table:table-cell table:style-name="ce50"/>
          <table:table-cell office:value-type="string" table:style-name="ce50">
            <text:p>Kiểm tra màn hình danh sách thông tin Hóa đơn</text:p>
          </table:table-cell>
          <table:table-cell office:value-type="string" table:style-name="ce24">
            <text:p>1. đăng nhập vào hệ thống.</text:p>
            <text:p>2. click vào BTHTT</text:p>
            <text:p>3. click vào button + (thêm mới tờ trình)</text:p>
            <text:p>4. click vào danh sách thông tin hóa đơn</text:p>
            <text:p>5. Click vào button thêm hóa đơn</text:p>
          </table:table-cell>
          <table:table-cell office:value-type="string" table:style-name="ce50">
            <text:p>Đã cài đặt app</text:p>
          </table:table-cell>
          <table:table-cell office:value-type="string" table:style-name="ce50">
            <text:p>- Màn hình bao gồm các thông tin như :</text:p>
            <text:p>+ Group thay tháng của ngày lập</text:p>
            <text:p>+ Date : Ngày lập</text:p>
            <text:p>+ Text: Nội dung</text:p>
            <text:p>+ Text: Số tiền</text:p>
            <text:p/>
          </table:table-cell>
          <table:table-cell office:value-type="string" table:style-name="ce8">
            <text:p>PASSED</text:p>
          </table:table-cell>
          <table:table-cell table:number-columns-repeated="1017" table:style-name="ce50"/>
          <table:table-cell table:number-columns-repeated="15361"/>
        </table:table-row>
        <table:table-row table:style-name="ro17">
          <table:table-cell table:style-name="ce50"/>
          <table:table-cell office:value-type="string" table:style-name="ce50">
            <text:p>Kiểm chan màn hình danh sách thông tin chi</text:p>
          </table:table-cell>
          <table:table-cell office:value-type="string" table:style-name="ce24">
            <text:p>1. đăng nhập vào hệ thống.</text:p>
            <text:p>2. click vào BTHTT</text:p>
            <text:p>3. click vào button + (thêm mới tờ trình)</text:p>
            <text:p>4.click vào tab thông tin chi</text:p>
          </table:table-cell>
          <table:table-cell office:value-type="string" table:style-name="ce50">
            <text:p>Đã cài đặt app</text:p>
          </table:table-cell>
          <table:table-cell office:value-type="string" table:style-name="ce50">
            <text:p>- Màn hình hiển thị bao gồm các thông tin như:</text:p>
            <text:p>+ Group : tháng/ năm</text:p>
            <text:p>+ Date : Thời gian</text:p>
            <text:p>+ Text: Số tờ trình</text:p>
            <text:p>+ Text: Nội dung</text:p>
            <text:p>+ Text Trạng thái/ ngày tạo</text:p>
            <text:p>+ Text số tiền</text:p>
          </table:table-cell>
          <table:table-cell office:value-type="string" table:style-name="ce10">
            <text:p>PENDING</text:p>
          </table:table-cell>
          <table:table-cell table:number-columns-repeated="1017" table:style-name="ce50"/>
          <table:table-cell table:number-columns-repeated="15361"/>
        </table:table-row>
        <table:table-row table:style-name="ro8">
          <table:table-cell table:style-name="ce50"/>
          <table:table-cell office:value-type="string" table:style-name="ce50">
            <text:p>Kiểm tra màn hình đính kèm</text:p>
          </table:table-cell>
          <table:table-cell office:value-type="string" table:style-name="ce24">
            <text:p>1. đăng nhập vào hệ thống.</text:p>
            <text:p>2. click vào BTHTT</text:p>
            <text:p>3. click vào button + (thêm mới tờ trình)</text:p>
            <text:p>4. click vào file đính kèm</text:p>
          </table:table-cell>
          <table:table-cell office:value-type="string" table:style-name="ce50">
            <text:p>Đã cài đặt app</text:p>
          </table:table-cell>
          <table:table-cell office:value-type="string" table:style-name="ce50">
            <text:p>-Màn hình hiển thị nội dung tệp/file đính kèm dưới dạng view chi tiết, cho phép người dùng có thể đọc hết toàn bộ file đã đính kèm</text:p>
            <text:p>- Danh sách các file đính kèm ( nếu có)</text:p>
            <text:p>- Button tuỳ chọn : Xóa</text:p>
          </table:table-cell>
          <table:table-cell office:value-type="string" table:style-name="ce8">
            <text:p>PASSED</text:p>
          </table:table-cell>
          <table:table-cell table:number-columns-repeated="1017" table:style-name="ce50"/>
          <table:table-cell table:number-columns-repeated="15361"/>
        </table:table-row>
        <table:table-row table:style-name="ro17">
          <table:table-cell table:style-name="ce50"/>
          <table:table-cell office:value-type="string" table:style-name="ce50">
            <text:p>Kiểm tra màn hình thông tin trình ký</text:p>
          </table:table-cell>
          <table:table-cell office:value-type="string" table:style-name="ce24">
            <text:p>1. đăng nhập vào hệ thống.</text:p>
            <text:p>2. click vào BTHTT</text:p>
            <text:p>3. click vào button + (thêm mới tờ trình)</text:p>
            <text:p>4. click vào fthông tin trình ký</text:p>
          </table:table-cell>
          <table:table-cell office:value-type="string" table:style-name="ce50">
            <text:p>Đã cài đặt app</text:p>
          </table:table-cell>
          <table:table-cell office:value-type="string" table:style-name="ce50">
            <text:p>- Màn hình hiển thị các thông tin bao gồm :</text:p>
            <text:p>+ Text: trích yếu nội dung</text:p>
            <text:p>+ Text: Ngày duyệt Voffice</text:p>
            <text:p>+ Text: Độ ưu tiên<text:s text:c="2"/></text:p>
            <text:p>+ Group: Danh sách văn bản chính</text:p>
            <text:p>+ Group : danh sách tệp đính kèm</text:p>
            <text:p>+ Group : danh sách ký duyệt</text:p>
          </table:table-cell>
          <table:table-cell office:value-type="string" table:style-name="ce8">
            <text:p>PASSED</text:p>
          </table:table-cell>
          <table:table-cell table:number-columns-repeated="1017" table:style-name="ce50"/>
          <table:table-cell table:number-columns-repeated="15361"/>
        </table:table-row>
        <table:table-row table:style-name="ro17">
          <table:table-cell table:style-name="ce50"/>
          <table:table-cell office:value-type="string" table:style-name="ce55">
            <text:p>Kiểm tra bố cục, font chữ, chính tả</text:p>
          </table:table-cell>
          <table:table-cell office:value-type="string" table:style-name="ce55">
            <text:p>1. Kiểm tra về bố cục, font chữ, chính tả, màu chữ</text:p>
            <text:p/>
          </table:table-cell>
          <table:table-cell office:value-type="string" table:style-name="ce56">
            <text:p>- Có tờ trình</text:p>
          </table:table-cell>
          <table:table-cell office:value-type="string" table:style-name="ce55">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text:p>
            <text:p>- Kiểm tra tất cả lỗi về chính tả, cấu trúc câu, ngữ pháp trên màn hình</text:p>
            <text:p>- Form được bố trí hợp lý và dễ sử dụng</text:p>
          </table:table-cell>
          <table:table-cell office:value-type="string" table:style-name="ce8">
            <text:p>PASSED</text:p>
          </table:table-cell>
          <table:table-cell table:number-columns-repeated="1017" table:style-name="ce50"/>
          <table:table-cell table:style-name="ce51"/>
          <table:table-cell table:number-columns-repeated="15360"/>
        </table:table-row>
        <table:table-row table:style-name="ro4">
          <table:table-cell table:style-name="ce50"/>
          <table:table-cell office:value-type="string" table:style-name="ce57">
            <text:p>Kiểm tra căn lề các thông tin hiển thị</text:p>
          </table:table-cell>
          <table:table-cell office:value-type="string" table:style-name="ce57">
            <text:p>Kiểm tra căn lề</text:p>
          </table:table-cell>
          <table:table-cell table:style-name="ce56"/>
          <table:table-cell office:value-type="string" table:style-name="ce57">
            <text:p/>
            <text:p>'-Text: căn lề trái</text:p>
            <text:p>-HeaderName căn trái và bôi đậm</text:p>
            <text:p>-Ngày tháng năm: dd/mm/yyyy</text:p>
            <text:p>-Title : hiển thị đầy đủ thông tin</text:p>
            <text:p>-Content: hiển thị đầy đủ</text:p>
            <text:p>-Số tiền: <text:s/>kiểu dữ liệu xxx.xxx.xxx</text:p>
            <text:p/>
            <text:p/>
          </table:table-cell>
          <table:table-cell office:value-type="string" table:style-name="ce8">
            <text:p>PASSED</text:p>
          </table:table-cell>
          <table:table-cell table:number-columns-repeated="1017" table:style-name="ce50"/>
          <table:table-cell table:style-name="ce51"/>
          <table:table-cell table:number-columns-repeated="15360"/>
        </table:table-row>
        <table:table-row table:style-name="ro1">
          <table:table-cell table:style-name="ce50"/>
          <table:table-cell office:value-type="string" table:style-name="ce57">
            <text:p>kiểm tra button back</text:p>
          </table:table-cell>
          <table:table-cell office:value-type="string" table:style-name="ce57">
            <text:p>click vào button back</text:p>
          </table:table-cell>
          <table:table-cell table:style-name="ce56"/>
          <table:table-cell office:value-type="string" table:style-name="ce57">
            <text:p>Quay trở lại màn hình Dashboard</text:p>
          </table:table-cell>
          <table:table-cell office:value-type="string" table:style-name="ce8">
            <text:p>PASSED</text:p>
          </table:table-cell>
          <table:table-cell table:number-columns-repeated="1017" table:style-name="ce50"/>
          <table:table-cell table:style-name="ce51"/>
          <table:table-cell table:number-columns-repeated="15360"/>
        </table:table-row>
        <table:table-row table:style-name="ro2">
          <table:table-cell office:value-type="string" table:number-columns-spanned="8" table:number-rows-spanned="1" table:style-name="ce73">
            <text:p>Kiểm tra các trường dữ liệu</text:p>
          </table:table-cell>
          <table:covered-table-cell table:number-columns-repeated="7"/>
          <table:table-cell table:number-columns-repeated="1015" table:style-name="ce50"/>
          <table:table-cell table:style-name="ce51"/>
          <table:table-cell table:number-columns-repeated="15360"/>
        </table:table-row>
        <table:table-row table:style-name="ro18">
          <table:table-cell table:style-name="ce50"/>
          <table:table-cell office:value-type="string" table:style-name="ce50">
            <text:p>Kiểm tra dropdown Loại bảng THTT</text:p>
          </table:table-cell>
          <table:table-cell office:value-type="string" table:style-name="ce24">
            <text:p>1. Đăng nhập vào hệ thống</text:p>
            <text:p>2. click vào BTHTT</text:p>
            <text:p>3. click vào button thêm mới BTHTT</text:p>
            <text:p>4. click vào Loại BTHTT</text:p>
          </table:table-cell>
          <table:table-cell table:style-name="ce50"/>
          <table:table-cell office:value-type="string" table:style-name="ce50">
            <text:p><text:span text:style-name="T1">Bao gồm các loại:</text:span><text:span text:style-name="T1"/></text:p>
            <text:p><text:span text:style-name="T1">‘</text:span><text:span text:style-name="T1">0’ : Thanh toán cho đối<text:s/></text:span><text:span text:style-name="T1">tác</text:span><text:span text:style-name="T1"/></text:p>
            <text:p><text:span text:style-name="T1">‘</text:span><text:span text:style-name="T1">1’ : Hoàn ứng</text:span><text:span text:style-name="T1"/></text:p>
            <text:p><text:span text:style-name="T1">‘</text:span><text:span text:style-name="T1">2’ : Trực tiếp</text:span><text:span text:style-name="T1"/></text:p>
            <text:p><text:span text:style-name="T1">‘</text:span><text:span text:style-name="T1">3’ : Nhân công (chi phí)</text:span><text:span text:style-name="T1"/></text:p>
            <text:p><text:span text:style-name="T1">‘</text:span><text:span text:style-name="T1">4’ : Nhân công (đầu tư)</text:span><text:span text:style-name="T1"/></text:p>
            <text:p><text:span text:style-name="T1">‘</text:span><text:span text:style-name="T1">5’ :<text:s/></text:span><text:span text:style-name="T6">Nhân công (dở dang)</text:span><text:span text:style-name="T6"/></text:p>
            <text:p/>
          </table:table-cell>
          <table:table-cell office:value-type="string" table:style-name="ce8">
            <text:p>PASSED</text:p>
          </table:table-cell>
          <table:table-cell table:number-columns-repeated="1017" table:style-name="ce50"/>
          <table:table-cell table:style-name="ce51"/>
          <table:table-cell table:number-columns-repeated="15360"/>
        </table:table-row>
        <table:table-row table:style-name="ro19">
          <table:table-cell table:style-name="ce50"/>
          <table:table-cell office:value-type="string" table:style-name="ce50">
            <text:p>Kiểm tra trường người yêu cầu</text:p>
          </table:table-cell>
          <table:table-cell office:value-type="string" table:style-name="ce24">
            <text:p>1. Đăng nhập vào hệ thống</text:p>
            <text:p>2. click vào BTHTT</text:p>
            <text:p>3. click vào button thêm mới BTHTT</text:p>
            <text:p>4. click vào người yêu cầu</text:p>
          </table:table-cell>
          <table:table-cell table:style-name="ce50"/>
          <table:table-cell office:value-type="string" table:style-name="ce50">
            <text:p>1. hiển thị dropdown bao gồm thông tin người yêu cầu</text:p>
            <text:p>2.<text:span text:style-name="T1">Hiển thị danh sách user thuộc phòng/ban ở trên</text:span></text:p>
            <text:p><text:span text:style-name="T1"><text:s/>-Nếu user đăng nhập nằm trong danh sách user phòng/ban đã chọn thì mặc định là user đăng nhập</text:span></text:p>
            <text:p><text:span text:style-name="T1">- Mặc định trường c_bpartner_Id theo requester_id bằng việc map username của requester_id với employee_code của bảng bpartner, nếu tìm được nhiều hơn 1 c_bpartner thì ưu tiên lấy theo thứ tự:</text:span></text:p>
            <text:p><text:span text:style-name="T1">- Trạng thái hiệu lực = ‘Y’</text:span></text:p>
            <text:p><text:span text:style-name="T1">- Phòng ban trùng <text:s/>phòng/ban khai báo ở ad_user</text:span></text:p>
            <text:p><text:span text:style-name="T1">Random</text:span></text:p>
            <text:p><text:span text:style-name="T1"/></text:p>
            <text:p/>
          </table:table-cell>
          <table:table-cell office:value-type="string" table:style-name="ce8">
            <text:p>PASSED</text:p>
          </table:table-cell>
          <table:table-cell table:number-columns-repeated="1017" table:style-name="ce50"/>
          <table:table-cell table:style-name="ce51"/>
          <table:table-cell table:number-columns-repeated="15360"/>
        </table:table-row>
        <table:table-row table:style-name="ro9">
          <table:table-cell table:style-name="ce50"/>
          <table:table-cell office:value-type="string" table:style-name="ce50">
            <text:p>Kiểm tra trường dữ liệu đổ về Người yêu câu</text:p>
          </table:table-cell>
          <table:table-cell office:value-type="string" table:style-name="ce24">
            <text:p>1. Đăng nhập vào hệ thống</text:p>
            <text:p>2. click vào BTHTT</text:p>
            <text:p>3. click vào button thêm mới BTHTT</text:p>
            <text:p>4. click vào Người yêu cầu</text:p>
          </table:table-cell>
          <table:table-cell table:style-name="ce50"/>
          <table:table-cell office:value-type="string" table:style-name="ce50">
            <text:p>Mặc định trường c_bpartner_Id theo requester_id bằng việc map username của requester_id với employee_code của bảng bpartner, nếu tìm được nhiều hơn 1 c_bpartner thì ưu tiên lấy theo thứ tự:</text:p>
            <text:p>- Trạng thái hiệu lực = ‘Y’</text:p>
            <text:p>- Phòng ban trùng phòng/ban khai báo ở ad_user</text:p>
            <text:p>- Random</text:p>
          </table:table-cell>
          <table:table-cell office:value-type="string" table:style-name="ce8">
            <text:p>PASSED</text:p>
          </table:table-cell>
          <table:table-cell table:number-columns-repeated="1017" table:style-name="ce50"/>
          <table:table-cell table:style-name="ce51"/>
          <table:table-cell table:number-columns-repeated="15360"/>
        </table:table-row>
        <table:table-row table:style-name="ro8">
          <table:table-cell table:style-name="ce50"/>
          <table:table-cell office:value-type="string" table:style-name="ce50">
            <text:p>kiểm tra dữ liệu trường Ngày chứng từ</text:p>
          </table:table-cell>
          <table:table-cell office:value-type="string" table:style-name="ce24">
            <text:p>1. Đăng nhập vào hệ thống</text:p>
            <text:p>2. click vào BTHTT</text:p>
            <text:p>3. click vào button thêm mới BTHTT</text:p>
            <text:p>4. click vào ngày chứng từ</text:p>
          </table:table-cell>
          <table:table-cell table:style-name="ce50"/>
          <table:table-cell office:value-type="string" table:style-name="ce58">
            <text:p>Khi sửa ngày chứng từ nếu ngày chứng từ &lt; ngày lập tờ trình thì xóa tờ trình đi.</text:p>
          </table:table-cell>
          <table:table-cell office:value-type="string" table:style-name="ce8">
            <text:p>PASSED</text:p>
          </table:table-cell>
          <table:table-cell table:number-columns-repeated="1017" table:style-name="ce50"/>
          <table:table-cell table:style-name="ce51"/>
          <table:table-cell table:number-columns-repeated="15360"/>
        </table:table-row>
        <table:table-row table:style-name="ro8">
          <table:table-cell table:style-name="ce50"/>
          <table:table-cell office:value-type="string" table:style-name="ce50">
            <text:p>Kiểm tra trường Nội dung</text:p>
          </table:table-cell>
          <table:table-cell office:value-type="string" table:style-name="ce24">
            <text:p>1. Đăng nhập vào hệ thống</text:p>
            <text:p>2. click vào BTHTT</text:p>
            <text:p>3. click vào button thêm mới BTHTT</text:p>
            <text:p>4. click vào Nhập nội dung<text:s text:c="2"/></text:p>
          </table:table-cell>
          <table:table-cell table:style-name="ce50"/>
          <table:table-cell office:value-type="string" table:style-name="ce50">
            <text:p>1. Mặc định là kiểu dữ liệu String</text:p>
            <text:p>2. Không quá 250 ký tự</text:p>
            <text:p>3. Lưu <text:s/>vào trường Description vào Bảng C_Statment</text:p>
          </table:table-cell>
          <table:table-cell office:value-type="string" table:style-name="ce8">
            <text:p>PASSED</text:p>
          </table:table-cell>
          <table:table-cell table:number-columns-repeated="1017" table:style-name="ce50"/>
          <table:table-cell table:style-name="ce51"/>
          <table:table-cell table:number-columns-repeated="15360"/>
        </table:table-row>
        <table:table-row table:style-name="ro20">
          <table:table-cell table:style-name="ce50"/>
          <table:table-cell office:value-type="string" table:style-name="ce50">
            <text:p>Kiểm tra trường Tờ trình</text:p>
          </table:table-cell>
          <table:table-cell office:value-type="string" table:style-name="ce24">
            <text:p>1. Đăng nhập vào hệ thống</text:p>
            <text:p>2. click vào BTHTT</text:p>
            <text:p>3. click vào button thêm mới BTHTT</text:p>
            <text:p>4. click vào thêm tờ trình</text:p>
          </table:table-cell>
          <table:table-cell table:style-name="ce50"/>
          <table:table-cell office:value-type="string" table:style-name="ce50">
            <text:p>- Khi chọn thêm mới tờ trình, chuyển sang màn hình Danh sách tờ trình và lọc lên các bản ghi thỏa mãn:</text:p>
            <text:p>- Tờ trình có trạng thái tài liệu là Đã hoàn thành</text:p>
            <text:p>- Lọc trong danh mục có phòng ban hoặc phòng ban chia sẻ là phòng/ban của bảng THTT</text:p>
            <text:p>- Ngày lập của Tờ trình không vượt quá ngày chứng từ của BTHTT</text:p>
            <text:p>- Tờ trình chưa được tích chọn Đã kết thúc</text:p>
            <text:p>- Đánh đúng số tờ trình thỏa mãn thì ra luôn kết quả. Hiển thị = Số tờ trình_Ngày lập_Tổng tiền được duyệt_Nội dung</text:p>
            <text:p>- Trong 01 bảng THTT không có 2 bản ghi tờ trình giống nhau.</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89">
            <text:p>Group Số tiền</text:p>
          </table:table-cell>
          <table:covered-table-cell table:number-columns-repeated="7"/>
          <table:table-cell table:number-columns-repeated="1015"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số tiền</text:p>
          </table:table-cell>
          <table:table-cell office:value-type="string" table:style-name="ce24">
            <text:p>1. Đăng nhập vào hệ thống</text:p>
            <text:p>2. click vào BTHTT</text:p>
            <text:p>3. click vào 1 BTHTT có sẵn</text:p>
            <text:p>4. Kiểm tra thông tin số tiền</text:p>
          </table:table-cell>
          <table:table-cell office:value-type="string" table:style-name="ce50">
            <text:p>BTHTT có hóa đơn</text:p>
          </table:table-cell>
          <table:table-cell office:value-type="string" table:style-name="ce50">
            <text:p>Số tiền đề nghị bằng tổng số tiền của các hóa đơn được chọn</text:p>
            <text:p>Số tiền được duyệt mặc định bằng với số tiền đề nghị</text:p>
          </table:table-cell>
          <table:table-cell office:value-type="string" table:style-name="ce86">
            <text:p>FAILED</text:p>
          </table:table-cell>
          <table:table-cell table:style-name="ce50"/>
          <table:table-cell office:value-type="string" table:style-name="ce50">
            <text:p>Bug 520</text:p>
          </table:table-cell>
          <table:table-cell table:number-columns-repeated="1015" table:style-name="ce50"/>
          <table:table-cell table:style-name="ce51"/>
          <table:table-cell table:number-columns-repeated="15360" table:style-name="ce1"/>
        </table:table-row>
        <table:table-row table:style-name="ro2">
          <table:table-cell office:value-type="string" table:number-columns-spanned="8" table:number-rows-spanned="1" table:style-name="ce73">
            <text:p>Group Voffice</text:p>
          </table:table-cell>
          <table:covered-table-cell table:number-columns-repeated="7"/>
          <table:table-cell table:number-columns-repeated="1015"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số hiệu văn bản</text:p>
          </table:table-cell>
          <table:table-cell office:value-type="string" table:style-name="ce24">
            <text:p>1. Đăng nhập vào hệ thống</text:p>
            <text:p>2. click vào BTHTT</text:p>
            <text:p>3. click vào button thêm mới BTHTT</text:p>
            <text:p>4. Kiểm tra group VO</text:p>
          </table:table-cell>
          <table:table-cell table:style-name="ce50"/>
          <table:table-cell office:value-type="string" table:style-name="ce50">
            <text:p>-Hiển thị dạng text</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1">
          <table:table-cell table:style-name="ce50"/>
          <table:table-cell office:value-type="string" table:style-name="ce50">
            <text:p>Kiểm tra trường<text:s/><text:span text:style-name="T7">Trạng thái<text:s/></text:span><text:span text:style-name="T7">ký</text:span></text:p>
          </table:table-cell>
          <table:table-cell office:value-type="string" table:style-name="ce24">
            <text:p>1. Đăng nhập vào hệ thống</text:p>
            <text:p>2. click vào BTHTT</text:p>
            <text:p>3. click vào button thêm mới BTHTT</text:p>
            <text:p>4. Kiểm tra group VO</text:p>
          </table:table-cell>
          <table:table-cell table:style-name="ce50"/>
          <table:table-cell office:value-type="string" table:style-name="ce59">
            <text:p>Lấy trạng thái sau trình ký. Bao gồm:</text:p>
            <text:p>0-Chưa ký</text:p>
            <text:p>1-Văn thu từ chối</text:p>
            <text:p>2-Lãnh đạo từ chối</text:p>
            <text:p>3-Đã phê duyệt</text:p>
            <text:p>4-Hủy luồng</text:p>
            <text:p>5-Đã ban hành</text:p>
            <text:p><text:span text:style-name="T12">10-Chờ ký</text:spa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Ngày duyệt Voffice</text:p>
          </table:table-cell>
          <table:table-cell office:value-type="string" table:style-name="ce24">
            <text:p>1. Đăng nhập vào hệ thống</text:p>
            <text:p>2. click vào BTHTT</text:p>
            <text:p>3. click vào button thêm mới BTHTT</text:p>
            <text:p>4. Kiểm tra group VO</text:p>
          </table:table-cell>
          <table:table-cell table:style-name="ce50"/>
          <table:table-cell office:value-type="string" table:style-name="ce59">
            <text:p>Lấy thông tin sau trình ký Voffice</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73">
            <text:p>Group: Thông tin trạng thái</text:p>
          </table:table-cell>
          <table:covered-table-cell table:number-columns-repeated="7"/>
          <table:table-cell table:style-name="ce60"/>
          <table:table-cell table:number-columns-repeated="1014" table:style-name="ce50"/>
          <table:table-cell table:style-name="ce51"/>
          <table:table-cell table:number-columns-repeated="15360" table:style-name="ce1"/>
        </table:table-row>
        <table:table-row table:style-name="ro22">
          <table:table-cell table:style-name="ce50"/>
          <table:table-cell office:value-type="string" table:style-name="ce50">
            <text:p>Kiểm tra trường trạng thái duyệt</text:p>
          </table:table-cell>
          <table:table-cell office:value-type="string" table:style-name="ce24">
            <text:p>1. Đăng nhập vào hệ thống</text:p>
            <text:p>2. click vào BTHTT</text:p>
            <text:p>3. click vào button thêm mới BTHTT</text:p>
            <text:p>4. Kiểm tra group Thông tin trạng thái</text:p>
          </table:table-cell>
          <table:table-cell table:style-name="ce50"/>
          <table:table-cell office:value-type="string" table:style-name="ce59">
            <text:p>Cập nhật trạng thái trên web về mobile</text:p>
            <text:p>Bao gồm 3 trạng thái:</text:p>
            <text:p><text:span text:style-name="T7">- ‘DR’ - Chưa duyệt: Chứng<text:s/></text:span><text:span text:style-name="T7">từ mới tạo hoặc sau khi RA<text:s/></text:span><text:span text:style-name="T7">thành công bản ghi</text:span><text:span text:style-name="T7"/></text:p>
            <text:p><text:span text:style-name="T7">- ‘RQ’ - Đề nghị duyệt</text:span><text:span text:style-name="T7"/></text:p>
            <text:p><text:span text:style-name="T7">- ‘PO’ - Đã duyệt: Kế toán<text:s/></text:span><text:span text:style-name="T7">kiểm tra và chuyển trạng<text:s/></text:span><text:span text:style-name="T7">thái</text:span><text:span text:style-name="T7"/></text:p>
            <text:p><text:span text:style-name="T7">- ‘DN’ - Từ chối: Kế toán<text:s/></text:span><text:span text:style-name="T7">kiểm tra và chuyển trạng<text:s/></text:span><text:span text:style-name="T7">thái</text:spa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3">
          <table:table-cell table:style-name="ce50"/>
          <table:table-cell office:value-type="string" table:style-name="ce50">
            <text:p>Kiểm tra trường trạng thái chi</text:p>
          </table:table-cell>
          <table:table-cell office:value-type="string" table:style-name="ce24">
            <text:p>1. Đăng nhập vào hệ thống</text:p>
            <text:p>2. click vào BTHTT</text:p>
            <text:p>3. click vào button thêm mới BTHTT</text:p>
            <text:p>4. Kiểm tra group Thông tin trạng thái</text:p>
          </table:table-cell>
          <table:table-cell table:style-name="ce50"/>
          <table:table-cell office:value-type="string" table:style-name="ce59">
            <text:p>Cập nhật trạng thái trên web về mobile</text:p>
            <text:p>Bao gồm các trạng thái:</text:p>
            <text:p><text:span text:style-name="T7">- ‘0’ - Chưa chi: nếu không<text:s/></text:span><text:span text:style-name="T7">có một phiếu chi nào chi<text:s/></text:span><text:span text:style-name="T7">tiền cho hóa đơn trong bảng<text:s/></text:span><text:span text:style-name="T7">THTT</text:span><text:span text:style-name="T7"/></text:p>
            <text:p><text:span text:style-name="T7">- ‘1’ - Chi chưa đủ: có ít<text:s/></text:span><text:span text:style-name="T7">nhất một phiếu chi chi tiền<text:s/></text:span><text:span text:style-name="T7">cho một hóa đơn thuộc bảng<text:s/></text:span><text:span text:style-name="T7">THTT</text:span><text:span text:style-name="T7"/></text:p>
            <text:p><text:span text:style-name="T7">- ‘2’ - Chi đủ: tổng số tiền<text:s/></text:span><text:span text:style-name="T7">nguyên tệ đã chi tại phiếu<text:s/></text:span><text:span text:style-name="T7">chi có liên kết với bảng<text:s/></text:span><text:span text:style-name="T7">THTT &gt;= tổng số tiền<text:s/></text:span><text:span text:style-name="T7">nguyên tệ được duyệt của<text:s/></text:span><text:span text:style-name="T7">bảng THTT</text:spa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50">
            <text:p>Kiểm tra trường trạng tài liệu</text:p>
          </table:table-cell>
          <table:table-cell office:value-type="string" table:style-name="ce24">
            <text:p>1. Đăng nhập vào hệ thống</text:p>
            <text:p>2. click vào BTHTT</text:p>
            <text:p>3. click vào button thêm mới BTHTT</text:p>
            <text:p>4. Kiểm tra group Thông tin trạng thái</text:p>
          </table:table-cell>
          <table:table-cell table:style-name="ce50"/>
          <table:table-cell office:value-type="string" table:style-name="ce50">
            <text:p><text:span text:style-name="T1">Bao gồm 2 trạng thái:</text:span><text:span text:style-name="T1"/></text:p>
            <text:p><text:span text:style-name="T1">- Nháp: Chứng từ mới tạo,<text:s/></text:span><text:span text:style-name="T1">trước khi CO bản ghi<text:s/></text:span><text:span text:style-name="T1">hoặc sau khi RA bản ghi</text:span><text:span text:style-name="T1"/></text:p>
            <text:p><text:span text:style-name="T1">- Hoàn thành: sau khi CO<text:s/></text:span><text:span text:style-name="T1">bản ghi</text:spa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50">
            <text:p>Kiểm tra trạng thái hoạch toán</text:p>
          </table:table-cell>
          <table:table-cell office:value-type="string" table:style-name="ce24">
            <text:p>1. Đăng nhập vào hệ thống</text:p>
            <text:p>2. click vào BTHTT</text:p>
            <text:p>3. click vào button thêm mới BTHTT</text:p>
            <text:p>4. Kiểm tra group Thông tin trạng thái</text:p>
          </table:table-cell>
          <table:table-cell table:style-name="ce50"/>
          <table:table-cell office:value-type="string" table:style-name="ce50">
            <text:p><text:span text:style-name="T1">Cập nhật trạng thái trên<text:s/></text:span><text:span text:style-name="T1">web về mobile</text:span><text:span text:style-name="T1"/></text:p>
            <text:p><text:span text:style-name="T1">Bao gồm 2 trạng thái:</text:span><text:span text:style-name="T1"/></text:p>
            <text:p><text:span text:style-name="T1">- Chưa hạch toán</text:span><text:span text:style-name="T1"/></text:p>
            <text:p><text:span text:style-name="T1">- Đã hạch toán</text:spa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74">
            <text:p>Kiểm tra màn hình danh sách thông tin Hóa đơn</text:p>
          </table:table-cell>
          <table:covered-table-cell table:number-columns-repeated="7"/>
          <table:table-cell table:number-columns-repeated="1015" table:style-name="ce50"/>
          <table:table-cell table:style-name="ce51"/>
          <table:table-cell table:number-columns-repeated="15360" table:style-name="ce1"/>
        </table:table-row>
        <table:table-row table:style-name="ro8">
          <table:table-cell table:style-name="ce50"/>
          <table:table-cell office:value-type="string" table:style-name="ce61">
            <text:p>Kiểm tra trường ngày lập</text:p>
          </table:table-cell>
          <table:table-cell office:value-type="string" table:style-name="ce24">
            <text:p>1. Đăng nhập vào hệ thống</text:p>
            <text:p>2. click vào BTHTT</text:p>
            <text:p>3. click vào tab thông tin Hóa đơn</text:p>
            <text:p>4. Kiểm tra trường ngày lập</text:p>
          </table:table-cell>
          <table:table-cell office:value-type="string" table:style-name="ce50">
            <text:p>Đã tồn tại bản ghi trước đó</text:p>
          </table:table-cell>
          <table:table-cell office:value-type="string" table:style-name="ce50">
            <text:p>1. Hiển thị dạng date</text:p>
            <text:p>2. Lấy theo tab thông tin chi tiết</text:p>
            <text:p>3. Dữ liệu cột được lưu tại trường Trans_Date tại bảng C_Statement_Line</text:p>
            <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61">
            <text:p>Kiểm tra trường Nội dung</text:p>
          </table:table-cell>
          <table:table-cell office:value-type="string" table:style-name="ce24">
            <text:p>1. Đăng nhập vào hệ thống</text:p>
            <text:p>2. click vào BTHTT</text:p>
            <text:p>3. click vào tab thông tin Hóa đơn<text:s text:c="2"/></text:p>
            <text:p>4. Kiểm tra trường nội dung<text:s text:c="2"/></text:p>
          </table:table-cell>
          <table:table-cell office:value-type="string" table:style-name="ce50">
            <text:p>Đã tồn tại bản ghi trước đó</text:p>
          </table:table-cell>
          <table:table-cell office:value-type="string" table:style-name="ce50">
            <text:p>1. Hiển thị dạng text, không quá 250 ký tự</text:p>
            <text:p>2. Lấy theo tab thông tin chi tiết</text:p>
            <text:p>3. Dữ liệu cột được lưu tại trường Description tại bảng C_Statement_Line</text:p>
            <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7">
          <table:table-cell table:style-name="ce50"/>
          <table:table-cell office:value-type="string" table:style-name="ce61">
            <text:p>Kiểm tra trường số tiền</text:p>
          </table:table-cell>
          <table:table-cell office:value-type="string" table:style-name="ce24">
            <text:p>1. Đăng nhập vào hệ thống</text:p>
            <text:p>2. click vào BTHTT</text:p>
            <text:p>3. click vào tab thông tin Hóa đơn</text:p>
            <text:p>4. Kiểm tra trường số tiền</text:p>
          </table:table-cell>
          <table:table-cell office:value-type="string" table:style-name="ce50">
            <text:p>Đã tồn tại bản ghi trước đó</text:p>
          </table:table-cell>
          <table:table-cell office:value-type="string" table:style-name="ce50">
            <text:p>1. Mặc định là Tổng tiền đề nghị, hiển thị dạng number, không quá 20 ký tự.</text:p>
            <text:p>2. Nếu ở tab TT chung Trạng thái duyệt = “Đã duyệt” <text:s/>-&gt; Lấy Tổng tiền được duyệt</text:p>
            <text:p>3. Nếu ở tab TT chung Trạng thái duyệt &lt;&gt; “Đã duyệt” -&gt; Lấy Tổng tiền đề nghị</text:p>
            <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61">
            <text:p>Kiểm tra buton xoá</text:p>
          </table:table-cell>
          <table:table-cell office:value-type="string" table:style-name="ce24">
            <text:p>1. Đăng nhập vào hệ thống</text:p>
            <text:p>2. click vào BTHTT</text:p>
            <text:p>3. click vào tab thông tin chi tiết<text:s text:c="2"/></text:p>
            <text:p>4. vuốt sang trái</text:p>
            <text:p>5. click vào button xoá<text:s text:c="2"/></text:p>
          </table:table-cell>
          <table:table-cell office:value-type="string" table:style-name="ce50">
            <text:p>Đã tồn tại bản ghi trước đó</text:p>
          </table:table-cell>
          <table:table-cell office:value-type="string" table:style-name="ce58">
            <text:p>1. Hiển thị button xoá , cho phép người dùng xoá thông tin BTHTT</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button Thêm mới</text:p>
          </table:table-cell>
          <table:table-cell office:value-type="string" table:style-name="ce24">
            <text:p>1. Đăng nhập vào hệ thống</text:p>
            <text:p>2. click vào BTHTT</text:p>
            <text:p>3. click vào tab thông tin Hóa đơn</text:p>
            <text:p>4. Click vào button thêm</text:p>
          </table:table-cell>
          <table:table-cell table:style-name="ce50"/>
          <table:table-cell office:value-type="string" table:style-name="ce62">
            <text:p>hệ thống sẽ chuyển sang màn hình danh sách hóa đơ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74">
            <text:p>Kiểm tra màn hình danh sách thông tin Hóa đơn khi thêm mới</text:p>
          </table:table-cell>
          <table:covered-table-cell table:number-columns-repeated="7"/>
          <table:table-cell table:number-columns-repeated="1015" table:style-name="ce50"/>
          <table:table-cell table:style-name="ce51"/>
          <table:table-cell table:number-columns-repeated="15360" table:style-name="ce1"/>
        </table:table-row>
        <table:table-row table:style-name="ro24">
          <table:table-cell table:style-name="ce50"/>
          <table:table-cell office:value-type="string" table:style-name="ce50">
            <text:p>Kiểm tra button Thêm mới</text:p>
          </table:table-cell>
          <table:table-cell office:value-type="string" table:style-name="ce24">
            <text:p>1. Đăng nhập vào hệ thống</text:p>
            <text:p>2. click vào BTHTT</text:p>
            <text:p>3. click vào tab thông tin Hóa đơn</text:p>
            <text:p>4. Click vào button thêm</text:p>
          </table:table-cell>
          <table:table-cell table:style-name="ce50"/>
          <table:table-cell office:value-type="string" table:style-name="ce62">
            <text:p><text:span text:style-name="T7">Khi chọn thêm mới, hệ<text:s/></text:span><text:span text:style-name="T7">thống sẽ chuyển sang màn<text:s/></text:span><text:span text:style-name="T7">hình danh sách hóa đơn, lọc<text:s/></text:span><text:span text:style-name="T7">lên những hóa đơn thỏa<text:s/></text:span><text:span text:style-name="T7">mãn:</text:span><text:span text:style-name="T7"/></text:p>
            <text:p><text:span text:style-name="T7">1. Chưa được gắn với Bảng<text:s/></text:span><text:span text:style-name="T7">THTT nào</text:span><text:span text:style-name="T7"/></text:p>
            <text:p><text:span text:style-name="T7">2. Hoặc gắn với Bảng THTT<text:s/></text:span><text:span text:style-name="T7">có trạng thái duyệt = “Chưa<text:s/></text:span><text:span text:style-name="T7">đề nghị duyệt”</text:span><text:span text:style-name="T7"/></text:p>
            <text:p><text:span text:style-name="T7">3. Tiền tệ của hóa đơn =<text:s/></text:span><text:span text:style-name="T7">Tiền tệ của Bảng THTT</text:span><text:span text:style-name="T7"/></text:p>
            <text:p><text:span text:style-name="T7">4. Ngày hóa đơn &lt;= Ngày<text:s/></text:span><text:span text:style-name="T7">hạch toán bảng THTT</text:span><text:span text:style-name="T7"/></text:p>
            <text:p><text:span text:style-name="T7">5. Đơn vị hóa đơn = đơn vị<text:s/></text:span><text:span text:style-name="T7">bảng THTT hoặc đơn vị hóa<text:s/></text:span><text:span text:style-name="T7">đơn = (0, NULL)</text:span><text:span text:style-name="T7"/></text:p>
            <text:p><text:span text:style-name="T7">6. Phòng ban hóa đơn =<text:s/></text:span><text:span text:style-name="T7">phòng ban bảng THTT hoặc<text:s/></text:span><text:span text:style-name="T7">phòng ban hóa đơn = NULL</text:span><text:span text:style-name="T7"/></text:p>
            <text:p><text:span text:style-name="T7">7. Với loại bảng THTT có<text:s/></text:span><text:span text:style-name="T7">type = Nhân công – chi phí<text:s/></text:span><text:span text:style-name="T7">hoặc ‘Nhân công – đầu tư’<text:s/></text:span><text:span text:style-name="T7">thì chỉ lọc lên những hóa<text:s/></text:span><text:span text:style-name="T7">đơn có Loại hàng hóa- dịch<text:s/></text:span><text:span text:style-name="T7">vụ = “Nhân công” (NC)</text:span><text:span text:style-name="T7"/></text:p>
            <text:p><text:span text:style-name="T7">8. Có thể chọn nhiều hóa<text:s/></text:span><text:span text:style-name="T7">đơn từ danh sách hóa đơn,<text:s/></text:span><text:span text:style-name="T7">sau</text:span><text:span text:style-name="T1"><text:s/></text:span><text:span text:style-name="T7">khi ấn Lưu -&gt; <text:s/>Mỗi hóa<text:s/></text:span><text:span text:style-name="T7">đơn là 1 bản ghi ở tab Hóa<text:s/></text:span><text:span text:style-name="T7">đơn</text:spa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7">
          <table:table-cell table:style-name="ce50"/>
          <table:table-cell office:value-type="string" table:style-name="ce50">
            <text:p>Kiểm tra chức năng lưu</text:p>
          </table:table-cell>
          <table:table-cell office:value-type="string" table:style-name="ce24">
            <text:p>1. Đăng nhập vào hệ thống</text:p>
            <text:p>2. click vào BTHTT</text:p>
            <text:p>3. click vào tab thông tin Hóa đơn</text:p>
            <text:p>4. Click vào button thêm</text:p>
            <text:p>5. Chọn 1 hóa đơn</text:p>
            <text:p>6. Nhấn lưu</text:p>
          </table:table-cell>
          <table:table-cell table:style-name="ce50"/>
          <table:table-cell office:value-type="string" table:style-name="ce62">
            <text:p>Lưu thông tin vào CSDL</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50">
            <text:p>Kiểm tra chức năng chỉnh sửa</text:p>
          </table:table-cell>
          <table:table-cell office:value-type="string" table:style-name="ce24">
            <text:p>1. Đăng nhập vào hệ thống</text:p>
            <text:p>2. click vào BTHTT</text:p>
            <text:p>3. click vào tab thông tin Hóa đơn</text:p>
            <text:p>4. Click vào 1 hóa đơn</text:p>
            <text:p>5. Vuốt hóa đơn sang trái</text:p>
          </table:table-cell>
          <table:table-cell table:style-name="ce50"/>
          <table:table-cell office:value-type="string" table:style-name="ce62">
            <text:p>Chuyển sang màn hình tab hóa đơn để xem và chỉnh sửa thông ti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50">
            <text:p>Kiểm tra chức năng xóa</text:p>
          </table:table-cell>
          <table:table-cell office:value-type="string" table:style-name="ce24">
            <text:p>1. Đăng nhập vào hệ thống</text:p>
            <text:p>2. click vào BTHTT</text:p>
            <text:p>3. click vào tab thông tin Hóa đơn</text:p>
            <text:p>4. Click vào button thêm</text:p>
            <text:p>5. Vuốt hóa đơn sang trái</text:p>
          </table:table-cell>
          <table:table-cell table:style-name="ce50"/>
          <table:table-cell office:value-type="string" table:style-name="ce59">
            <text:p>Chỉ được xóa nếu Trạng thái tài liệu = “Nháp”</text:p>
            <text:p>Xóa chứng từ và dòng chi tiết liên qua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74">
            <text:p>Màn hình tab thông tin chi</text:p>
          </table:table-cell>
          <table:covered-table-cell table:number-columns-repeated="7"/>
          <table:table-cell table:number-columns-repeated="1015" table:style-name="ce50"/>
          <table:table-cell table:style-name="ce51"/>
          <table:table-cell table:number-columns-repeated="15360" table:style-name="ce1"/>
        </table:table-row>
        <table:table-row table:style-name="ro8">
          <table:table-cell table:style-name="ce50"/>
          <table:table-cell office:value-type="string" table:style-name="ce50">
            <text:p>Kiểm tra view các dòng chi tiết phiếu thu /chi gắn với tờ trình</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các trường dữ liệu trên màn hình nhập liệu đầy đủ, chi tiết theo như thiết kế ban đầu</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đơn vị</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text</text:p>
            <text:p>2. Tối đa 50 ký tự</text:p>
            <text:p>3. Dữ liệu cột được lưu tại trường AD_Org_ID tại bảng C_Statement_Line</text:p>
            <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Loại chứng từ</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text</text:p>
            <text:p>2. Tối đa 20 ký tự</text:p>
            <text:p>3. Dữ liệu cột được lưu tại trường C_Document_Type_ID tại bảng C_Statement_Line</text:p>
            <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số chứng từ</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text</text:p>
            <text:p>2. Tối đa 20 ký tự</text:p>
            <text:p>3. Dữ liệu cột được lưu tại trường Document_No tại bảng C_Statement_Line</text:p>
            <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ngày hoạch toán</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Date</text:p>
            <text:p>2. Get dữ liệu từ ngày hoạch toán phiếu thu/chi</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số tiên</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số</text:p>
            <text:p>2. Tối đa 10 ký tự</text:p>
            <text:p>3. Số tiền nguyên tệ dòng chi tiết</text:p>
            <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tiền tệ</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text</text:p>
            <text:p>2. Tối đa 10 ký tự</text:p>
            <text:p>3. Tiền tệ phiếu thu/chi</text:p>
            <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số tk thanh toán</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text</text:p>
            <text:p>2. Số Tk ngân hàng phiếu thu/chi</text:p>
            <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rường nội dung</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text</text:p>
            <text:p>2. Tối đa 500 ký tự</text:p>
            <text:p>3.Nội dung Line chi tiết phiếu thu/chi</text:p>
            <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61">
            <text:p>Kiểm tra trường trạng thái hoạch toán</text:p>
          </table:table-cell>
          <table:table-cell office:value-type="string" table:style-name="ce24">
            <text:p>1. Đăng nhập vào hệ thống</text:p>
            <text:p>2. click vào BTHTT</text:p>
            <text:p>3. click vào tab thông tin chi</text:p>
            <text:p><text:s/></text:p>
          </table:table-cell>
          <table:table-cell office:value-type="string" table:style-name="ce50">
            <text:p>Đã tồn tại bản ghi trước đó</text:p>
          </table:table-cell>
          <table:table-cell office:value-type="string" table:style-name="ce50">
            <text:p>1. Hiển thị dạng text</text:p>
            <text:p>2. Trạng thái hạch toán chứng từ thu/chie</text:p>
            <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74">
            <text:p>Đính kèm</text:p>
          </table:table-cell>
          <table:covered-table-cell table:number-columns-repeated="7"/>
          <table:table-cell table:number-columns-repeated="1015" table:style-name="ce50"/>
          <table:table-cell table:style-name="ce51"/>
          <table:table-cell table:number-columns-repeated="15360" table:style-name="ce1"/>
        </table:table-row>
        <table:table-row table:style-name="ro5">
          <table:table-cell table:style-name="ce50"/>
          <table:table-cell office:value-type="string" table:style-name="ce50">
            <text:p>Kiểm tra màn hình khi chưa có bản ghi đính kèm</text:p>
          </table:table-cell>
          <table:table-cell office:value-type="string" table:style-name="ce24">
            <text:p>1. Đăng nhập vào hệ thống</text:p>
            <text:p>2. click vào tờ trình</text:p>
            <text:p>3. click vào tab đính kèm</text:p>
            <text:p><text:s/></text:p>
          </table:table-cell>
          <table:table-cell office:value-type="string" table:style-name="ce50">
            <text:p>Chưa có file nào được đính kèm</text:p>
          </table:table-cell>
          <table:table-cell office:value-type="string" table:style-name="ce50">
            <text:p>Màn hình hiển thị text chưa có tài liệu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5">
          <table:table-cell table:style-name="ce50"/>
          <table:table-cell office:value-type="string" table:style-name="ce50">
            <text:p>Kiểm tra màn hình khi có bản ghi đính kèm</text:p>
          </table:table-cell>
          <table:table-cell office:value-type="string" table:style-name="ce24">
            <text:p>1. Đăng nhập vào hệ thống</text:p>
            <text:p>2. click vào BTHTT</text:p>
            <text:p>3. click vào tab đính kèm</text:p>
            <text:p><text:s/></text:p>
          </table:table-cell>
          <table:table-cell table:style-name="ce50"/>
          <table:table-cell office:value-type="string" table:style-name="ce50">
            <text:p>1. Hiển thị danh sách các file đính kèm</text:p>
            <text:p>2. Nội dung 1 file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6">
          <table:table-cell table:style-name="ce50"/>
          <table:table-cell office:value-type="string" table:number-columns-spanned="1" table:number-rows-spanned="2" table:style-name="ce75">
            <text:p>Kiểm tra thêm mới file đính kèm</text:p>
          </table:table-cell>
          <table:table-cell office:value-type="string" table:style-name="ce24">
            <text:p>1. Đăng nhập vào hệ thống</text:p>
            <text:p>2. click vào BTHTT</text:p>
            <text:p>3. click vào tab đính kèm</text:p>
            <text:p>4. click vào button tuỳ chọn (+)</text:p>
            <text:p>5. Click vào button đính kèm</text:p>
            <text:p><text:s/></text:p>
          </table:table-cell>
          <table:table-cell table:style-name="ce50"/>
          <table:table-cell office:value-type="string" table:style-name="ce50">
            <text:p>1. Hiển thị nguồn lấy dữ liệu bao gồm :</text:p>
            <text:p>+ Thư viện ảnh</text:p>
            <text:p>+ File</text:p>
            <text:p>+ Button X (thoát)</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
          <table:table-cell table:style-name="ce50"/>
          <table:covered-table-cell/>
          <table:table-cell office:value-type="string" table:style-name="ce24">
            <text:p>6. Click vào button X</text:p>
          </table:table-cell>
          <table:table-cell table:style-name="ce50"/>
          <table:table-cell office:value-type="string" table:style-name="ce50">
            <text:p>1. Huỷ thao tác vừa thực hiệ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file đính kèm từ chụp ảnh</text:p>
          </table:table-cell>
          <table:table-cell office:value-type="string" table:style-name="ce24">
            <text:p>1. Đăng nhập vào hệ thống</text:p>
            <text:p>2. click vào BTHTT</text:p>
            <text:p>3. click vào tab đính kèm</text:p>
            <text:p><text:s/>4. Chọn đính kèm -&gt; chọn đính kèm từ chụp ảnh</text:p>
          </table:table-cell>
          <table:table-cell table:style-name="ce50"/>
          <table:table-cell office:value-type="string" table:style-name="ce50">
            <text:p>1. Hiển thị nguồn lấy dữ liệu cho phép người dùng chụp ảnh</text:p>
            <text:p>2. Chụp được ảnh và lưu vào danh sách file đính kèm</text:p>
            <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file đính kèm từ thu viện <text:s/>ảnh</text:p>
          </table:table-cell>
          <table:table-cell office:value-type="string" table:style-name="ce24">
            <text:p>1. Đăng nhập vào hệ thống</text:p>
            <text:p>2. click vào BTHTT</text:p>
            <text:p>3. click vào tab đính kèm</text:p>
            <text:p><text:s/>4. Chọn đính kèm -&gt; chọn đính kèm từ thư viện ảnh</text:p>
          </table:table-cell>
          <table:table-cell table:style-name="ce50"/>
          <table:table-cell office:value-type="string" table:style-name="ce50">
            <text:p>1. Hiển thị nguồn lấy dữ liệu cho phép người dùng chọn ảnh từ thư viện ảnh</text:p>
            <text:p>2. Người dùng có thể chọn ảnh có trong thư viện</text:p>
            <text:p>3. Không giới hạn số ảnh chọ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4">
          <table:table-cell table:style-name="ce50"/>
          <table:table-cell office:value-type="string" table:style-name="ce50">
            <text:p>Kiểm tra file đính kèm chọn từ thư mục</text:p>
          </table:table-cell>
          <table:table-cell office:value-type="string" table:style-name="ce24">
            <text:p>1. Đăng nhập vào hệ thống</text:p>
            <text:p>2. click vào BTHTT</text:p>
            <text:p>3. click vào tab đính kèm</text:p>
            <text:p><text:s/>4. Chọn đính kèm -&gt; chọn đính kèm từ thư mục</text:p>
          </table:table-cell>
          <table:table-cell table:style-name="ce50"/>
          <table:table-cell office:value-type="string" table:style-name="ce50">
            <text:p>1. Hiển thị nguồn lấy dữ liệu cho phép người dùng <text:s/>đính kèm từ thư mục:</text:p>
            <text:p>+Tất cả</text:p>
            <text:p>+ File PDF</text:p>
            <text:p>+ File Excel</text:p>
            <text:p>+ File Doc<text:s text:c="2"/></text:p>
            <text:p>+ Tải file</text:p>
            <text:p>2. hiển thị thư mục cho phép người dùng chọn</text:p>
            <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tải file</text:p>
          </table:table-cell>
          <table:table-cell office:value-type="string" table:style-name="ce24">
            <text:p>1. Đăng nhập vào hệ thống</text:p>
            <text:p>2. click vào BTHTT</text:p>
            <text:p>3. click vào tab đính kèm</text:p>
            <text:p><text:s/>4. Chọn đính kèm -&gt; chọn đính kèm từ thư mục</text:p>
          </table:table-cell>
          <table:table-cell table:style-name="ce50"/>
          <table:table-cell office:value-type="string" table:style-name="ce50">
            <text:p>1. Hiển thị button tải file</text:p>
            <text:p>2. Cho phép người dùng tải dữ liệu lê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button chọn người ký</text:p>
          </table:table-cell>
          <table:table-cell office:value-type="string" table:style-name="ce24">
            <text:p>1. Đăng nhập vào hệ thống</text:p>
            <text:p>2. click vào tờ trình</text:p>
            <text:p>3. click vào button tuỳ chọn -&gt; chọn người ký</text:p>
            <text:p><text:s/></text:p>
          </table:table-cell>
          <table:table-cell table:style-name="ce50"/>
          <table:table-cell office:value-type="string" table:style-name="ce50">
            <text:p>1. Cho phép người dùng click vào button chọn người ký</text:p>
            <text:p>2. Hiển thị popup chọn người ký</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8">
          <table:table-cell table:style-name="ce50"/>
          <table:table-cell office:value-type="string" table:style-name="ce50">
            <text:p>Kiểm tra button trình ký</text:p>
          </table:table-cell>
          <table:table-cell office:value-type="string" table:style-name="ce24">
            <text:p>1. Đăng nhập vào hệ thống</text:p>
            <text:p>2. click vào BTHTT</text:p>
            <text:p>3. click vào button tuỳ chọn -&gt; chọn trình ký</text:p>
            <text:p><text:s/></text:p>
          </table:table-cell>
          <table:table-cell table:style-name="ce50"/>
          <table:table-cell office:value-type="string" table:style-name="ce50">
            <text:p>1. Hiển thị popup trình ký</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50">
            <text:p>Kiểm tra button xoá file đính kèm</text:p>
          </table:table-cell>
          <table:table-cell office:value-type="string" table:style-name="ce24">
            <text:p>1. Đăng nhập vào hệ thống</text:p>
            <text:p>2. click vào BTHTT</text:p>
            <text:p>3. tại danh sách file đính kèm -&gt; vuốt sang trái</text:p>
            <text:p>4. Click vào button xoá</text:p>
            <text:p><text:s/></text:p>
          </table:table-cell>
          <table:table-cell office:value-type="string" table:style-name="ce50">
            <text:p>Tồn tại danh sách file đính kèm trước đó</text:p>
          </table:table-cell>
          <table:table-cell office:value-type="string" table:style-name="ce50">
            <text:p>File đính kèm bị xóa</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76">
            <text:p>Màn hình phiếu in</text:p>
          </table:table-cell>
          <table:covered-table-cell table:number-columns-repeated="7"/>
          <table:table-cell table:number-columns-repeated="1015" table:style-name="ce50"/>
          <table:table-cell table:style-name="ce51"/>
          <table:table-cell table:number-columns-repeated="15360" table:style-name="ce1"/>
        </table:table-row>
        <table:table-row table:style-name="ro9">
          <table:table-cell table:style-name="ce50"/>
          <table:table-cell office:value-type="string" table:style-name="ce50">
            <text:p>Kiểm tra giao diện</text:p>
          </table:table-cell>
          <table:table-cell office:value-type="string" table:style-name="ce21">
            <text:p>1. Đăng nhập vào hệ thống<text:s text:c="2"/></text:p>
            <text:p>2. Click vào BTHTT</text:p>
            <text:p>3. Click vào một BTHTT bất kì</text:p>
            <text:p>4. Click Phiếu in</text:p>
          </table:table-cell>
          <table:table-cell table:style-name="ce50"/>
          <table:table-cell office:value-type="string" table:style-name="ce50">
            <text:p>Hiển hị popup chọn phiếu in</text:p>
            <text:p>Button 'X'</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7">
          <table:table-cell table:style-name="ce50"/>
          <table:table-cell office:value-type="string" table:style-name="ce50">
            <text:p>Kiểm tra giao diện</text:p>
          </table:table-cell>
          <table:table-cell office:value-type="string" table:style-name="ce21">
            <text:p>1. Đăng nhập vào hệ thống<text:s text:c="2"/></text:p>
            <text:p>2. Click vào BTHTT</text:p>
            <text:p>3. Click vào một BTHTT bất kì</text:p>
            <text:p>4. Click Phiếu in</text:p>
            <text:p>5. Chọn 1 loại phiếu in</text:p>
          </table:table-cell>
          <table:table-cell table:style-name="ce50"/>
          <table:table-cell office:value-type="string" table:style-name="ce50">
            <text:p>Hiển thị thông tin của phiếu in bao gồm:</text:p>
            <text:p>- Header Chọn phiếu in</text:p>
            <text:p>- Tên phiếu in</text:p>
            <text:p>- Các button để chọn thông tin</text:p>
            <text:p>- Text Đồng ý</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73">
            <text:p>Kiểm tra chức năng</text:p>
          </table:table-cell>
          <table:covered-table-cell table:number-columns-repeated="7"/>
          <table:table-cell table:number-columns-repeated="1015" table:style-name="ce50"/>
          <table:table-cell table:style-name="ce51"/>
          <table:table-cell table:number-columns-repeated="15360" table:style-name="ce1"/>
        </table:table-row>
        <table:table-row table:style-name="ro2">
          <table:table-cell office:value-type="string" table:number-columns-spanned="8" table:number-rows-spanned="1" table:style-name="ce74">
            <text:p>Kiểm tra chức năng tại màn hình Thông tin chung</text:p>
          </table:table-cell>
          <table:covered-table-cell table:number-columns-repeated="7"/>
          <table:table-cell table:number-columns-repeated="1015" table:style-name="ce50"/>
          <table:table-cell table:style-name="ce51"/>
          <table:table-cell table:number-columns-repeated="15360" table:style-name="ce1"/>
        </table:table-row>
        <table:table-row table:style-name="ro8">
          <table:table-cell table:style-name="ce50"/>
          <table:table-cell office:value-type="string" table:number-columns-spanned="1" table:number-rows-spanned="3" table:style-name="ce75">
            <text:p>Kiểm tra chức năng Lưu BTHTT</text:p>
          </table:table-cell>
          <table:table-cell office:value-type="string" table:style-name="ce24">
            <text:p>1. Đăng nhập vào hệ thống</text:p>
            <text:p>2. Click vào BTHTT</text:p>
            <text:p>3. Click vào nhập thông tin chung</text:p>
            <text:p>4. Nhấn lưu</text:p>
          </table:table-cell>
          <table:table-cell table:style-name="ce50"/>
          <table:table-cell office:value-type="string" table:style-name="ce50">
            <text:p>Không hiển thị popup hỏi, chỉ hiển thị thông báo</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5">
          <table:table-cell table:style-name="ce50"/>
          <table:covered-table-cell/>
          <table:table-cell office:value-type="string" table:style-name="ce24">
            <text:p>5. Người dùng click vào nút đồng ý</text:p>
          </table:table-cell>
          <table:table-cell table:style-name="ce50"/>
          <table:table-cell office:value-type="string" table:style-name="ce50">
            <text:p>1. Không hiển thị popup hỏi, chỉ hiển thị thông báo</text:p>
            <text:p>2. Điều kiện trước khi lưu :</text:p>
            <text:p>- Tồn tại AD_ORG_ID từ bảng AD_ORG_BUDGET_ACCESS thỏa mãn:</text:p>
            <text:p>• Bằng C_STATEMENT.AD_Org_ID</text:p>
            <text:p>• ISACTIVE = ‘Y’</text:p>
            <text:p>• IS_DELETED = ‘N’</text:p>
            <text:p>- Tồn tại C_DEPARTMENT_ID từ bảng C_DEPARTMENT_BUDGET_ACCESS thỏa mãn:</text:p>
            <text:p>• Bằng C_STATEMENT.C_Control_Department_ID</text:p>
            <text:p>• Có AD_ORG_ID = C_STATEMENT.AD_Org_ID</text:p>
            <text:p>• ISACTIVE = ‘Y’</text:p>
            <text:p>• IS_DELETED = ‘N’</text:p>
            <text:p>3. Bản ghi được lưu thành công, hiển thị thông báo lưu thành công BTHTT</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7">
          <table:table-cell table:style-name="ce50"/>
          <table:covered-table-cell/>
          <table:table-cell office:value-type="string" table:style-name="ce24">
            <text:p>5. Người dùng click vào nút huỷ</text:p>
          </table:table-cell>
          <table:table-cell table:style-name="ce50"/>
          <table:table-cell office:value-type="string" table:style-name="ce50">
            <text:p>Huỷ thao tác vừa thực hiệ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4">
          <table:table-cell table:style-name="ce50"/>
          <table:table-cell office:value-type="string" table:style-name="ce50">
            <text:p>Kiểm tra chức năng hoàn thành</text:p>
          </table:table-cell>
          <table:table-cell office:value-type="string" table:style-name="ce24">
            <text:p>1. Đăng nhập vào hệ thống</text:p>
            <text:p>2. Click vào BTHTT</text:p>
            <text:p>3. Click vào nhập thông tin chung</text:p>
            <text:p>4. Nhấn CO</text:p>
          </table:table-cell>
          <table:table-cell table:style-name="ce50"/>
          <table:table-cell office:value-type="string" table:style-name="ce50">
            <text:p>1. Chuyển trạng thái chứng từ sang Hoàn thành</text:p>
            <text:p>2. Không cho phép sửa các trường dữ liệu ở tất cả các tab (trừ trường được quy định sửa dành cho user phòng tài chính)</text:p>
            <text:p>3. Hiển thị chức năng Hủy hoàn thành (RA)</text:p>
            <text:p>4. Chỉ cho CO thành công khi bản ghi có hóa đơn</text:p>
            <text:p>5. Không cho CO bản ghi nếu (xem chi tiết điều kiện CO tờ trình bên dưới):</text:p>
            <text:p>+ không có hóa đơn</text:p>
            <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6">
          <table:table-cell table:style-name="ce50"/>
          <table:table-cell office:value-type="string" table:style-name="ce50">
            <text:p>Kiểm tra chức năng huỷ hoàn thành (RA)</text:p>
          </table:table-cell>
          <table:table-cell office:value-type="string" table:style-name="ce24">
            <text:p>1. Đăng nhập vào hệ thống</text:p>
            <text:p>2. Click vào BTHTT</text:p>
            <text:p>3. Click vào nhập thông tin chung</text:p>
            <text:p>4. Click vào một bản ghi đang có trạng thái CO</text:p>
            <text:p>5. Nhấn RA</text:p>
          </table:table-cell>
          <table:table-cell office:value-type="string" table:style-name="ce50">
            <text:p>Có BTHTT đang ở trạng thái CO</text:p>
          </table:table-cell>
          <table:table-cell office:value-type="string" table:style-name="ce50">
            <text:p>1. Chuyển trạng thái chứng từ sang ‘Nháp’. Hiển thị chức năng ‘Hoàn thành’</text:p>
            <text:p>2. Chỉ được chuyển trong các trường hợp sau:</text:p>
            <text:p>• Dữ liệu tờ trình chưa được sử dụng tại các phần: Đề nghị chuyển tiền, Bảng tổng hợp thanh toán, Phiếu chi</text:p>
            <text:p>• Bản ghi có trạng thái duyệt = Chưa duyệt</text:p>
            <text:p>• User nào tạo thì User đó mới được hủy</text:p>
            <text:p>3. Không RA khi IsSignerRecord = Y (đã trình ký)</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50">
            <text:p>Đính kèm</text:p>
          </table:table-cell>
          <table:table-cell office:value-type="string" table:style-name="ce24">
            <text:p>1. Đăng nhập vào hệ thống</text:p>
            <text:p>2. Click vào BTHTT</text:p>
            <text:p>3. Click vào nhập thông tin chung</text:p>
            <text:p>4. Click vào đính kèm</text:p>
            <text:p/>
          </table:table-cell>
          <table:table-cell table:style-name="ce50"/>
          <table:table-cell office:value-type="string" table:style-name="ce50">
            <text:p>1. Cho phép đính kèm theo 3 lựa chọn:</text:p>
            <text:p>• Chụp ảnh</text:p>
            <text:p>• Chọn từ thư viện ảnh</text:p>
            <text:p>• Chọn từ thư mục</text:p>
            <text:p>2. Sau khi chọn file thành công, lưu vào Danh sách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0">
          <table:table-cell table:style-name="ce50"/>
          <table:table-cell office:value-type="string" table:style-name="ce50">
            <text:p>Phiếu in</text:p>
          </table:table-cell>
          <table:table-cell office:value-type="string" table:style-name="ce24">
            <text:p>1. Đăng nhập vào hệ thống</text:p>
            <text:p>2. Click vào BTHTT</text:p>
            <text:p>3. Click vào nhập thông tin chung</text:p>
            <text:p>4. Trình ký trên phiếu in</text:p>
            <text:p>5. Chuyển sang màn hình phiếu in, chọn mẫu muốn in -&gt; Đính kèm mẫu này vào danh sách đính kèm.</text:p>
            <text:p/>
          </table:table-cell>
          <table:table-cell table:style-name="ce50"/>
          <table:table-cell office:value-type="string" table:style-name="ce50">
            <text:p>1. Cho phép người dùng in mẫu in vừa đính kèm</text:p>
            <text:p>2. Chỉ hiện button Trình ký trên phiếu in, các chứng từ đính kèm còn lại không hiển thị.</text:p>
            <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9" table:number-rows-spanned="1" table:style-name="ce74">
            <text:p>Kiểm tra chức năng tại màn hình danh sách thông tin chi</text:p>
          </table:table-cell>
          <table:covered-table-cell table:number-columns-repeated="8"/>
          <table:table-cell table:number-columns-repeated="1014" table:style-name="ce50"/>
          <table:table-cell table:style-name="ce51"/>
          <table:table-cell table:number-columns-repeated="15360" table:style-name="ce1"/>
        </table:table-row>
        <table:table-row table:style-name="ro17">
          <table:table-cell table:style-name="ce50"/>
          <table:table-cell office:value-type="string" table:style-name="ce63">
            <text:p>Hiển thị danh sách thông tin chi</text:p>
          </table:table-cell>
          <table:table-cell office:value-type="string" table:style-name="ce21">
            <text:p>1. Đăng nhập vào hệ thống<text:s text:c="2"/></text:p>
            <text:p>2. Click vào BTHTT</text:p>
            <text:p>3. Click vào một tờ trình bất kì</text:p>
            <text:p>4. Click vào tab thông tin chi</text:p>
          </table:table-cell>
          <table:table-cell office:value-type="string" table:style-name="ce31">
            <text:p>Đã tồn tại bản ghi</text:p>
          </table:table-cell>
          <table:table-cell office:value-type="string" table:style-name="ce63">
            <text:p>1. View toàn bộ tờ trình có trong 1 tháng</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4">
          <table:table-cell table:style-name="ce50"/>
          <table:table-cell office:value-type="string" table:style-name="ce63">
            <text:p>Xem thông tin chi tiết thông tin chi</text:p>
          </table:table-cell>
          <table:table-cell office:value-type="string" table:style-name="ce21">
            <text:p>1. Đăng nhập vào hệ thống<text:s text:c="2"/></text:p>
            <text:p>2. Click vào BTHTT</text:p>
            <text:p>3. Click vào một tờ trình bất kì</text:p>
            <text:p>4. Click vào tab thông tin chi</text:p>
            <text:p>5. Click vào xem chi tiết thông tin chi</text:p>
          </table:table-cell>
          <table:table-cell office:value-type="string" table:style-name="ce31">
            <text:p>Đã tồn tại bản ghi</text:p>
          </table:table-cell>
          <table:table-cell office:value-type="string" table:style-name="ce63">
            <text:p>1.View các dòng chi tiết phiếu thu/ chi gắn với tờ trình</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9" table:number-rows-spanned="1" table:style-name="ce74">
            <text:p>Kiểm tra chức năng tại màn hình đính kèm</text:p>
          </table:table-cell>
          <table:covered-table-cell table:number-columns-repeated="8"/>
          <table:table-cell table:number-columns-repeated="1014" table:style-name="ce50"/>
          <table:table-cell table:style-name="ce51"/>
          <table:table-cell table:number-columns-repeated="15360" table:style-name="ce1"/>
        </table:table-row>
        <table:table-row table:style-name="ro16">
          <table:table-cell table:style-name="ce50"/>
          <table:table-cell office:value-type="string" table:style-name="ce63">
            <text:p>Kiểm tra chức năng chụp ảnh đính kèm</text:p>
          </table:table-cell>
          <table:table-cell office:value-type="string" table:style-name="ce21">
            <text:p>1. Đăng nhập vào hệ thống<text:s text:c="2"/></text:p>
            <text:p>2. Click vào BTHTT</text:p>
            <text:p>3. Click vào một BTHTT bất kì</text:p>
            <text:p>4. Click vào tab đính kèm</text:p>
            <text:p>5. Chọn vào button đính kèm -&gt; chọn chụp ảnh</text:p>
          </table:table-cell>
          <table:table-cell table:style-name="ce63"/>
          <table:table-cell office:value-type="string" table:style-name="ce63">
            <text:p>1. Không giới hạn số lượng ảnh chụp</text:p>
            <text:p>2. Ảnh sau khi chụp xong được lưu lại Danh sách file đính kèm</text:p>
            <text:p>3. Cho phép ảnh có thể view lại trực tiếp không cần tải về</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4">
          <table:table-cell table:style-name="ce50"/>
          <table:table-cell office:value-type="string" table:style-name="ce63">
            <text:p>Kiểm tra chức năng chọn ảnh từ thư mục</text:p>
          </table:table-cell>
          <table:table-cell office:value-type="string" table:style-name="ce21">
            <text:p>1. Đăng nhập vào hệ thống<text:s text:c="2"/></text:p>
            <text:p>2. Click vào BTHTT</text:p>
            <text:p>3. Click vào một BTHTT bất kì</text:p>
            <text:p>4. Click vào tab đính kèm</text:p>
            <text:p>5. Chọn vào button đính kèm -&gt; chọn ảnh từ thư mục</text:p>
          </table:table-cell>
          <table:table-cell table:style-name="ce63"/>
          <table:table-cell office:value-type="string" table:style-name="ce63">
            <text:p>1. Không giới hạn số lượng ảnh chọn<text:s text:c="2"/></text:p>
            <text:p>2. Ảnh sau khi chọn <text:s/>xong được lưu lại Danh sách file đính kèm</text:p>
            <text:p>3. Cho phép ảnh có thể view lại trực tiếp không cần tải về</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6">
          <table:table-cell table:style-name="ce50"/>
          <table:table-cell office:value-type="string" table:number-columns-spanned="1" table:number-rows-spanned="3" table:style-name="ce77">
            <text:p>Kiểm tra chức năng chọn file từ thư mục</text:p>
          </table:table-cell>
          <table:table-cell office:value-type="string" table:style-name="ce21">
            <text:p>1. Đăng nhập vào hệ thống<text:s text:c="2"/></text:p>
            <text:p>2. Click vào BTHTT</text:p>
            <text:p>3. Click vào một BTHTT bất kì</text:p>
            <text:p>4. Click vào tab đính kèm</text:p>
            <text:p>5. Chọn vào button đính kèm -&gt; chọn file từ thư mục<text:s text:c="2"/></text:p>
            <text:p>6. Hiển thị màn hình Tài liệu</text:p>
          </table:table-cell>
          <table:table-cell table:style-name="ce63"/>
          <table:table-cell office:value-type="string" table:style-name="ce63">
            <text:p>1. Cho phép người dùng chọn file từ các nguồn :</text:p>
            <text:p>+ File PDF</text:p>
            <text:p>+ File Excel</text:p>
            <text:p>+ File Doc</text:p>
            <text:p>2. File sau khi chọn xong được lưu lại danh sách file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7">
          <table:table-cell table:style-name="ce50"/>
          <table:covered-table-cell/>
          <table:table-cell office:value-type="string" table:style-name="ce21">
            <text:p>7. Chọn nhiều loại file cùng một lúc</text:p>
          </table:table-cell>
          <table:table-cell table:style-name="ce63"/>
          <table:table-cell office:value-type="string" table:style-name="ce63">
            <text:p>1. Hiển thị toàn bộ các file đã chọn tại màn hình danh sách file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
          <table:table-cell table:style-name="ce50"/>
          <table:covered-table-cell/>
          <table:table-cell office:value-type="string" table:style-name="ce21">
            <text:p>7. Thoát</text:p>
          </table:table-cell>
          <table:table-cell table:style-name="ce63"/>
          <table:table-cell office:value-type="string" table:style-name="ce63">
            <text:p>Huỷ thao tác vừa thực hiệ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0">
          <table:table-cell table:style-name="ce50"/>
          <table:table-cell office:value-type="string" table:style-name="ce21">
            <text:p>Kiểm tra chức năng tải file</text:p>
          </table:table-cell>
          <table:table-cell office:value-type="string" table:style-name="ce21">
            <text:p>1. Đăng nhập vào hệ thống<text:s text:c="2"/></text:p>
            <text:p>2. Click vào BTHTT</text:p>
            <text:p>3. Click vào một BTHTT bất kì</text:p>
            <text:p>4. Click vào tab đính kèm</text:p>
            <text:p>5. Chọn vào button đính kèm -&gt; chọn file từ thư mục<text:s text:c="2"/></text:p>
            <text:p>6. Click vào Tải file</text:p>
          </table:table-cell>
          <table:table-cell table:style-name="ce63"/>
          <table:table-cell office:value-type="string" table:style-name="ce63">
            <text:p>1. Màn hình hiển thị file chọn để tải</text:p>
            <text:p>2. Thực hiện tải file lên và lưu tại danh sách file đính kèm</text:p>
            <text:p>3. Giới hạn dung lượng file không quá 100M</text:p>
            <text:p>4. Tốc độ truyền file không quá 100s</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
          <table:table-cell table:style-name="ce50"/>
          <table:table-cell table:style-name="ce64"/>
          <table:table-cell office:value-type="string" table:style-name="ce21">
            <text:p>6. Thoát</text:p>
          </table:table-cell>
          <table:table-cell table:style-name="ce63"/>
          <table:table-cell office:value-type="string" table:style-name="ce63">
            <text:p>1. Huỷ thao tác vừa thực hiệ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78">
            <text:p>Kiểm tra chức năng Phiếu in</text:p>
          </table:table-cell>
          <table:covered-table-cell table:number-columns-repeated="7"/>
          <table:table-cell table:number-columns-repeated="1015" table:style-name="ce50"/>
          <table:table-cell table:style-name="ce51"/>
          <table:table-cell table:number-columns-repeated="15360" table:style-name="ce1"/>
        </table:table-row>
        <table:table-row table:style-name="ro27">
          <table:table-cell table:style-name="ce50"/>
          <table:table-cell office:value-type="string" table:style-name="ce63">
            <text:p>Kiểm tra chức năng chọn phiếu in</text:p>
          </table:table-cell>
          <table:table-cell office:value-type="string" table:style-name="ce21">
            <text:p>1. Đăng nhập vào hệ thống<text:s text:c="2"/></text:p>
            <text:p>2. Click vào BTHTT</text:p>
            <text:p>3. Click vào một BTHTT bất kì</text:p>
            <text:p>4. Click Phiếu in</text:p>
          </table:table-cell>
          <table:table-cell table:style-name="ce63"/>
          <table:table-cell office:value-type="string" table:style-name="ce87">
            <text:p>Hiển thị danh sách các phiếu in bao gồm:</text:p>
            <text:p>- BTHTT cho chi tiết hóa đơn</text:p>
            <text:p>-<text:span text:style-name="T13"><text:s/></text:span>BTHTT gộp</text:p>
            <text:p>- BTHTT có tờ trình</text:p>
            <text:p>- BTHTT theo khoản mục</text:p>
            <text:p>- BTHTT vật tư QT</text:p>
            <text:p>- Giấy TTTU tờ trình</text:p>
            <text:p>- Giấy TTTU</text:p>
            <text:p>- Chứng từ ghi số</text:p>
            <text:p>- BTHTT ASSC</text:p>
            <text:p>- BTHTT trung tâm (VTNet)</text:p>
            <text:p>- BTHTT phòng ban (VTNet)</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4">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BTHTT cho chi tiết hóa đơn</text:p>
          </table:table-cell>
          <table:table-cell table:style-name="ce63"/>
          <table:table-cell office:value-type="string" table:style-name="ce63">
            <text:p>Hiển thị 2 dropdown:</text:p>
            <text:p>- Loại phiếu in:</text:p>
            <text:p>+ Loại BTHTT</text:p>
            <text:p>+ Loại hóa đơn</text:p>
            <text:p>- Loại chân ký:</text:p>
            <text:p>+ Loại 2 chân ký ( Tài chính)</text:p>
            <text:p>+ Loại 2 chân ký ( Phòng ban)</text:p>
            <text:p>+ Loại 4 chân ký</text:p>
            <text:p>+ Loại 5 chân ký</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6">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BTHTT Gộp</text:p>
          </table:table-cell>
          <table:table-cell table:style-name="ce63"/>
          <table:table-cell office:value-type="string" table:style-name="ce63">
            <text:p>Hiển thị 2 dropdown:</text:p>
            <text:p>- Loại phiếu in:</text:p>
            <text:p>+ Loại BTHTT</text:p>
            <text:p>+ Loại hóa đơn</text:p>
            <text:p>- Loại chân ký:</text:p>
            <text:p>+ Loại 2 chân ký ( Tài chính)</text:p>
            <text:p>+ Loại 2 chân ký ( Phòng ban)</text:p>
            <text:p>+ Loại 4 chân ký</text:p>
            <text:p>+ Loại 5 chân ký</text:p>
            <text:p>Hiển thị 4 check box:</text:p>
            <text:p>- Bao gồm vật tư</text:p>
            <text:p>- Đẩy lên cấp trên</text:p>
            <text:p>- In tại tập đoàn</text:p>
            <text:p>- In theo khoản mục</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6">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BTHTT có tờ trình</text:p>
          </table:table-cell>
          <table:table-cell table:style-name="ce63"/>
          <table:table-cell office:value-type="string" table:style-name="ce63">
            <text:p>Hiển thị 2 dropdown:</text:p>
            <text:p>- Loại phiếu in:</text:p>
            <text:p>+ Loại BTHTT</text:p>
            <text:p>+ Loại hóa đơn</text:p>
            <text:p>- Loại chân ký:</text:p>
            <text:p>+ Loại 2 chân ký ( Tài chính)</text:p>
            <text:p>+ Loại 2 chân ký ( Phòng ban)</text:p>
            <text:p>+ Loại 4 chân ký</text:p>
            <text:p>+ Loại 5 chân ký</text:p>
            <text:p>Hiển thị 1 check box:</text:p>
            <text:p>- In theo khoản mục</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6">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BTHTT theo khoản mục</text:p>
          </table:table-cell>
          <table:table-cell table:style-name="ce63"/>
          <table:table-cell office:value-type="string" table:style-name="ce63">
            <text:p>Hiển thị 1 dropdown:</text:p>
            <text:p>- Loại BTHTT:</text:p>
            <text:p>+ Loại BTHTT</text:p>
            <text:p>+ Loại THNB</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7">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BTHTT vật tư QT</text:p>
          </table:table-cell>
          <table:table-cell table:style-name="ce63"/>
          <table:table-cell office:value-type="string" table:style-name="ce21">
            <text:p>Chuyển đến file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6">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Giấy TTTU tờ trình</text:p>
          </table:table-cell>
          <table:table-cell table:style-name="ce63"/>
          <table:table-cell office:value-type="string" table:style-name="ce65">
            <text:p>Chuyển đến file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7">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Giấy TTTU</text:p>
          </table:table-cell>
          <table:table-cell table:style-name="ce63"/>
          <table:table-cell office:value-type="string" table:style-name="ce65">
            <text:p>Chuyển đến file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7">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Chứng từ ghi sổ</text:p>
          </table:table-cell>
          <table:table-cell table:style-name="ce63"/>
          <table:table-cell office:value-type="string" table:style-name="ce65">
            <text:p>Hiển thị 1 checkbox:</text:p>
            <text:p>- ASSC</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7">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BTHTT ASSC</text:p>
          </table:table-cell>
          <table:table-cell table:style-name="ce63"/>
          <table:table-cell office:value-type="string" table:style-name="ce65">
            <text:p>Hiển thị 1 checkbox:</text:p>
            <text:p>- Chi tiết hóa đơ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6">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BTHTT trung tâm (VTNet)</text:p>
          </table:table-cell>
          <table:table-cell table:style-name="ce63"/>
          <table:table-cell office:value-type="string" table:style-name="ce65">
            <text:p>Hiển thị 1 checkbox:</text:p>
            <text:p>- Gộp BTHTT</text:p>
            <text:p>- Bao gồm vật tư</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6">
          <table:table-cell table:style-name="ce50"/>
          <table:table-cell office:value-type="string" table:style-name="ce63">
            <text:p>Kiểm tra sau chức năng chọn phiếu in</text:p>
          </table:table-cell>
          <table:table-cell office:value-type="string" table:style-name="ce21">
            <text:p>1. Đăng nhập vào hệ thống<text:s text:c="2"/></text:p>
            <text:p>2. Click vào BTHTT</text:p>
            <text:p>3. Click vào một BTHTT bất kì</text:p>
            <text:p>4. Click Phiếu in</text:p>
            <text:p>5. Chọn BTHTT phòng ban <text:s/>(VTNet)</text:p>
          </table:table-cell>
          <table:table-cell table:style-name="ce63"/>
          <table:table-cell office:value-type="string" table:style-name="ce65">
            <text:p>Chuyển sang màn hình file đính kè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
          <table:table-cell office:value-type="string" table:number-columns-spanned="8" table:number-rows-spanned="1" table:style-name="ce79">
            <text:p>Kiểm tra chức năng Thông tin trình ký</text:p>
          </table:table-cell>
          <table:covered-table-cell table:number-columns-repeated="7"/>
          <table:table-cell table:number-columns-repeated="1015" table:style-name="ce50"/>
          <table:table-cell table:style-name="ce51"/>
          <table:table-cell table:number-columns-repeated="15360" table:style-name="ce1"/>
        </table:table-row>
        <table:table-row table:style-name="ro20">
          <table:table-cell table:style-name="ce50"/>
          <table:table-cell office:value-type="string" table:number-columns-spanned="1" table:number-rows-spanned="2" table:style-name="ce80">
            <text:p>Thông tin trình ký</text:p>
          </table:table-cell>
          <table:table-cell office:value-type="string" table:style-name="ce21">
            <text:p>1. Đăng nhập vào hệ thống</text:p>
            <text:p>2. Click vào BTHTT</text:p>
            <text:p>3. Click vào nhập thông tin chung</text:p>
            <text:p>4. Click vào thông tin trình ký</text:p>
            <text:p/>
          </table:table-cell>
          <table:table-cell table:style-name="ce51"/>
          <table:table-cell office:value-type="string" table:style-name="ce63">
            <text:p>1. Hiển thị đầy đủ thông tin file trình ký bao gồm</text:p>
            <text:p>+ Trích yếu nội dung</text:p>
            <text:p>+ Ngày duyệt Voffice</text:p>
            <text:p>+Độ ưu tiên</text:p>
            <text:p>+ Văn bản chính</text:p>
            <text:p>+ Tệp đính kèm</text:p>
            <text:p>+ Danh sách ký duyệt</text:p>
            <text:p>2. Hiển thị đầy đủ chi tiết giống như thiết kế ban đầu. Các thông tin được lấy từ bảng C_Statment_Line <text:s/>tương ứng với các trường dữ liệu đã insert trước đó</text:p>
          </table:table-cell>
          <table:table-cell office:value-type="string" table:style-name="ce88">
            <text:p>FAILED</text:p>
          </table:table-cell>
          <table:table-cell table:style-name="ce66"/>
          <table:table-cell office:value-type="string" table:style-name="ce50">
            <text:p>Bug 521</text:p>
          </table:table-cell>
          <table:table-cell table:number-columns-repeated="1015" table:style-name="ce50"/>
          <table:table-cell table:style-name="ce51"/>
          <table:table-cell table:number-columns-repeated="15360" table:style-name="ce1"/>
        </table:table-row>
        <table:table-row table:style-name="ro1">
          <table:table-cell table:style-name="ce50"/>
          <table:covered-table-cell/>
          <table:table-cell office:value-type="string" table:style-name="ce21">
            <text:p>5. Click vào file đính kèm</text:p>
          </table:table-cell>
          <table:table-cell table:style-name="ce51"/>
          <table:table-cell office:value-type="string" table:style-name="ce63">
            <text:p>Cho phép người dùng xem trực tiếp file không cần tải về</text:p>
          </table:table-cell>
          <table:table-cell office:value-type="string" table:style-name="ce88">
            <text:p>FAILED</text:p>
          </table:table-cell>
          <table:table-cell table:style-name="ce66"/>
          <table:table-cell office:value-type="string" table:style-name="ce50">
            <text:p>Bug 521</text:p>
          </table:table-cell>
          <table:table-cell table:number-columns-repeated="1015" table:style-name="ce50"/>
          <table:table-cell table:style-name="ce51"/>
          <table:table-cell table:number-columns-repeated="15360" table:style-name="ce1"/>
        </table:table-row>
        <table:table-row table:style-name="ro2">
          <table:table-cell office:value-type="string" table:number-columns-spanned="8" table:number-rows-spanned="1" table:style-name="ce39">
            <text:p>Kiểm tra các ảnh hưởng</text:p>
          </table:table-cell>
          <table:covered-table-cell table:number-columns-repeated="7"/>
          <table:table-cell table:number-columns-repeated="1015" table:style-name="ce50"/>
          <table:table-cell table:style-name="ce51"/>
          <table:table-cell table:number-columns-repeated="15360" table:style-name="ce1"/>
        </table:table-row>
        <table:table-row table:style-name="ro1">
          <table:table-cell table:style-name="ce50"/>
          <table:table-cell office:value-type="string" table:style-name="ce17">
            <text:p>Khi mất mạng</text:p>
          </table:table-cell>
          <table:table-cell office:value-type="string" table:style-name="ce17">
            <text:p>ND thực hiện tắt mạng</text:p>
          </table:table-cell>
          <table:table-cell table:style-name="ce31"/>
          <table:table-cell office:value-type="string" table:style-name="ce31">
            <text:p>Hiển thị thông báo mất kết nối mạng</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
          <table:table-cell table:style-name="ce50"/>
          <table:table-cell office:value-type="string" table:style-name="ce17">
            <text:p>Khi mạng kém</text:p>
          </table:table-cell>
          <table:table-cell office:value-type="string" table:style-name="ce17">
            <text:p>Mở / tắt mạng chập trờn</text:p>
          </table:table-cell>
          <table:table-cell table:style-name="ce31"/>
          <table:table-cell office:value-type="string" table:style-name="ce31">
            <text:p>Hiển thị thông báo kết nối mạng kém</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5">
          <table:table-cell table:style-name="ce50"/>
          <table:table-cell office:value-type="string" table:style-name="ce17">
            <text:p>Kill app</text:p>
          </table:table-cell>
          <table:table-cell office:value-type="string" table:style-name="ce17">
            <text:p>1. Vào app</text:p>
            <text:p>2. Vào màn hình tổng hợp</text:p>
            <text:p>3. Kill app</text:p>
            <text:p>4. Vào lại app</text:p>
          </table:table-cell>
          <table:table-cell table:style-name="ce31"/>
          <table:table-cell office:value-type="string" table:style-name="ce31">
            <text:p>Hiển thị màn hình dashboard</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7">
          <table:table-cell table:style-name="ce50"/>
          <table:table-cell office:value-type="string" table:style-name="ce17">
            <text:p>Thoát app</text:p>
          </table:table-cell>
          <table:table-cell office:value-type="string" table:style-name="ce17">
            <text:p>1. Vào app</text:p>
            <text:p>2. Vào lại app</text:p>
          </table:table-cell>
          <table:table-cell table:style-name="ce31"/>
          <table:table-cell office:value-type="string" table:style-name="ce31">
            <text:p>Hiển thị màn hình đang sử dụng</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1">
          <table:table-cell table:style-name="ce50"/>
          <table:table-cell office:value-type="string" table:style-name="ce17">
            <text:p>Khi Có thông báo trong app</text:p>
          </table:table-cell>
          <table:table-cell office:value-type="string" table:style-name="ce17">
            <text:p>1. Đang sử dụng app</text:p>
            <text:p>2. Click vào thông báo trong app</text:p>
          </table:table-cell>
          <table:table-cell table:style-name="ce31"/>
          <table:table-cell office:value-type="string" table:style-name="ce31">
            <text:p>-Hiển thị màn hình đang sử dụng</text:p>
            <text:p>- Tắt thông báo</text:p>
            <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1">
          <table:table-cell table:style-name="ce50"/>
          <table:table-cell office:value-type="string" table:style-name="ce17">
            <text:p>Khi click vào thông báo ngoài app</text:p>
          </table:table-cell>
          <table:table-cell office:value-type="string" table:style-name="ce17">
            <text:p>1. Đang sử dụng app</text:p>
            <text:p>2. Click vào thông báo ngoài app</text:p>
          </table:table-cell>
          <table:table-cell table:style-name="ce31"/>
          <table:table-cell office:value-type="string" table:style-name="ce31">
            <text:p>- Thoát app</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5">
          <table:table-cell table:style-name="ce50"/>
          <table:table-cell office:value-type="string" table:style-name="ce18">
            <text:p>Kiểm tra khi vuốt xuống</text:p>
          </table:table-cell>
          <table:table-cell office:value-type="string" table:style-name="ce18">
            <text:p>kiểm tra giao diện khi người dùng vuốt xuống</text:p>
          </table:table-cell>
          <table:table-cell table:style-name="ce31"/>
          <table:table-cell office:value-type="string" table:style-name="ce18">
            <text:p>- Hiển thị danh sách BTHTT cho đến khi hết</text:p>
            <text:p>- phân trang hiển thị 10 BTHTT</text:p>
            <text:p>-hiển thị biểu tượng loadmore khi vuốt xuống biểu diễn đang load dữ liệu</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7">
          <table:table-cell table:style-name="ce50"/>
          <table:table-cell office:value-type="string" table:style-name="ce18">
            <text:p>Kiểm tri khi người dùng vuốt lên</text:p>
          </table:table-cell>
          <table:table-cell office:value-type="string" table:style-name="ce18">
            <text:p>Vuốt lên</text:p>
          </table:table-cell>
          <table:table-cell table:style-name="ce31"/>
          <table:table-cell office:value-type="string" table:style-name="ce18">
            <text:p>- cập nhật bản khi hiện đang có</text:p>
            <text:p>- hiển thị iconloadmore khi người dừng vuốt lê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7">
          <table:table-cell table:style-name="ce50"/>
          <table:table-cell office:value-type="string" table:style-name="ce18">
            <text:p>Kiểm tra khi người dùng nhẫn giữ vào một BTHTT</text:p>
          </table:table-cell>
          <table:table-cell office:value-type="string" table:style-name="ce18">
            <text:p>Vuốt xuống</text:p>
          </table:table-cell>
          <table:table-cell table:style-name="ce31"/>
          <table:table-cell office:value-type="string" table:style-name="ce18">
            <text:p>- BTHTTkhông dịch chuyển, màu tờ trình thay đổi</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7">
          <table:table-cell table:style-name="ce50"/>
          <table:table-cell office:value-type="string" table:style-name="ce18">
            <text:p>Kiểm tra khi người dùng vuốt bằng 2 ngón tay</text:p>
          </table:table-cell>
          <table:table-cell office:value-type="string" table:style-name="ce18">
            <text:p>Vuốt bằng 2 ngón tay</text:p>
          </table:table-cell>
          <table:table-cell table:style-name="ce31"/>
          <table:table-cell office:value-type="string" table:style-name="ce18">
            <text:p>- không cho phép hai tBTHTT dịch chuyể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7">
          <table:table-cell table:style-name="ce50"/>
          <table:table-cell office:value-type="string" table:style-name="ce18">
            <text:p>Kiểm tra khi người dùng vuốt mép trái màn hình</text:p>
          </table:table-cell>
          <table:table-cell office:value-type="string" table:style-name="ce18">
            <text:p>Vuốt mép trái màn hình</text:p>
          </table:table-cell>
          <table:table-cell table:style-name="ce31"/>
          <table:table-cell office:value-type="string" table:style-name="ce18">
            <text:p>- không back lại màn hình home</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7">
          <table:table-cell table:style-name="ce50"/>
          <table:table-cell office:value-type="string" table:style-name="ce18">
            <text:p>kiểm tra khi người dùng vuốt bằng 2 ngón tay về phía bên phải tại hai BTHTT</text:p>
          </table:table-cell>
          <table:table-cell office:value-type="string" table:style-name="ce18">
            <text:p>hai ngón tay <text:s/>vuốt vào haiBTHTT</text:p>
          </table:table-cell>
          <table:table-cell table:style-name="ce31"/>
          <table:table-cell office:value-type="string" table:style-name="ce18">
            <text:p><text:s/>không cho phép người dùng thực hiện</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1">
          <table:table-cell table:style-name="ce50"/>
          <table:table-cell office:value-type="string" table:style-name="ce18">
            <text:p>Kiểm tra khi người dùng vuốt mép phải</text:p>
          </table:table-cell>
          <table:table-cell office:value-type="string" table:style-name="ce18">
            <text:p>Vuốt mép phải màn hình</text:p>
          </table:table-cell>
          <table:table-cell table:style-name="ce31"/>
          <table:table-cell office:value-type="string" table:style-name="ce18">
            <text:p>- không hiển thị màn hình chi tiết một BTHTT</text:p>
          </table:table-cell>
          <table:table-cell office:value-type="string" table:style-name="ce8">
            <text:p>PASSED</text:p>
          </table:table-cell>
          <table:table-cell table:number-columns-repeated="1017" table:style-name="ce50"/>
          <table:table-cell table:style-name="ce51"/>
          <table:table-cell table:number-columns-repeated="15360" table:style-name="ce1"/>
        </table:table-row>
        <table:table-row table:style-name="ro2">
          <table:table-cell office:value-type="string" table:number-columns-spanned="8" table:number-rows-spanned="1" table:style-name="ce81">
            <text:p>An toàn thông tin</text:p>
          </table:table-cell>
          <table:covered-table-cell table:number-columns-repeated="7"/>
          <table:table-cell table:number-columns-repeated="1015" table:style-name="ce50"/>
          <table:table-cell table:style-name="ce51"/>
          <table:table-cell table:number-columns-repeated="15360" table:style-name="ce1"/>
        </table:table-row>
        <table:table-row table:style-name="ro28">
          <table:table-cell table:style-name="ce50"/>
          <table:table-cell office:value-type="string" table:style-name="ce67">
            <text:p>Kiểm tra token</text:p>
          </table:table-cell>
          <table:table-cell office:value-type="string" table:style-name="ce67">
            <text:p>Thêm mới và update</text:p>
            <text:p>1.Vào trong form thêm mới hoặc update, kiểm tra xem trong form có trường csrf không(trường này bị hidden, dùng firebug để kiểm tra)</text:p>
            <text:p>2.Thay đổi giá trị của csrf (là giá trị của 1 user khác trên máy khác cũng đang login vào hệ thống)</text:p>
            <text:p>3.Click summit giao dịch</text:p>
          </table:table-cell>
          <table:table-cell table:style-name="ce63"/>
          <table:table-cell office:value-type="string" table:style-name="ce67">
            <text:p>Hệ thôống cho phép thực hiện giao dịch</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9">
          <table:table-cell table:style-name="ce50"/>
          <table:table-cell office:value-type="string" table:style-name="ce68">
            <text:p>Kiểm tra SQL Injection - Insert</text:p>
          </table:table-cell>
          <table:table-cell office:value-type="string" table:style-name="ce21">
            <text:p>Trong phần thêm mới dữ liệu, nhập thông tin sau vào 1 trường nào đó</text:p>
            <text:p>' + (SELECT</text:p>
            <text:p>TOP 1 FieldName FROM TableName) + '</text:p>
          </table:table-cell>
          <table:table-cell table:style-name="ce63"/>
          <table:table-cell office:value-type="string" table:style-name="ce63">
            <text:p>Hệ thống không cho phép insert hoặc insert đúng dữ liệu nhập vào</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29">
          <table:table-cell table:style-name="ce50"/>
          <table:table-cell office:value-type="string" table:number-columns-spanned="1" table:number-rows-spanned="2" table:style-name="ce82">
            <text:p>Kiểm tra việc chặn vào các thư mục không được phép</text:p>
          </table:table-cell>
          <table:table-cell office:value-type="string" table:style-name="ce67">
            <text:p>Download file</text:p>
            <text:p><text:s/>- Vào 1 thư mục lưu file</text:p>
            <text:p><text:s/>- Xóa bớt đường dẫn để đến các thư mục cha hoặc vào các thư mục khác mà không có quyền</text:p>
          </table:table-cell>
          <table:table-cell table:style-name="ce69"/>
          <table:table-cell office:value-type="string" table:style-name="ce69">
            <text:p>Hệ thôngs thông báo không được phép</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30">
          <table:table-cell table:style-name="ce50"/>
          <table:covered-table-cell/>
          <table:table-cell office:value-type="string" table:style-name="ce67">
            <text:p>Upload file</text:p>
            <text:p>- Upload file</text:p>
            <text:p>- Sửa đường dẫn lưu file bằng firebug vào thư mục không có quyền</text:p>
          </table:table-cell>
          <table:table-cell table:style-name="ce69"/>
          <table:table-cell office:value-type="string" table:style-name="ce69">
            <text:p>Hệ thôngs thông báo không được phép</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31">
          <table:table-cell table:style-name="ce50"/>
          <table:table-cell office:value-type="string" table:number-columns-spanned="1" table:number-rows-spanned="3" table:style-name="ce77">
            <text:p>Check file type</text:p>
          </table:table-cell>
          <table:table-cell office:value-type="string" table:style-name="ce67">
            <text:p/>
            <text:p>Chỉnh sửa file A.php thành file A.jpg (Hệ thống cho phép file type là .jpg)</text:p>
            <text:p>Vào màn hinh có chức năng upload file</text:p>
            <text:p>Chọn upload file trên</text:p>
            <text:p/>
          </table:table-cell>
          <table:table-cell table:style-name="ce69"/>
          <table:table-cell office:value-type="string" table:style-name="ce69">
            <text:p>Hệ thống không cho phép upload</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31">
          <table:table-cell table:style-name="ce50"/>
          <table:covered-table-cell/>
          <table:table-cell office:value-type="string" table:style-name="ce67">
            <text:p/>
            <text:p>Chỉnh sửa file A.jpg thành file A.php (Hệ thống cho phép file type là .jpg)</text:p>
            <text:p>Vào màn hinh có chức năng upload file</text:p>
            <text:p>Chọn upload file trên</text:p>
            <text:p/>
          </table:table-cell>
          <table:table-cell table:style-name="ce69"/>
          <table:table-cell office:value-type="string" table:style-name="ce69">
            <text:p>Hệ thống vẫn cho phép upload bình thường và lưu trong DB file có đuôi là .jpg và mine type=.jpg</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32">
          <table:table-cell table:style-name="ce50"/>
          <table:covered-table-cell/>
          <table:table-cell office:value-type="string" table:style-name="ce67">
            <text:p>Thực hiện upload file thực thi .exe,.bat,.php (nhưng đổi đuôi file)</text:p>
          </table:table-cell>
          <table:table-cell table:style-name="ce69"/>
          <table:table-cell office:value-type="string" table:style-name="ce69">
            <text:p>Hệ thống không cho phép upload</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33">
          <table:table-cell table:style-name="ce50"/>
          <table:table-cell office:value-type="string" table:style-name="ce63">
            <text:p>Xoá Dữ liệu</text:p>
          </table:table-cell>
          <table:table-cell office:value-type="string" table:style-name="ce67">
            <office:annotation draw:style-name="a0" svg:x="4.625in" svg:y="118.125in" svg:width="1.08333333333333in" svg:height="4.11458333333333in">
              <dc:creator>25</dc:creator>
              <text:p><text:span text:style-name="T9">Viettel:</text:span><text:span text:style-name="T9"/></text:p>
              <text:p><text:span text:style-name="T10">Câu truy vấn: delete from tableName where id=10 or 1=1</text:span></text:p>
            </office:annotation>
            <text:p>Delete du lieu</text:p>
            <text:p>Ví dụ 1 action xóa có URL như sau: http://www.myhost.com/deleteAction?id=10</text:p>
            <text:p>Khi đó thêm xâu<text:s/><text:span text:style-name="T11">or 1=1</text:span><text:s/>vào cuối URL trên</text:p>
          </table:table-cell>
          <table:table-cell table:style-name="ce63"/>
          <table:table-cell office:value-type="string" table:style-name="ce69">
            <text:p>Hệ thống thông báo ko hợp lệ</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style-name="ro31">
          <table:table-cell table:style-name="ce50"/>
          <table:table-cell office:value-type="string" table:style-name="ce63">
            <text:p>Insert dữ liệu</text:p>
          </table:table-cell>
          <table:table-cell office:value-type="string" table:style-name="ce67">
            <text:p>Thay tham số của URL theo dữ liệu mà bạn muốn insert vào.</text:p>
            <text:p>Dùng firebug để thay đổi giá trị của các trường mà đc lấy từ DB( ví dụ dữ liệu combobox, checkbox,…) sao cho giá trị đó không tồn tại trong DB</text:p>
          </table:table-cell>
          <table:table-cell table:style-name="ce63"/>
          <table:table-cell office:value-type="string" table:style-name="ce69">
            <text:p>Hệ thống không cho insert và thông báo lỗi cho Client</text:p>
          </table:table-cell>
          <table:table-cell office:value-type="string" table:style-name="ce10">
            <text:p>PENDING</text:p>
          </table:table-cell>
          <table:table-cell table:number-columns-repeated="1017" table:style-name="ce50"/>
          <table:table-cell table:style-name="ce51"/>
          <table:table-cell table:number-columns-repeated="15360" table:style-name="ce1"/>
        </table:table-row>
        <table:table-row table:number-rows-repeated="72" table:style-name="ro1">
          <table:table-cell table:number-columns-repeated="2" table:style-name="ce50"/>
          <table:table-cell table:style-name="ce24"/>
          <table:table-cell table:number-columns-repeated="2" table:style-name="ce50"/>
          <table:table-cell table:style-name="ce70"/>
          <table:table-cell table:number-columns-repeated="1017" table:style-name="ce50"/>
          <table:table-cell table:style-name="ce51"/>
          <table:table-cell table:number-columns-repeated="15360" table:style-name="ce1"/>
        </table:table-row>
        <table:table-row table:number-rows-repeated="46" table:style-name="ro1">
          <table:table-cell table:number-columns-repeated="2" table:style-name="ce50"/>
          <table:table-cell table:style-name="ce24"/>
          <table:table-cell table:number-columns-repeated="2" table:style-name="ce50"/>
          <table:table-cell table:style-name="ce71"/>
          <table:table-cell table:number-columns-repeated="1017" table:style-name="ce50"/>
          <table:table-cell table:style-name="ce51"/>
          <table:table-cell table:number-columns-repeated="15360" table:style-name="ce1"/>
        </table:table-row>
        <table:table-row table:number-rows-repeated="1048324" table:style-name="ro3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ＭＳ Ｐゴシック" svg:font-family="&quot;ＭＳ Ｐゴシック&quot;"/>
    <style:font-face style:name="Times New Roman" svg:font-family="&quot;Times New Roman&quot;"/>
    <style:font-face style:name="Times New Roman1" svg:font-family="&quot;Times New Roman1&quot;"/>
    <style:font-face style:name="Times Roman" svg:font-family="&quot;Times Roman&quot;"/>
  </office:font-face-decls>
  <office:styles>
    <number:number-style style:name="N0">
      <number:number number:min-integer-digits="1"/>
    </number:number-style>
    <number:date-style style:name="N36">
      <number:month number:style="long"/>
      <number:text>/</number:text>
      <number:day number:style="long"/>
      <number:text>/</number:text>
      <number:year/>
    </number:date-style>
    <number:number-style style:name="N37P0">
      <number:text>$</number:text>
      <number:number number:decimal-places="2" number:min-integer-digits="1" number:grouping="true"/>
    </number:number-style>
    <number:number-style style:name="N37">
      <style:text-properties fo:color="#FF0000"/>
      <number:text>-$</number:text>
      <number:number number:decimal-places="2" number:min-integer-digits="1" number:grouping="true"/>
      <style:map style:condition="value()&gt;=0" style:apply-style-name="N37P0"/>
    </number:number-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3_32_2" style:display-name="Normal 3 2" style:family="table-cell" style:data-style-name="N0">
      <style:table-cell-properties style:vertical-align="automatic" fo:background-color="transparent"/>
      <style:text-properties fo:font-size="10pt" style:font-size-asian="10pt" style:font-size-complex="10pt"/>
    </style:style>
    <style:style style:name="Normal_Sheet1" style:family="table-cell" style:data-style-name="N0">
      <style:table-cell-properties style:vertical-align="automatic" fo:background-color="transparent"/>
      <style:text-properties style:font-name="ＭＳ Ｐゴシック" style:font-name-asian="ＭＳ Ｐゴシック" style:font-name-complex="ＭＳ Ｐゴシック"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1in" fo:margin-left="0in" fo:margin-right="0in" fo:margin-bottom="0in"/>
      </style:header-style>
      <style:footer-style>
        <style:header-footer-properties fo:min-height="0.3941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14</meta:generator>
    <meta:initial-creator>tran hai  long</meta:initial-creator>
    <dc:creator>Microsoft Office User</dc:creator>
    <meta:creation-date>2020-03-30T16:36:38Z</meta:creation-date>
    <dc:date>2020-06-17T08:48:47Z</dc:date>
    <meta:editing-cycles>19</meta:editing-cycles>
    <meta:editing-duration>PT49042S</meta:editing-duration>
  </office:meta>
</office:document-meta>
</file>